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keep-together="always" fo:keep-with-next="always"/>
    </style:style>
    <style:style style:name="P3" style:family="paragraph" style:parent-style-name="Standard">
      <style:paragraph-properties fo:margin-left="1.501cm" fo:margin-right="0cm" fo:keep-together="always" fo:text-indent="-1.501cm" style:auto-text-indent="false" fo:keep-with-next="always"/>
    </style:style>
    <style:style style:name="P4" style:family="paragraph" style:parent-style-name="Standard">
      <style:paragraph-properties fo:margin-left="1.501cm" fo:margin-right="0cm" fo:keep-together="always" fo:text-indent="-1.501cm" style:auto-text-indent="false" fo:keep-with-next="always"/>
      <style:text-properties fo:font-size="14pt" fo:language="none" fo:country="none" fo:font-weight="bold" style:font-size-asian="14pt" style:language-asian="none" style:country-asian="none" style:font-weight-asian="bold" style:font-size-complex="14pt"/>
    </style:style>
    <style:style style:name="P5" style:family="paragraph" style:parent-style-name="Standard">
      <style:paragraph-properties fo:margin-left="1.501cm" fo:margin-right="0cm" fo:keep-together="always" fo:text-indent="-1.501cm" style:auto-text-indent="false" fo:keep-with-next="always"/>
      <style:text-properties fo:language="none" fo:country="none" style:language-asian="none" style:country-asian="none"/>
    </style:style>
    <style:style style:name="P6" style:family="paragraph" style:parent-style-name="Standard">
      <style:paragraph-properties fo:margin-left="1.501cm" fo:margin-right="0cm" fo:text-indent="-1.501cm" style:auto-text-indent="false"/>
    </style:style>
    <style:style style:name="P7" style:family="paragraph" style:parent-style-name="Standard">
      <style:paragraph-properties fo:margin-left="1.501cm" fo:margin-right="0cm" fo:keep-together="always" fo:text-indent="-1.501cm" style:auto-text-indent="false" style:border-line-width-bottom="0.002cm 0.035cm 0.002cm" fo:padding-left="0cm" fo:padding-right="0cm" fo:padding-top="0cm" fo:padding-bottom="0.035cm" fo:border-left="none" fo:border-right="none" fo:border-top="none" fo:border-bottom="0.039cm double #000000"/>
    </style:style>
    <style:style style:name="P8" style:family="paragraph" style:parent-style-name="Standard">
      <style:paragraph-properties fo:margin-left="1.501cm" fo:margin-right="0cm" fo:keep-together="always" fo:text-indent="-1.501cm" style:auto-text-indent="false" style:border-line-width-bottom="0.002cm 0.035cm 0.002cm" fo:padding-left="0cm" fo:padding-right="0cm" fo:padding-top="0cm" fo:padding-bottom="0.035cm" fo:border-left="none" fo:border-right="none" fo:border-top="none" fo:border-bottom="0.039cm double #000000"/>
      <style:text-properties style:font-size-complex="14pt"/>
    </style:style>
    <style:style style:name="P9" style:family="paragraph" style:parent-style-name="Standard">
      <style:paragraph-properties fo:margin-left="1.501cm" fo:margin-right="0cm" fo:keep-together="always" fo:text-indent="-1.501cm" style:auto-text-indent="false" style:border-line-width-bottom="0.002cm 0.035cm 0.002cm" fo:padding-left="0cm" fo:padding-right="0cm" fo:padding-top="0cm" fo:padding-bottom="0.035cm" fo:border-left="none" fo:border-right="none" fo:border-top="none" fo:border-bottom="0.039cm double #000000"/>
      <style:text-properties fo:font-size="14pt" style:font-size-asian="14pt" style:font-size-complex="14pt"/>
    </style:style>
    <style:style style:name="P10" style:family="paragraph" style:parent-style-name="Standard">
      <style:paragraph-properties fo:margin-left="1.501cm" fo:margin-right="0cm" fo:keep-together="always" fo:text-indent="-1.501cm" style:auto-text-indent="false" style:border-line-width-bottom="0.002cm 0.035cm 0.002cm" fo:padding-left="0cm" fo:padding-right="0cm" fo:padding-top="0cm" fo:padding-bottom="0.035cm" fo:border-left="none" fo:border-right="none" fo:border-top="none" fo:border-bottom="0.039cm double #000000"/>
      <style:text-properties fo:language="none" fo:country="none" fo:font-weight="bold" style:language-asian="none" style:country-asian="none" style:font-weight-asian="bold"/>
    </style:style>
    <style:style style:name="P11" style:family="paragraph" style:parent-style-name="Standard">
      <style:paragraph-properties fo:margin-left="1.501cm" fo:margin-right="0cm" fo:keep-together="always" fo:text-indent="-1.501cm" style:auto-text-indent="false" style:border-line-width-bottom="0.002cm 0.035cm 0.002cm" fo:padding-left="0cm" fo:padding-right="0cm" fo:padding-top="0cm" fo:padding-bottom="0.035cm" fo:border-left="none" fo:border-right="none" fo:border-top="none" fo:border-bottom="0.039cm double #000000"/>
      <style:text-properties fo:language="none" fo:country="none" style:language-asian="none" style:country-asian="none"/>
    </style:style>
    <style:style style:name="P12" style:family="paragraph" style:parent-style-name="Standard">
      <style:paragraph-properties fo:margin-left="1.501cm" fo:margin-right="0cm" fo:keep-together="always" fo:text-indent="-1.501cm" style:auto-text-indent="false" style:border-line-width-bottom="0.002cm 0.035cm 0.002cm" fo:padding-left="0cm" fo:padding-right="0cm" fo:padding-top="0cm" fo:padding-bottom="0.035cm" fo:border-left="none" fo:border-right="none" fo:border-top="none" fo:border-bottom="0.039cm double #000000"/>
      <style:text-properties fo:font-size="11.5pt" fo:language="none" fo:country="none" style:font-size-asian="11.5pt" style:language-asian="none" style:country-asian="none" style:font-size-complex="11.5pt"/>
    </style:style>
    <style:style style:name="P13" style:family="paragraph" style:parent-style-name="Standard" style:master-page-name="Standard">
      <style:paragraph-properties fo:margin-left="1.501cm" fo:margin-right="0cm" fo:keep-together="always" fo:text-indent="-1.501cm" style:auto-text-indent="false" style:page-number="auto" fo:keep-with-next="always"/>
      <style:text-properties fo:font-size="14pt" fo:language="none" fo:country="none" fo:font-weight="bold" style:font-size-asian="14pt" style:language-asian="none" style:country-asian="none" style:font-weight-asian="bold" style:font-size-complex="14pt"/>
    </style:style>
    <style:style style:name="P14" style:family="paragraph" style:parent-style-name="Standard">
      <style:paragraph-properties fo:margin-left="1.501cm" fo:margin-right="0cm" fo:keep-together="always" fo:text-indent="-1cm" style:auto-text-indent="false" fo:keep-with-next="always"/>
    </style:style>
    <style:style style:name="P15" style:family="paragraph" style:parent-style-name="Standard">
      <style:paragraph-properties fo:margin-left="1.501cm" fo:margin-right="0cm" fo:keep-together="always" fo:text-indent="-1cm" style:auto-text-indent="false" fo:keep-with-next="always"/>
      <style:text-properties fo:language="none" fo:country="none" style:language-asian="none" style:country-asian="none"/>
    </style:style>
    <style:style style:name="P16" style:family="paragraph" style:parent-style-name="Standard">
      <style:paragraph-properties fo:margin-left="1.501cm" fo:margin-right="0cm" fo:keep-together="always" fo:text-indent="-1cm" style:auto-text-indent="false" fo:keep-with-next="always"/>
      <style:text-properties fo:font-size="11.5pt" fo:language="none" fo:country="none" style:font-size-asian="11.5pt" style:language-asian="none" style:country-asian="none" style:font-size-complex="11.5pt"/>
    </style:style>
    <style:style style:name="P17" style:family="paragraph" style:parent-style-name="Standard">
      <style:paragraph-properties fo:margin-left="1.501cm" fo:margin-right="0cm" fo:keep-together="always" fo:text-indent="-0.252cm" style:auto-text-indent="false" fo:keep-with-next="always"/>
      <style:text-properties fo:language="none" fo:country="none" style:language-asian="none" style:country-asian="none"/>
    </style:style>
    <style:style style:name="P18" style:family="paragraph" style:parent-style-name="Standard">
      <style:paragraph-properties fo:margin-left="1.501cm" fo:margin-right="0cm" fo:keep-together="always" fo:text-indent="-0.252cm" style:auto-text-indent="false" style:border-line-width-bottom="0.002cm 0.035cm 0.002cm" fo:padding-left="0cm" fo:padding-right="0cm" fo:padding-top="0cm" fo:padding-bottom="0.035cm" fo:border-left="none" fo:border-right="none" fo:border-top="none" fo:border-bottom="0.039cm double #000000"/>
      <style:text-properties fo:language="none" fo:country="none" style:language-asian="none" style:country-asian="none"/>
    </style:style>
    <style:style style:name="P19" style:family="paragraph" style:parent-style-name="Standard">
      <style:paragraph-properties fo:margin-left="0cm" fo:margin-right="0cm" fo:keep-together="always" fo:text-indent="0.501cm" style:auto-text-indent="false" fo:keep-with-next="always"/>
    </style:style>
    <style:style style:name="T1" style:family="text">
      <style:text-properties fo:font-weight="bold" style:font-weight-asian="bold" style:font-size-complex="14pt" style:font-weight-complex="bold"/>
    </style:style>
    <style:style style:name="T2" style:family="text">
      <style:text-properties fo:language="none" fo:country="none" fo:font-weight="bold" style:language-asian="none" style:country-asian="none" style:font-weight-asian="bold"/>
    </style:style>
    <style:style style:name="T3" style:family="text">
      <style:text-properties fo:language="none" fo:country="none" fo:font-weight="bold" style:language-asian="none" style:country-asian="none" style:font-weight-asian="bold" style:font-weight-complex="bold"/>
    </style:style>
    <style:style style:name="T4" style:family="text">
      <style:text-properties fo:language="none" fo:country="none" fo:font-style="italic" style:language-asian="none" style:country-asian="none" style:font-style-asian="italic"/>
    </style:style>
    <style:style style:name="T5" style:family="text">
      <style:text-properties fo:language="none" fo:country="none" style:language-asian="none" style:country-asian="none"/>
    </style:style>
    <style:style style:name="T6" style:family="text">
      <style:text-properties fo:language="none" fo:country="none" style:language-asian="none" style:country-asian="none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language="none" fo:country="none" fo:font-weight="bold" style:font-size-asian="14pt" style:language-asian="none" style:country-asian="none" style:font-weight-asian="bold" style:font-size-complex="14pt"/>
    </style:style>
    <style:style style:name="T9" style:family="text">
      <style:text-properties style:font-size-complex="14pt"/>
    </style:style>
    <style:style style:name="T10" style:family="text">
      <style:text-properties fo:font-size="11.5pt" fo:language="none" fo:country="none" fo:font-weight="bold" style:font-size-asian="11.5pt" style:language-asian="none" style:country-asian="none" style:font-weight-asian="bold" style:font-size-complex="11.5pt"/>
    </style:style>
    <style:style style:name="T11" style:family="text">
      <style:text-properties fo:font-size="11.5pt" fo:language="none" fo:country="none" style:font-size-asian="11.5pt" style:language-asian="none" style:country-asian="none" style:font-size-complex="11.5pt"/>
    </style:style>
    <style:style style:name="T12" style:family="text">
      <style:text-properties fo:font-size="11.5pt" fo:language="none" fo:country="none" style:font-size-asian="11.5pt" style:language-asian="none" style:country-asian="none" style:font-size-complex="11.5pt" style:font-weight-complex="bold"/>
    </style:style>
    <style:style style:name="T13" style:family="text">
      <style:text-properties fo:language="nb" fo:country="NO"/>
    </style:style>
    <style:style style:name="T14" style:family="text">
      <style:text-properties fo:language="nb" fo:country="NO" fo:font-style="italic" style:font-style-asian="italic"/>
    </style:style>
    <style:style style:name="T15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ah</text:p>
      <text:p text:style-name="P3">nb<text:tab/><text:span text:style-name="T2">ad hoc-komité &lt;GRAM m&gt;; &lt;SY&gt; ad hoc-utvalg &lt;GRAM n&gt;</text:span></text:p>
      <text:p text:style-name="P15">nbDEF komité som er nedsatt for å arbeide med en bestemt sak, og som deretter blir oppløst</text:p>
      <text:p text:style-name="P3">klass<text:tab/><text:span text:style-name="T4">admin</text:span></text:p>
      <text:p text:style-name="P7"><text:span text:style-name="T7">smi → </text:span><text:span text:style-name="T1">ad hoc-dåehkie</text:span><text:span text:style-name="T2">&lt;GRAM m&gt;; &lt;SY&gt; ad hoc-moenehtse &lt;GRAM n&gt;</text:span></text:p>
      <text:p text:style-name="P7"><text:span text:style-name="T9"><text:tab/></text:span><text:span text:style-name="T5">nbDEF dåehkie mij edtja aktine amhtesine barkedh, jih gosse dejnie galhkeme dellie ij vielie leah</text:span></text:p>
      <text:p text:style-name="P4">aam</text:p>
      <text:p text:style-name="P3">nb<text:tab/><text:span text:style-name="T2">administrasjon &lt;GRAM m&gt;</text:span></text:p>
      <text:p text:style-name="P15">nbDEF løpende arbeid som gjøres for å holde en organisasjon, et forvaltningsorgan e.l. i funksjon</text:p>
      <text:p text:style-name="P3">klass<text:tab/><text:span text:style-name="T4">admin</text:span></text:p>
      <text:p text:style-name="P3"><text:span text:style-name="T7">smi →<text:tab/></text:span><text:span text:style-name="T2">aadministrasjovne, reereme &lt;GRAM m&gt; </text:span></text:p>
      <text:p text:style-name="P3"><text:tab/><text:span text:style-name="T5">nbDEF barkoe mij edtja organisasjovnem, reerestallemem v.s. juhtiehtidh</text:span></text:p>
      <text:p text:style-name="P8"/>
      <text:p text:style-name="P4">kvd</text:p>
      <text:p text:style-name="P3">nb<text:tab/><text:span text:style-name="T2">Administrasjonsdepartementet; &lt;SY&gt; AD; &lt;SY&gt; Det kongelige administrasjonsdepartement; &lt;STE&gt; departement</text:span></text:p>
      <text:p text:style-name="P3">klass<text:tab/><text:span text:style-name="T4">admin</text:span></text:p>
      <text:p text:style-name="P3"><text:span text:style-name="T7">smi →<text:tab/></text:span><text:span text:style-name="T2">Administrasjovnedepartemeente, Reeremedepartemeente; &lt;SY&gt; AD; &lt;SY&gt; Gånkan administrasjovnedepartemeente; &lt;STE&gt; departemeente, deepartemange</text:span></text:p>
      <text:p text:style-name="P9"/>
      <text:p text:style-name="P4"><text:soft-page-break/>aan</text:p>
      <text:p text:style-name="P3">nb<text:tab/><text:span text:style-name="T2">administrasjonsutvalg &lt;GRAM n&gt;</text:span></text:p>
      <text:p text:style-name="P15">nbDEF offentlig utvalg som behandler saker som har å gjøre med lønnsfastsettelse, ansettelse, personalpolitikk osv.</text:p>
      <text:p text:style-name="P15">nbMRKN Administrasjonsutvalg finnes i de fleste kommuner, og de ansatte skal være representert der.</text:p>
      <text:p text:style-name="P3">klass<text:tab/><text:span text:style-name="T4">admin</text:span></text:p>
      <text:p text:style-name="P14"><text:span text:style-name="T7">smi →<text:tab/></text:span><text:span text:style-name="T2">administrasjovnedåehkie, reerememoenehtse &lt;GRAM n&gt; </text:span></text:p>
      <text:p text:style-name="P15">nbDEF bijjies dåehkiem mij edtja aamhtesh gietedalledh, nov goh: baalhkam moenedh, barkoevedtemem, barkijipovlitigkem j.n.v. </text:p>
      <text:p text:style-name="P14"><text:span text:style-name="T5">nbMRKN Reerememoenehtsem gååvnese jijnjemes tjieltine, jih barkiji lihtsegem aaj meatan</text:span></text:p>
      <text:p text:style-name="P10"/>
      <text:p text:style-name="P11"/>
      <text:p text:style-name="P9"/>
      <text:p text:style-name="P10"/>
      <text:p text:style-name="P10"><text:tab/></text:p>
      <text:p text:style-name="P4">aau</text:p>
      <text:p text:style-name="P3">nb<text:tab/><text:span text:style-name="T2">administrere &lt;GRAM v&gt;</text:span></text:p>
      <text:p text:style-name="P15">nbDEF lede arbeidet i en organisasjon, en bedrift e.l.</text:p>
      <text:p text:style-name="P3">klass<text:tab/><text:span text:style-name="T4">admin arbeid</text:span></text:p>
      <text:p text:style-name="P3"><text:span text:style-name="T7">smi →<text:tab/></text:span><text:span text:style-name="T2">reeredh, juhtiehtidh &lt;GRAM v&gt;</text:span></text:p>
      <text:p text:style-name="P15">nbDEF barkoem juhtiehtidh åårganisasjovnesne, råajvarimmesne v.s.</text:p>
      <text:p text:style-name="P9"/>
      <text:p text:style-name="P4">aav</text:p>
      <text:p text:style-name="P3">nb<text:tab/><text:span text:style-name="T2">administrerende direktør &lt;GRAM m&gt;</text:span></text:p>
      <text:p text:style-name="P15">nbDEF daglig leder av et større selskap eller av visse større organisasjoner; jf. direktør</text:p>
      <text:p text:style-name="P3">klass<text:tab/><text:span text:style-name="T4">admin arbeid</text:span></text:p>
      <text:p text:style-name="P3"><text:span text:style-name="T7">smi →<text:tab/></text:span><text:span text:style-name="T2">reeremen direktøøre, - åjvie &lt;GRAM m&gt;</text:span></text:p>
      <text:p text:style-name="P15">nbDEF beajjetje juhtiehtæjjam stuerebe sielskine vuj åårganisasjovnine; vd. direktøøre</text:p>
      <text:p text:style-name="P9"/>
      <text:p text:style-name="P3"><text:soft-page-break/><text:span text:style-name="T8">aeq</text:span></text:p>
      <text:p text:style-name="P3">nb<text:tab/><text:span text:style-name="T2">ambassade &lt;GRAM m&gt;</text:span></text:p>
      <text:p text:style-name="P15">nbDEF diplomatisk stasjon med en ambassadør som leder</text:p>
      <text:p text:style-name="P3">klass<text:tab/><text:span text:style-name="T4">admin</text:span></text:p>
      <text:p text:style-name="P3"><text:span text:style-name="T7">smi →<text:tab/></text:span><text:span text:style-name="T2">ambassaade &lt;GRAM m&gt;</text:span></text:p>
      <text:p text:style-name="P15">nbDEF govlesadtemen goevtesem gusnie ambassadøøre åejvine</text:p>
      <text:p text:style-name="P9"/>
      <text:p text:style-name="P4">afx</text:p>
      <text:p text:style-name="P3">nb<text:tab/><text:span text:style-name="T2">anke &lt;GRAM m&gt;</text:span></text:p>
      <text:p text:style-name="P14"><text:span text:style-name="T5">nbDEF krav om ny behandling av en sak i en høyere instans etter avsagt dom, rettslig forlik eller vedtatt forelegg; jf. klage</text:span></text:p>
      <text:p text:style-name="P3">klass<text:tab/><text:span text:style-name="T4">admin jur trygd</text:span></text:p>
      <text:p text:style-name="P3"><text:span text:style-name="T7">smi →<text:tab/></text:span><text:span text:style-name="T2">laajhteme &lt;GRAM m&gt;</text:span></text:p>
      <text:p text:style-name="P15">nbDEF orre gietedallemem dåejmoen mænngan vaetedh jollebe goevtesisnie, reaktan sjiehtesjimmien mænngan jallh moeneme bøøtehtimmien mænngan</text:p>
      <text:p text:style-name="P9"/>
      <text:p text:style-name="P3"><text:span text:style-name="T8">afy</text:span></text:p>
      <text:p text:style-name="P3">nb<text:tab/><text:span text:style-name="T2">anke &lt;GRAM v&gt;; &lt;SY&gt; påanke &lt;GRAM v&gt;</text:span></text:p>
      <text:p text:style-name="P15">nbDEF bringe en sak til ny behandling og prøving for en høyere instans</text:p>
      <text:p text:style-name="P3">klass<text:tab/><text:span text:style-name="T4">admin jur trygd</text:span></text:p>
      <text:p text:style-name="P3"><text:span text:style-name="T7">smi →<text:tab/></text:span><text:span text:style-name="T2">laejhtedh &lt;GRAM v&gt;</text:span></text:p>
      <text:p text:style-name="P15">nbDEF aamhtesem orre gietedallemasse buektedh jollebe goevtesisnie</text:p>
      <text:p text:style-name="P9"/>
      <text:p text:style-name="P4">krb</text:p>
      <text:p text:style-name="P3">nb<text:tab/><text:span text:style-name="T2">Arbeids- og administrasjonsdepartementet</text:span></text:p>
      <text:p text:style-name="P15">nbMRKN Nedlagt 1993.</text:p>
      <text:p text:style-name="P3">klass<text:tab/><text:span text:style-name="T4">admin arbeid</text:span></text:p>
      <text:p text:style-name="P3"><text:span text:style-name="T7">smi →<text:tab/></text:span><text:span text:style-name="T2">Barkoe- jih reeremedepartemaange</text:span></text:p>
      <text:p text:style-name="P15">nbMRKN vualadovvi 1993.</text:p>
      <text:p text:style-name="P9"/>
      <text:p text:style-name="P4"><text:soft-page-break/>ais</text:p>
      <text:p text:style-name="P3">nb<text:tab/><text:span text:style-name="T2">arbeids- og tiltaksnemnd &lt;GRAM c&gt;</text:span></text:p>
      <text:p text:style-name="P14"><text:span text:style-name="T5">nbDEF fylkeskommunal nemnd som skal forestå og føre kontroll med utbetalingene av arbeidsledighetstrygd i fylket</text:span></text:p>
      <text:p text:style-name="P3">klass<text:tab/><text:span text:style-name="T4">admin trygd</text:span></text:p>
      <text:p text:style-name="P3"><text:span text:style-name="T7">smi →<text:tab/></text:span><text:span text:style-name="T2">barkoe- jih råajvarimmiemoenehtse &lt;GRAM c&gt;</text:span></text:p>
      <text:p text:style-name="P15">nbDEF fylhketjielten moenehtsem, edtja fylhken barkohthtjirkemem giehtjedidh vuartasjidh</text:p>
      <text:p text:style-name="P9"/>
      <text:p text:style-name="P4">aiv</text:p>
      <text:p text:style-name="P3">nb<text:tab/><text:span text:style-name="T2">Arbeidsdirektoratet; &lt;STE&gt; direktorat</text:span></text:p>
      <text:p text:style-name="P14"><text:span text:style-name="T5">nbDEF direktorat under Arbeids- og administrasjonsdepartementet med ansvar for sysselsettingsspørsmål</text:span></text:p>
      <text:p text:style-name="P3">klass<text:tab/><text:span text:style-name="T4">admin arbeid</text:span></text:p>
      <text:p text:style-name="P3"><text:span text:style-name="T7">smi →<text:tab/></text:span><text:span text:style-name="T2">Barkoedirektovraate; &lt;STE&gt; direktovraate</text:span></text:p>
      <text:p text:style-name="P14"><text:span text:style-name="T5">nbDEF direktovraatem Barkoe- jih reeremedepartemaangen nuelesne, man diedte dåeriesmoeride vuartasjidh guktie barkoesijjh gaavnedh </text:span></text:p>
      <text:p text:style-name="P9"/>
      <text:p text:style-name="P4">aja</text:p>
      <text:p text:style-name="P3">nb<text:tab/><text:span text:style-name="T2">arbeidskontor &lt;GRAM n&gt;; &lt;SY&gt; arbeidsformidlingskontor &lt;GRAM n&gt;</text:span></text:p>
      <text:p text:style-name="P15">nbDEF statlig kontor i hver kommune som arbeider med arbeidsformidling</text:p>
      <text:p text:style-name="P3">klass<text:tab/><text:span text:style-name="T4">admin arbeid</text:span></text:p>
      <text:p text:style-name="P3"><text:span text:style-name="T7">smi →<text:tab/></text:span><text:span text:style-name="T2">barkoekontovre &lt;GRAM n&gt;; &lt;SY&gt; barkoegaavnemekontovre &lt;GRAM n&gt;</text:span></text:p>
      <text:p text:style-name="P14"><text:span text:style-name="T5">nbDEF staaten kontovrem fierhne tjieltesne mij lea barkeminie barkoesijjh ohtsedidh</text:span></text:p>
      <text:p text:style-name="P9"/>
      <text:p text:style-name="P4"><text:soft-page-break/>alh</text:p>
      <text:p text:style-name="P3">nb<text:tab/><text:span text:style-name="T2">arbeidsutvalg &lt;GRAM n&gt;</text:span></text:p>
      <text:p text:style-name="P15">nbDEF utvalg som bearbeider saker som skal behandles videre</text:p>
      <text:p text:style-name="P3">klass<text:tab/><text:span text:style-name="T4">admin</text:span></text:p>
      <text:p text:style-name="P3"><text:span text:style-name="T7">smi →<text:tab/></text:span><text:span text:style-name="T2">barkoemoenehtse &lt;GRAM n&gt;</text:span></text:p>
      <text:p text:style-name="P14"><text:span text:style-name="T5">nbDEF moenehtse mij lea aamhtesh sjiehtesjeminie eannan vijriebasse edtjieh gietedalledh</text:span></text:p>
      <text:p text:style-name="P9"/>
      <text:p text:style-name="P4">aov</text:p>
      <text:p text:style-name="P3">nb<text:tab/><text:span text:style-name="T2">avdelingsdirektør &lt;GRAM m&gt;; &lt;STE&gt; direktør</text:span></text:p>
      <text:p text:style-name="P15">nbDEF leder for en avdeling i f.eks. et departement eller et direktorat</text:p>
      <text:p text:style-name="P3">klass<text:tab/><text:span text:style-name="T4">admin</text:span></text:p>
      <text:p text:style-name="P3"><text:span text:style-name="T7">smi →<text:tab/></text:span><text:span text:style-name="T2"> goevtesedirektøøre, åesiedahkedirektøøre &lt;GRAM m&gt;; &lt;STE&gt; direktøøre</text:span></text:p>
      <text:p text:style-name="P14"><text:span text:style-name="T5">nbDEF åesiedahken åejvie v.g. departemeentesne jallh direktovraatesne</text:span></text:p>
      <text:p text:style-name="P9"/>
      <text:p text:style-name="P4">arj</text:p>
      <text:p text:style-name="P3">nb<text:tab/><text:span text:style-name="T2">avstemning &lt;GRAM c&gt;; &lt;SY&gt; votering &lt;GRAM c&gt;</text:span></text:p>
      <text:p text:style-name="P15">nbDEF det at de tilstedeværende i en forsamling tilkjennegir sin mening ved å avgi stemme</text:p>
      <text:p text:style-name="P3">klass<text:tab/><text:span text:style-name="T4">admin arbeid</text:span></text:p>
      <text:p text:style-name="P3"><text:span text:style-name="T7">smi →<text:tab/></text:span><text:span text:style-name="T1">gïelem vedtedh (Anna Jakobsen DjD I s. 34)</text:span><text:span text:style-name="T3"> </text:span><text:span text:style-name="T2">&lt;GRAM c&gt;; &lt;SY&gt; gieleåtnoe &lt;GRAM c&gt;</text:span></text:p>
      <text:p text:style-name="P15">nbDEF gielem vedtedh stuerebe tjåanghkosne jih nimhtie mielem govlehtehtedh</text:p>
      <text:p text:style-name="P9"/>
      <text:p text:style-name="P4">kvb</text:p>
      <text:p text:style-name="P3">nb<text:tab/><text:span text:style-name="T2">Barne- og familiedepartementet; &lt;SY&gt; BFD; &lt;SY&gt; Det kongelige barne- og familiedepartement; &lt;STE&gt; departement</text:span></text:p>
      <text:p text:style-name="P3">klass<text:tab/><text:span text:style-name="T4">admin</text:span></text:p>
      <text:p text:style-name="P3"><text:span text:style-name="T7">smi →<text:tab/></text:span><text:span text:style-name="T2">Maana- jih fuelhkiedepartemeente</text:span></text:p>
      <text:p text:style-name="P9"/>
      <text:p text:style-name="P4"><text:soft-page-break/>atq</text:p>
      <text:p text:style-name="P3">nb<text:tab/><text:span text:style-name="T2">barnehagekonsulent &lt;GRAM m&gt;; &lt;STE&gt; konsulent</text:span></text:p>
      <text:p text:style-name="P15">nbDEF konsulent i det offentlige som har ansvar for barnehagesaker</text:p>
      <text:p text:style-name="P3">klass<text:tab/><text:span text:style-name="T4">admin skole</text:span></text:p>
      <text:p text:style-name="P3"><text:span text:style-name="T7">smi →<text:tab/></text:span><text:span text:style-name="T2">maanagiertekonsuleente &lt;GRAM m&gt;; &lt;STE&gt; konsuleente</text:span></text:p>
      <text:p text:style-name="P14"><text:span text:style-name="T5">nbDEF bæjjoes konsuleentem man diedte lea maanagierteaamhtesh gietedalledh</text:span></text:p>
      <text:p text:style-name="P9"/>
      <text:p text:style-name="P4">atr</text:p>
      <text:p text:style-name="P3">nb<text:tab/><text:span text:style-name="T2">barnehagekontor &lt;GRAM n&gt;</text:span></text:p>
      <text:p text:style-name="P15">nbDEF kontor i større kommuner som har ansvar for den daglige driften av kommunale barnehager og barneparker, og for oppfølging og iverksetting av vedtak truffet av barnehagenemnda eller andre folkevalgte organer</text:p>
      <text:p text:style-name="P3">klass<text:tab/><text:span text:style-name="T4">admin skole</text:span></text:p>
      <text:p text:style-name="P3"><text:span text:style-name="T7">smi →<text:tab/></text:span><text:span text:style-name="T2">maanagiertekontovre &lt;GRAM n&gt;</text:span></text:p>
      <text:p text:style-name="P15">nbDEF stoerre tjieltine leah maanagiertekontovrh mah edtjieh tjielten maanagiertieh juhtiehtidh, geehtedh jih tsihkijidh maanagiertemoenehtsen jallh jeatjah almetjeveeljeme moenehtsi stillemh</text:p>
      <text:p text:style-name="P9"/>
      <text:p text:style-name="P4">krg</text:p>
      <text:p text:style-name="P3">nb<text:tab/><text:span text:style-name="T2">barnehagenemnd &lt;GRAM c&gt;</text:span></text:p>
      <text:p text:style-name="P15">nbDEF politisk sammensatt utvalg i en kommune som har ansvaret for barnehagesaker</text:p>
      <text:p text:style-name="P3">klass<text:tab/><text:span text:style-name="T4">admin skole</text:span></text:p>
      <text:p text:style-name="P3"><text:span text:style-name="T7">smi →<text:tab/></text:span><text:span text:style-name="T2">maanagiertemoenehtse &lt;GRAM c&gt;</text:span></text:p>
      <text:p text:style-name="P11">nbDEF tjielten povlitigke moenehtsem, edtja maanagierteaamhtesh giehtjedidh</text:p>
      <text:p text:style-name="P4"><text:soft-page-break/>aua</text:p>
      <text:p text:style-name="P3">nb<text:tab/><text:span text:style-name="T2">barneombud &lt;GRAM n&gt;; &lt;STE&gt; ombud</text:span></text:p>
      <text:p text:style-name="P14"><text:span text:style-name="T5">nbDEF embetsmann som skal ivareta barns interesser og oppvektsvilkår overfor det offentlige og private og følge med i barns oppvekstkår</text:span></text:p>
      <text:p text:style-name="P15">nbMRKN Barneombudet har hele landet som arbeidsområde.</text:p>
      <text:p text:style-name="P3">klass<text:tab/><text:span text:style-name="T4">admin</text:span></text:p>
      <text:p text:style-name="P3"><text:span text:style-name="T7">smi →<text:tab/></text:span><text:span text:style-name="T2">maanaryøjnesjæjja &lt;GRAM n&gt;; &lt;STE&gt; ryøjnesjæjja</text:span></text:p>
      <text:p text:style-name="P14"><text:span text:style-name="T5">nbDEF bæjjoesnierem gie edtja maanaj bueriem jih maanaj tsiehkieh giehtjedidh gorredidh</text:span></text:p>
      <text:p text:style-name="P15">nbMRKN Maanaryøjnesjæjjan barkoedajve abpe nøørjesne</text:p>
      <text:p text:style-name="P9"/>
      <text:p text:style-name="P4">aum</text:p>
      <text:p text:style-name="P3">nb<text:tab/><text:span text:style-name="T2">barnevernskonsulent &lt;GRAM m&gt;; &lt;STE&gt; konsulent</text:span></text:p>
      <text:p text:style-name="P15">nbDEF konsulent i det offentlige som arbeider med barnevernssaker</text:p>
      <text:p text:style-name="P3">klass<text:tab/><text:span text:style-name="T4">admin sosial</text:span></text:p>
      <text:p text:style-name="P3"><text:span text:style-name="T7">smi →<text:tab/></text:span><text:span text:style-name="T2">maanavaarjelimmie-konsuleente &lt;GRAM m&gt;; &lt;STE&gt; konsuleente</text:span></text:p>
      <text:p text:style-name="P11">nbDEF bæjjoes konsuleentem guhte maanavaarjelimmie-aamhtesigujmie barkeminie</text:p>
      <text:p text:style-name="P4">aun</text:p>
      <text:p text:style-name="P3">nb<text:tab/><text:span text:style-name="T2">barnevernskontor &lt;GRAM n&gt;</text:span></text:p>
      <text:p text:style-name="P14"><text:span text:style-name="T5">nbDEF kontor i større kommuner som innenfor rammen av gjeldende lover og forskrifter skal planlegge, tilrettelegge og drive barnevern</text:span></text:p>
      <text:p text:style-name="P3">klass<text:tab/><text:span text:style-name="T4">admin sosial</text:span></text:p>
      <text:p text:style-name="P3"><text:span text:style-name="T7">smi →<text:tab/></text:span><text:span text:style-name="T2">maanavaarjelimmie-kontovre &lt;GRAM n&gt;</text:span></text:p>
      <text:p text:style-name="P11">nbDEF kontovrem stuerebe tjieltine mij edtja njoelkedassi mietie jih mieriej sisnie barkedh, soejkesjh darjodh maanavaarjelimmiem evtiedidh <text:s/></text:p>
      <text:p text:style-name="P3"><text:soft-page-break/><text:span text:style-name="T8">kuo</text:span></text:p>
      <text:p text:style-name="P3">nb<text:tab/><text:span text:style-name="T2">befolkning &lt;GRAM m&gt;</text:span></text:p>
      <text:p text:style-name="P15">nbDEF 1: innbyggere i et område, et land e.l.</text:p>
      <text:p text:style-name="P15">nbDEF 2: antall innbyggere i et område, et land e.l.</text:p>
      <text:p text:style-name="P3">klass<text:tab/><text:span text:style-name="T4">admin</text:span></text:p>
      <text:p text:style-name="P3"><text:span text:style-name="T7">smi →<text:tab/></text:span><text:span text:style-name="T2">almetjh, årrojh, arrijh &lt;GRAM m&gt;</text:span></text:p>
      <text:p text:style-name="P15">nbDEF 1: akten dajven jallh laanten almetjh v.s.</text:p>
      <text:p text:style-name="P14"><text:span text:style-name="T5">nbDEF 2: man gellieh almetjh aktine dajvesne jallh laantesne v.s.</text:span></text:p>
      <text:p text:style-name="P9"/>
      <text:p text:style-name="P4">avq</text:p>
      <text:p text:style-name="P3">nb<text:tab/><text:span text:style-name="T2">befolkningsnedgang &lt;GRAM m&gt;</text:span></text:p>
      <text:p text:style-name="P15">nbDEF reduksjon i antall innbyggere</text:p>
      <text:p text:style-name="P3">klass<text:tab/><text:span text:style-name="T4">admin</text:span></text:p>
      <text:p text:style-name="P3"><text:span text:style-name="T7">smi →<text:tab/></text:span><text:span text:style-name="T2">almetje-ånnanimmie, -vaananimmie&lt;GRAM m&gt;</text:span></text:p>
      <text:p text:style-name="P11">nbDEF gosse almetjelåhkoe vaanene</text:p>
      <text:p text:style-name="P4">avr</text:p>
      <text:p text:style-name="P3">nb<text:tab/><text:span text:style-name="T2">befolkningsutvikling &lt;GRAM c&gt;</text:span></text:p>
      <text:p text:style-name="P14"><text:span text:style-name="T5">nbDEF utvikling av mengde og sammensetning i en befolkningsgruppe</text:span></text:p>
      <text:p text:style-name="P3">klass<text:tab/><text:span text:style-name="T4">admin</text:span></text:p>
      <text:p text:style-name="P3"><text:span text:style-name="T7">smi →<text:tab/></text:span><text:span text:style-name="T2">almetje-? &lt;GRAM c&gt;</text:span></text:p>
      <text:p text:style-name="P15">nbDEF gosse almetjelåhkoe læssene jih jijnjebh almetjedåehkieh masteme</text:p>
      <text:p text:style-name="P9"/>
      <text:p text:style-name="P4">kup</text:p>
      <text:p text:style-name="P3">nb<text:tab/><text:span text:style-name="T2">befolkningsøkning &lt;GRAM c&gt;</text:span></text:p>
      <text:p text:style-name="P15">nbDEF økning i antall innbyggere</text:p>
      <text:p text:style-name="P3">klass<text:tab/><text:span text:style-name="T4">admin</text:span></text:p>
      <text:p text:style-name="P3"><text:span text:style-name="T7">smi →<text:tab/></text:span><text:span text:style-name="T2">almetjelæssanimmie &lt;GRAM c&gt;</text:span></text:p>
      <text:p text:style-name="P15">nbDEF almetjelåhkoe læssene</text:p>
      <text:p text:style-name="P9"/>
      <text:p text:style-name="P4"><text:soft-page-break/>azr</text:p>
      <text:p text:style-name="P3">nb<text:tab/><text:span text:style-name="T2">bevilgning &lt;GRAM m&gt;</text:span></text:p>
      <text:p text:style-name="P15">nbDEF penger som blir stilt til disposisjon for dekning av bestemte utgifter</text:p>
      <text:p text:style-name="P3">klass<text:tab/><text:span text:style-name="T4">admin finans</text:span></text:p>
      <text:p text:style-name="P3"><text:span text:style-name="T7">smi →<text:tab/></text:span><text:span text:style-name="T2">dåårjeme &lt;GRAM m&gt;</text:span></text:p>
      <text:p text:style-name="P14"><text:span text:style-name="T5">nbDEF beetnehvierhtieh mah lea åådtjeme juktie vihties åasah maeksedh</text:span></text:p>
      <text:p text:style-name="P9"/>
      <text:p text:style-name="P4">azt</text:p>
      <text:p text:style-name="P3">nb<text:tab/><text:span text:style-name="T2">bevilling &lt;GRAM m&gt;</text:span></text:p>
      <text:p text:style-name="P15">nbDEF tillatelse fra det offentlige til å drive en virksomhet</text:p>
      <text:p text:style-name="P3">klass<text:tab/><text:span text:style-name="T4">admin jur</text:span></text:p>
      <text:p text:style-name="P3"><text:span text:style-name="T7">smi →<text:tab/></text:span><text:span text:style-name="T2">luhpie &lt;GRAM m&gt;</text:span></text:p>
      <text:p text:style-name="P15">nbDEF bæjjoes luhpiem råajvarimmiem juhtiehtidh</text:p>
      <text:p text:style-name="P9"/>
      <text:p text:style-name="P4">bam</text:p>
      <text:p text:style-name="P3">nb<text:tab/><text:span text:style-name="T2">bidragsfogd &lt;GRAM m&gt;</text:span></text:p>
      <text:p text:style-name="P14"><text:span text:style-name="T5">nbDEF offentlig tjenestemann som blant annet krever inn barne- og ektefellebidrag og utbetaler bidragsforskudd</text:span></text:p>
      <text:p text:style-name="P3">klass<text:tab/><text:span text:style-name="T4">admin jur sosial</text:span></text:p>
      <text:p text:style-name="P3"><text:span text:style-name="T7">smi →<text:tab/></text:span><text:span text:style-name="T2">dåarjoe-, duedtie-, dievtie-niere &lt;GRAM m&gt;</text:span></text:p>
      <text:p text:style-name="P15">nbDEF bæjjoes almetje guhte barkeminie maana- jih paarrebieliedåarjoem kriebpesjidh, jih åvtemaaksoem maeksedh </text:p>
      <text:p text:style-name="P9"/>
      <text:p text:style-name="P4"><text:soft-page-break/>bgc</text:p>
      <text:p text:style-name="P3">nb<text:tab/><text:span text:style-name="T2">borgermester &lt;GRAM m&gt;</text:span></text:p>
      <text:p text:style-name="P15">nbDEF øverste folkevalgte tillitsmann i en by</text:p>
      <text:p text:style-name="P15">nbMRKN Betegnelsen borgermester blir ikke brukt lenger. Funksjonene er overtatt dels av ordføreren, dels av rådmannen.</text:p>
      <text:p text:style-name="P3">klass<text:tab/><text:span text:style-name="T4">admin</text:span></text:p>
      <text:p text:style-name="P3"><text:span text:style-name="T7">smi →<text:tab/></text:span><text:span text:style-name="T2">staarenåejvie &lt;GRAM m&gt;</text:span></text:p>
      <text:p text:style-name="P14"><text:span text:style-name="T5">nbDEF staaren bijjemes åålmehveeljeme tjirkijem </text:span></text:p>
      <text:p text:style-name="P15">nbMRKN Ij vielie lahtesem staarenåejvie utnieh. Daelie baarkoem jis baakoejuhtiehtæjjan jih raeriesjæjjan gaskemsh juakeme.</text:p>
      <text:p text:style-name="P9"/>
      <text:p text:style-name="P4">bgt</text:p>
      <text:p text:style-name="P3">nb<text:tab/><text:span text:style-name="T2">bostedskommune &lt;GRAM m&gt;; &lt;SY&gt; hjemkommune &lt;GRAM m&gt;</text:span></text:p>
      <text:p text:style-name="P15">nbDEF kommune som en person bor i</text:p>
      <text:p text:style-name="P3">klass<text:tab/><text:span text:style-name="T4">admin</text:span></text:p>
      <text:p text:style-name="P3"><text:span text:style-name="T7">smi →<text:tab/></text:span><text:span text:style-name="T2">årrometjielte &lt;GRAM m&gt;</text:span></text:p>
      <text:p text:style-name="P15">nbDEF dennie tjieltesne gusnie lea årroeminie</text:p>
      <text:p text:style-name="P9"/>
      <text:p text:style-name="P4">bhg</text:p>
      <text:p text:style-name="P3">nb<text:tab/><text:span text:style-name="T2">brannvesen &lt;GRAM n&gt;</text:span></text:p>
      <text:p text:style-name="P15">nbDEF kommunalt organ som arbeider med å bekjempe og forebygge brann; jf. feiervesen</text:p>
      <text:p text:style-name="P15">nbMRKN Hver kommune skal ha en ordning som sikrer bemanning og utstyr som oppfyller brannvernloven.</text:p>
      <text:p text:style-name="P3">klass<text:tab/><text:span text:style-name="T4">admin</text:span></text:p>
      <text:p text:style-name="P3"><text:span text:style-name="T7">smi →<text:tab/></text:span><text:span text:style-name="T2">bualajimmie-jeereme &lt;GRAM n&gt;</text:span></text:p>
      <text:p text:style-name="P15">nbDEF tjielten goevtese gusnie barkeminie bualajimmiem jeeredh</text:p>
      <text:p text:style-name="P15">nbMRKN Fierhten tjielten gaalka dagkeres øørnegem utnedh, guktie almetjh jih jamhkelimmiedaeverh nuekies bualajimmie-jeeremelaaken mietie.</text:p>
      <text:p text:style-name="P9"/>
      <text:p text:style-name="P4"><text:soft-page-break/>bkg</text:p>
      <text:p text:style-name="P3">nb<text:tab/><text:span text:style-name="T2">budsjett &lt;GRAM n&gt;</text:span></text:p>
      <text:p text:style-name="P15">nbDEF anslag over framtidig utvikling av utgifter og inntekter</text:p>
      <text:p text:style-name="P3">klass<text:tab/><text:span text:style-name="T4">admin finans</text:span></text:p>
      <text:p text:style-name="P3"><text:span text:style-name="T7">smi →<text:tab/></text:span><text:span text:style-name="T2">beetnehsoejkesje, budsjeedte &lt;GRAM n&gt;</text:span></text:p>
      <text:p text:style-name="P15">nbDEF moenede guktie båetije dienesje- jih maaksoeevitedimmide </text:p>
      <text:p text:style-name="P9"/>
      <text:p text:style-name="P4">bkj</text:p>
      <text:p text:style-name="P3">nb<text:tab/><text:span text:style-name="T2">budsjettramme &lt;GRAM c&gt;</text:span></text:p>
      <text:p text:style-name="P14"><text:span text:style-name="T5">nbDEF øvre grense for det som kan brukes innenfor et budsjett; jf. rammebevilgning</text:span></text:p>
      <text:p text:style-name="P3">klass<text:tab/><text:span text:style-name="T4">admin finans</text:span></text:p>
      <text:p text:style-name="P3"><text:span text:style-name="T7">smi →<text:tab/></text:span><text:span text:style-name="T2">budsjeedte-raaste, -mierieh &lt;GRAM c&gt;</text:span></text:p>
      <text:p text:style-name="P15">nbDEF bijjemes raastem mij muana man jijnje maahta budsjeedteste utnedh</text:p>
      <text:p text:style-name="P9"/>
      <text:p text:style-name="P4">bkp</text:p>
      <text:p text:style-name="P3">nb<text:tab/><text:span text:style-name="T2">bundet mandat &lt;GRAM n&gt;</text:span></text:p>
      <text:p text:style-name="P14"><text:span text:style-name="T5">nbDEF påbud om å stemme i samsvar med det som flertallet i den organisasjonen vedkommende representerer, har blitt enig om; jf. fritt mandat</text:span></text:p>
      <text:p text:style-name="P3">klass<text:tab/><text:span text:style-name="T4">admin arbeid</text:span></text:p>
      <text:p text:style-name="P3"><text:span text:style-name="T7">smi →<text:tab/></text:span><text:span text:style-name="T2">viedteme giele &lt;GRAM n&gt;</text:span></text:p>
      <text:p text:style-name="P14"><text:span text:style-name="T5">nbDEF gosse stillemem åådtjeme åårganisasjovnen mielen mietie gielem vedtedh, jih gielem vedtedh guktie åårganisasjovne latjkeme; vd. loeves giele</text:span></text:p>
      <text:p text:style-name="P9"/>
      <text:p text:style-name="P4"><text:soft-page-break/>bld</text:p>
      <text:p text:style-name="P3">nb<text:tab/><text:span text:style-name="T2">bydelsutvalg &lt;GRAM n&gt;</text:span></text:p>
      <text:p text:style-name="P15">nbDEF politisk sammensatt utvalg med delegert myndighet fra bystyret i visse saker som gjelder eget område av byen</text:p>
      <text:p text:style-name="P3">klass<text:tab/><text:span text:style-name="T4">admin</text:span></text:p>
      <text:p text:style-name="P3"><text:span text:style-name="T7">smi →<text:tab/></text:span><text:span text:style-name="T2">staaremoenehtse &lt;GRAM n&gt;</text:span></text:p>
      <text:p text:style-name="P14"><text:span text:style-name="T5">nbDEF povlitihke moenehtsem mij lea staarenreeremistie sjiere diedtem åådtjeme dajven aamhtesh gietedalledh</text:span></text:p>
      <text:p text:style-name="P9"/>
      <text:p text:style-name="P4">ble</text:p>
      <text:p text:style-name="P3">nb<text:tab/><text:span text:style-name="T2">byfogd &lt;GRAM m&gt;</text:span></text:p>
      <text:p text:style-name="P15">nbDEF juridisk embetsmann i de fleste bykommuner som kan fungere som vigselsmann, skifteforvalter, notarius publicus og byskriver</text:p>
      <text:p text:style-name="P15">nbMRKN I større byer er disse funksjonene delt mellom flere personer.</text:p>
      <text:p text:style-name="P3">klass<text:tab/><text:span text:style-name="T4">admin jur</text:span></text:p>
      <text:p text:style-name="P3"><text:span text:style-name="T7">smi →<text:tab/></text:span><text:span text:style-name="T2">staaren-niere &lt;GRAM m&gt;</text:span></text:p>
      <text:p text:style-name="P15">nbDEF juridisk embetsmann i de fleste bykommuner som kan fungere som vigselsmann, skifteforvalter, notarius publicus og byskriver</text:p>
      <text:p text:style-name="P15">nbMRKN I større byer er disse funksjonene delt mellom flere personer.</text:p>
      <text:p text:style-name="P9"/>
      <text:p text:style-name="P4">bln</text:p>
      <text:p text:style-name="P3">nb<text:tab/><text:span text:style-name="T2">byggemelding &lt;GRAM c&gt;</text:span></text:p>
      <text:p text:style-name="P15">nbDEF skriftlig melding til kommunen om planlagt bygge- eller ombyggingsarbeid</text:p>
      <text:p text:style-name="P15">nbMRKN Byggemelding kreves for å få byggetillatelse.</text:p>
      <text:p text:style-name="P3">klass<text:tab/><text:span text:style-name="T4">admin bolig</text:span></text:p>
      <text:p text:style-name="P3"><text:span text:style-name="T7">smi →<text:tab/></text:span><text:span text:style-name="T10">bigkemebæjkoehtimmie/ </text:span><text:span text:style-name="T7">bïevnesem gåetiem bigkedh</text:span><text:span text:style-name="T10"> &lt;GRAM c&gt;</text:span></text:p>
      <text:p text:style-name="P14"><text:span text:style-name="T11">nbDEF tjaaleldh bæjhkoehtimmiem tjieltese bigkeme- vuj orresthbigkemebarkoen bijre</text:span></text:p>
      <text:p text:style-name="P16">nbMRKN bigkemebæjhkoehtimmie daerpies juktie bigkemeluhpiem åadtjodh.</text:p>
      <text:p text:style-name="P9"/>
      <text:p text:style-name="P4"><text:soft-page-break/>blo</text:p>
      <text:p text:style-name="P3">nb<text:tab/><text:span text:style-name="T2">byggetillatelse &lt;GRAM m&gt;; &lt;STE&gt; tillatelse</text:span></text:p>
      <text:p text:style-name="P15">nbDEF nødvendig tillatelse fra kommunen for bygging eller ombygging</text:p>
      <text:p text:style-name="P15">nbMRKN For å få byggetillatelse må en blant annet ha sendt inn byggemelding og bekreftelse på nabovarsel.</text:p>
      <text:p text:style-name="P3">klass<text:tab/><text:span text:style-name="T4">admin bolig</text:span></text:p>
      <text:p text:style-name="P3"><text:span text:style-name="T7">smi →<text:tab/></text:span><text:span text:style-name="T10">bigkemeluhpie &lt;GRAM m&gt;; &lt;STE&gt; luhpie</text:span></text:p>
      <text:p text:style-name="P16">nbDEF luhpiem tjielteste daarpesje juktie åådtje bigkedh vuj orresthbigkedh</text:p>
      <text:p text:style-name="P16">nbMRKN åvtelen bigkemeluhpiem åadtjodh tjoevere dovne bigkemebæjhkoehtimmiem seedtedh jih vihtiestimmiem åadtjodh kraannahbieljelæmman </text:p>
      <text:p text:style-name="P9"/>
      <text:p text:style-name="P4">blv</text:p>
      <text:p text:style-name="P3">nb<text:tab/><text:span text:style-name="T2">bygningsråd &lt;GRAM n&gt;</text:span></text:p>
      <text:p text:style-name="P15">nbDEF politisk sammensatt utvalg som har ansvar for regulerings- og byggesaker i en kommune</text:p>
      <text:p text:style-name="P15">nbMRKN Bygningsrådet behandler blant annet søknader om byggetillatelse.</text:p>
      <text:p text:style-name="P3">klass<text:tab/><text:span text:style-name="T4">admin bolig</text:span></text:p>
      <text:p text:style-name="P3"><text:span text:style-name="T7">smi →<text:tab/></text:span><text:span text:style-name="T10">bigkemeraerie &lt;GRAM n&gt;</text:span></text:p>
      <text:p text:style-name="P14"><text:span text:style-name="T11">nbDEF povlitihke moenehtse man diedte lea tjielten værtoehtimmie- jih bigkemeaamhtesh gietedalledh</text:span></text:p>
      <text:p text:style-name="P16">nbMRKN bigkemerearie aaj bigkemeluhpie-ohtsemh gietedalla.</text:p>
      <text:p text:style-name="P9"/>
      <text:p text:style-name="P4">blx</text:p>
      <text:p text:style-name="P3">nb<text:tab/><text:span text:style-name="T2">bykommune &lt;GRAM m&gt;</text:span></text:p>
      <text:p text:style-name="P15">nbDEF kommune med bykommunal status</text:p>
      <text:p text:style-name="P15">nbMRKN Den rettslige forskjellen mellom bykommuner og herredskommuner er så å si avskaffet.</text:p>
      <text:p text:style-name="P3">klass<text:tab/><text:span text:style-name="T4">admin</text:span></text:p>
      <text:p text:style-name="P3"><text:span text:style-name="T7">smi →<text:tab/></text:span><text:span text:style-name="T2">staaretjielte &lt;GRAM m&gt;</text:span></text:p>
      <text:p text:style-name="P15">nbDEF tjielte mij åådtje staarine lahtestidh</text:p>
      <text:p text:style-name="P15">nbMRKN jællan reakta-joekehtsem staaretjielti jih åejvietjieltei gaskemsh</text:p>
      <text:p text:style-name="P9"/>
      <text:p text:style-name="P4"><text:soft-page-break/>bma</text:p>
      <text:p text:style-name="P3">nb<text:tab/><text:span text:style-name="T2">byrett &lt;GRAM m&gt;; &lt;STE&gt; underrett</text:span></text:p>
      <text:p text:style-name="P15">nbDEF lavere domstol i byene</text:p>
      <text:p text:style-name="P14"><text:span text:style-name="T5">nbMRKN Tilsvarende domstol på landet heter herredsrett. Underrett er en fellesbetegnelse for byrett og herredsrett. Over byretten og herredsretten står lagmannsretten.</text:span></text:p>
      <text:p text:style-name="P3">klass<text:tab/><text:span text:style-name="T4">admin jur</text:span></text:p>
      <text:p text:style-name="P3"><text:span text:style-name="T7">smi →<text:tab/></text:span><text:span text:style-name="T2">staarereakta &lt;GRAM m&gt;; &lt;STE&gt; vueliereakta</text:span></text:p>
      <text:p text:style-name="P15">nbDEF vueliehkåbpoe reaktam staarine</text:p>
      <text:p text:style-name="P14"><text:span text:style-name="T5">nbMRKN Seammaleejns reaktam miehtjiesdajvine jis åaejviereaktine gohtje.</text:span></text:p>
      <text:p text:style-name="P9"/>
      <text:p text:style-name="P4">bme</text:p>
      <text:p text:style-name="P3">nb<text:tab/><text:span text:style-name="T2">byråd &lt;GRAM m&gt;</text:span></text:p>
      <text:p text:style-name="P15">nbDEF person som er medlem av byrådet</text:p>
      <text:p text:style-name="P3">klass<text:tab/><text:span text:style-name="T4">admin</text:span></text:p>
      <text:p text:style-name="P3"><text:span text:style-name="T7">smi →<text:tab/></text:span><text:span text:style-name="T2">staarenraerije &lt;GRAM m&gt;</text:span></text:p>
      <text:p text:style-name="P15">nbDEF almetje mij starenraeresne lihtsege</text:p>
      <text:p text:style-name="P9"/>
      <text:p text:style-name="P4">bmf</text:p>
      <text:p text:style-name="P3">nb<text:tab/><text:span text:style-name="T2">byråd &lt;GRAM n&gt;; &lt;FRTE&gt; byregjering</text:span></text:p>
      <text:p text:style-name="P14"><text:span text:style-name="T5">nbDEF politisk valgt utvalg som skal styre kommuneadministrasjonen</text:span></text:p>
      <text:p text:style-name="P15">nbMRKN Byrådet er sammensatt av bystyrets flertall og er avhengig av dets tillit for å utøve sine funksjoner.</text:p>
      <text:p text:style-name="P3">klass<text:tab/><text:span text:style-name="T4">admin</text:span></text:p>
      <text:p text:style-name="P3"><text:span text:style-name="T7">smi →<text:tab/></text:span><text:span text:style-name="T2">staarenraerie &lt;GRAM n&gt;; &lt;FRTE&gt; staarenreereme</text:span></text:p>
      <text:p text:style-name="P14"><text:span text:style-name="T5">nbDEF povlitihke moenehtsem mij edtja tjieltenreeremem reeredh</text:span></text:p>
      <text:p text:style-name="P15">nbMRKN Staarenraeresne leah almetjh staarenståvroen jienjebhlåhkoste, jih tjoeverieh dej mielen mietie barkedh.</text:p>
      <text:p text:style-name="P9"/>
      <text:p text:style-name="P4"><text:soft-page-break/>bmg</text:p>
      <text:p text:style-name="P3">nb<text:tab/><text:span text:style-name="T2">byråkrati &lt;GRAM n&gt;</text:span></text:p>
      <text:p text:style-name="P15">nbDEF administrasjonsform der tjenestemennene er under streng kontroll, og der stillingene er ordnet i et hierarki</text:p>
      <text:p text:style-name="P15">nbMRKN Offentlig forvaltning, storbedrifter og større organisasjoner blir administrert etter det byråkratiske prinsippet.</text:p>
      <text:p text:style-name="P3">klass<text:tab/><text:span text:style-name="T4">admin</text:span></text:p>
      <text:p text:style-name="P3"><text:span text:style-name="T7">smi →<text:tab/></text:span><text:span text:style-name="T2">byråkrati &lt;GRAM n&gt;</text:span></text:p>
      <text:p text:style-name="P15">nbDEF administrasjonsform der tjenestemennene er under streng kontroll, og der stillingene er ordnet i et hierarki</text:p>
      <text:p text:style-name="P14"><text:span text:style-name="T5">nbMRKN Offentlig forvaltning, storbedrifter og større organisasjoner blir administrert etter det byråkratiske prinsippet.</text:span></text:p>
      <text:p text:style-name="P9"/>
      <text:p text:style-name="P4">bmh</text:p>
      <text:p text:style-name="P3">nb<text:tab/><text:span text:style-name="T2">byråsjef &lt;GRAM m&gt;</text:span></text:p>
      <text:p text:style-name="P15">nbDEF embetsmann som er leder for et kontor i et departement eller større offentlig organ; jf. ekspedisjonssjef</text:p>
      <text:p text:style-name="P3">klass<text:tab/><text:span text:style-name="T4">admin</text:span></text:p>
      <text:p text:style-name="P9">smi →<text:tab/></text:p>
      <text:p text:style-name="P4">bmi</text:p>
      <text:p text:style-name="P3">nb<text:tab/><text:span text:style-name="T2">byskriverkontor &lt;GRAM n&gt;</text:span></text:p>
      <text:p text:style-name="P14"><text:span text:style-name="T5">nbDEF offentlig kontor som arbeider med tinglysing av fast eiendom; jf. byfogd, sorenskriverkontor</text:span></text:p>
      <text:p text:style-name="P15">nbMRKN Byskriverkontor finnes i større byer.</text:p>
      <text:p text:style-name="P3">klass<text:tab/><text:span text:style-name="T4">admin bolig jur</text:span></text:p>
      <text:p text:style-name="P9">smi →<text:tab/></text:p>
      <text:p text:style-name="P4"><text:soft-page-break/>bmj</text:p>
      <text:p text:style-name="P3">nb<text:tab/><text:span text:style-name="T2">bystyre &lt;GRAM n&gt;; &lt;STE&gt; styre</text:span></text:p>
      <text:p text:style-name="P15">nbDEF kommunestyre i en bykommune; jf. herredsstyre</text:p>
      <text:p text:style-name="P3">klass<text:tab/><text:span text:style-name="T4">admin</text:span></text:p>
      <text:p text:style-name="P3"><text:span text:style-name="T7">smi →<text:tab/></text:span><text:span text:style-name="T10">staaren tjaelijekontovre &lt;GRAM n&gt;</text:span></text:p>
      <text:p text:style-name="P14"><text:span text:style-name="T11">nbDEF bæjjoes kontovre man barkoe lea vihties eekemide bealjoehtidh; vd. staarefoegde/-fåågde/-niere</text:span></text:p>
      <text:p text:style-name="P7"><text:span text:style-name="T11">nbMRKN </text:span><text:span text:style-name="T12">staaren tjaelijekontovrh gååvnesieh stoerre staarine</text:span></text:p>
      <text:p text:style-name="P9"/>
      <text:p text:style-name="P4">krz</text:p>
      <text:p text:style-name="P3">nb<text:tab/><text:span text:style-name="T2">daglig leder &lt;GRAM m&gt;</text:span></text:p>
      <text:p text:style-name="P15">nbDEF person som har ansvaret for den daglige driften av et foretak eller organisasjon; jf. administrerende direktør</text:p>
      <text:p text:style-name="P3">klass<text:tab/><text:span text:style-name="T4">admin</text:span></text:p>
      <text:p text:style-name="P9">smi →<text:tab/></text:p>
      <text:p text:style-name="P4">bow</text:p>
      <text:p text:style-name="P3">nb<text:tab/><text:span text:style-name="T2">delegere &lt;GRAM v&gt;</text:span></text:p>
      <text:p text:style-name="P15">nbDEF overføre fullmakt</text:p>
      <text:p text:style-name="P3">klass<text:tab/><text:span text:style-name="T4">admin</text:span></text:p>
      <text:p text:style-name="P9">smi →<text:tab/></text:p>
      <text:p text:style-name="P4"><text:soft-page-break/>bpm</text:p>
      <text:p text:style-name="P3">nb<text:tab/><text:span text:style-name="T2">Den norske stats husbank; &lt;SY&gt; Husbanken; &lt;FRTE&gt; Statens husbank; &lt;STE&gt; bank</text:span></text:p>
      <text:p text:style-name="P14"><text:span text:style-name="T5">nbDEF statlig bank som gir lån og formidler statlig stønad til bygging, utbedring og påbygging av boliger og sosiale institusjoner</text:span></text:p>
      <text:p text:style-name="P15">nbMRKN Husbanken gir også bostøtte til familier med lav inntekt og formidler boliglån til flyktninger, funksjonshemmede og andre med spesielle behov.</text:p>
      <text:p text:style-name="P3">klass<text:tab/><text:span text:style-name="T4">admin bolig finans</text:span></text:p>
      <text:p text:style-name="P3"><text:span text:style-name="T7">smi →<text:tab/></text:span><text:span text:style-name="T10">Nøørjen gåetiebaanghke; &lt;SY&gt; Gåetiebaanghke; &lt;FRTE&gt; Staaten gåetiebaanghke; &lt;STE&gt; baanghke</text:span></text:p>
      <text:p text:style-name="P16">nbDEF staatebaanghke mij laajkoeh vaadta jih mestie staaten dåårjomem bigkemasse, dåvvomasse jih stueriedæmman gåetide jih sovsiaale institusjovnide</text:p>
      <text:p text:style-name="P12">nbMRKN Gåetiebaanghkeste aaj veasomedåårjemem jis fuelhkien smaave maaksoeh, jih gåetielaajkoeh vaadta baateræjjide, skæjlehkide jih jeatjebh mah sjiere viehkiem daarpesjieh.</text:p>
      <text:p text:style-name="P9"/>
      <text:p text:style-name="P4">bpn</text:p>
      <text:p text:style-name="P3">nb<text:tab/><text:span text:style-name="T2">departement &lt;GRAM n&gt;</text:span></text:p>
      <text:p text:style-name="P14"><text:span text:style-name="T5">nbDEF overordnet forvaltningsorgan som blant annet forbereder saker for regjeringen og setter vedtak fra Stortinget ut i livet; jf. statsråd</text:span></text:p>
      <text:p text:style-name="P15">nbMRKN Hvert departement dekker et fagområde og ledes av et medlem av regjeringen.</text:p>
      <text:p text:style-name="P3">klass<text:tab/><text:span text:style-name="T4">admin</text:span></text:p>
      <text:p text:style-name="P7"><text:span text:style-name="T7">smi →<text:tab/></text:span><text:span text:style-name="T2">departemaange, departemeente &lt;GRAM n&gt;</text:span></text:p>
      <text:p text:style-name="P4">kvc</text:p>
      <text:p text:style-name="P3">nb<text:tab/><text:span text:style-name="T2">Departementet for handel og skipsfart; &lt;SY&gt; Handelsdepartementet</text:span></text:p>
      <text:p text:style-name="P14"><text:span text:style-name="T5">nbMRKN Lagt inn under Utenriksdepartementet i 1989.</text:span></text:p>
      <text:p text:style-name="P3">klass<text:tab/><text:span text:style-name="T4">admin</text:span></text:p>
      <text:p text:style-name="P9">smi →<text:tab/></text:p>
      <text:p text:style-name="P4"><text:soft-page-break/>bpo</text:p>
      <text:p text:style-name="P3">nb<text:tab/><text:span text:style-name="T2">Departementet for utviklingshjelp</text:span></text:p>
      <text:p text:style-name="P15">nbMRKN Lagt inn under Utenriksdepartementet i 1990.</text:p>
      <text:p text:style-name="P3">klass<text:tab/><text:span text:style-name="T4">admin</text:span></text:p>
      <text:p text:style-name="P9">smi →<text:tab/></text:p>
      <text:p text:style-name="P4">bpp</text:p>
      <text:p text:style-name="P3">nb<text:tab/><text:span text:style-name="T2">departementsråd &lt;GRAM m&gt;</text:span></text:p>
      <text:p text:style-name="P14"><text:span text:style-name="T5">nbDEF øverste administrative leder for et departement; jf. statssekretær</text:span></text:p>
      <text:p text:style-name="P15">nbMRKN Departementsråden er ikke politisk valgt.</text:p>
      <text:p text:style-name="P3">klass<text:tab/><text:span text:style-name="T4">admin</text:span></text:p>
      <text:p text:style-name="P9">smi →<text:tab/></text:p>
      <text:p text:style-name="P4">kri</text:p>
      <text:p text:style-name="P3">nb<text:tab/><text:span text:style-name="T2">direkte valg &lt;GRAM n&gt;; &lt;STE&gt; valg</text:span></text:p>
      <text:p text:style-name="P15">nbDEF valgordning der de stemmeberettigede selv stemmer på kandidater til en representativ forsamling; jf. folkevalgt</text:p>
      <text:p text:style-name="P3">klass<text:tab/><text:span text:style-name="T4">admin</text:span></text:p>
      <text:p text:style-name="P3"><text:span text:style-name="T7">smi →<text:tab/></text:span><text:span text:style-name="T2">riekte veeljeme &lt;GRAM n&gt;; &lt;STE&gt; veeljeme</text:span></text:p>
      <text:p text:style-name="P11">nbDEF veeljemeøørnege gusnie gielevedtijide jijtjh dåehkien lihtsegh muenieh; vd. åålmehveeljeme</text:p>
      <text:p text:style-name="P4">brf</text:p>
      <text:p text:style-name="P3">nb<text:tab/><text:span text:style-name="T2">direktorat &lt;GRAM n&gt;</text:span></text:p>
      <text:p text:style-name="P14"><text:span text:style-name="T5">nbDEF forvaltningsorgan som hører inn under sentraladministrasjonen, og som direkte er underlagt et departement</text:span></text:p>
      <text:p text:style-name="P3">klass<text:tab/><text:span text:style-name="T4">admin</text:span></text:p>
      <text:p text:style-name="P3"><text:span text:style-name="T7">smi →<text:tab/></text:span><text:span text:style-name="T2">direktovraate &lt;GRAM n&gt;</text:span></text:p>
      <text:p text:style-name="P15">nbDEF reeremeåårgaanem voerngesreeremen nuelesne, jih eevre riekte akten departemaangen nuelesne</text:p>
      <text:p text:style-name="P9"/>
      <text:p text:style-name="P4"><text:soft-page-break/>ala</text:p>
      <text:p text:style-name="P3">nb<text:tab/><text:span text:style-name="T2">Direktoratet for arbeidstilsynet; &lt;STE&gt; Arbeidstilsynet</text:span></text:p>
      <text:p text:style-name="P14"><text:span text:style-name="T5">nbDEF direktorat som blant annet har ansvaret for at arbeidsmiljøloven blir fulgt på de enkelte arbeidsplassene, og som gir råd om hvordan eventuelle problemer skal løses</text:span></text:p>
      <text:p text:style-name="P15">nbMRKN Arbeidstilsynet har tolv distriktskontorer og representanter i hver kommune.</text:p>
      <text:p text:style-name="P3">klass<text:tab/><text:span text:style-name="T4">admin arbeid</text:span></text:p>
      <text:p text:style-name="P3"><text:span text:style-name="T7">smi →<text:tab/></text:span><text:span text:style-name="T2">Barkoegeehtemen direktovraate; &lt;STE&gt; Barkoegeehtemem</text:span></text:p>
      <text:p text:style-name="P15">nbDEF direktovraate man diedte giehtjedidh fierhne barkoesijjesne barkoebyjreskelaakem nænnoestidh, jih raeriestidh guktie dåeriesmoerh gietedalledh</text:p>
      <text:p text:style-name="P15">nbMRKN Barkoegeehtemen luhkiegøøkte dajvekontovrh jih barkijh fierhtene tjieltesne.</text:p>
      <text:p text:style-name="P9"/>
      <text:p text:style-name="P4">krj</text:p>
      <text:p text:style-name="P3">nb<text:tab/><text:span text:style-name="T2">Direktoratet for utviklingshjelp; &lt;SY&gt; NORAD</text:span></text:p>
      <text:p text:style-name="P15">nbDEF direktorat under Utenriksdepartementet</text:p>
      <text:p text:style-name="P3">klass<text:tab/><text:span text:style-name="T4">admin</text:span></text:p>
      <text:p text:style-name="P3"><text:span text:style-name="T7">smi →<text:tab/></text:span><text:span text:style-name="T2">Evtiedimmieviehkien direktovraate; &lt;SY&gt; NORAD</text:span><text:span text:style-name="T5"> </text:span></text:p>
      <text:p text:style-name="P17">nbDEF direktovraatem Ålkoerijhkidepartemaangen nuelesne</text:p>
      <text:p text:style-name="P9"/>
      <text:p text:style-name="P4">bri</text:p>
      <text:p text:style-name="P3">nb<text:tab/><text:span text:style-name="T2">direktør &lt;GRAM m&gt;</text:span></text:p>
      <text:p text:style-name="P14"><text:span text:style-name="T5">nbDEF leder av et forvaltningsorgan, en organisasjon, en bedrift eller et større økonomisk foretak; jf. administrerende direktør</text:span></text:p>
      <text:p text:style-name="P3">klass<text:tab/><text:span text:style-name="T4">admin arbeid</text:span></text:p>
      <text:p text:style-name="P3"><text:span text:style-name="T7">smi →<text:tab/></text:span><text:span text:style-name="T1">direktööre</text:span><text:span text:style-name="T3">, direktøøre</text:span><text:span text:style-name="T2">&lt;GRAM m&gt;</text:span></text:p>
      <text:p text:style-name="P15">nbDEF reeremeåårgaanen, åårganisasjovnen, båarkarimmien jallh stuerebe øøkonomihke-råajvarimmien åejvie; vd. reeremedirektøøre</text:p>
      <text:p text:style-name="P9"/>
      <text:p text:style-name="P4"><text:soft-page-break/>bru</text:p>
      <text:p text:style-name="P3">nb<text:tab/><text:span text:style-name="T2">distrikt &lt;GRAM n&gt;</text:span></text:p>
      <text:p text:style-name="P14"><text:span text:style-name="T5">nbDEF 1: geografisk administrativt område som ofte omfatter flere kommuner</text:span></text:p>
      <text:p text:style-name="P15">nbDEF 2: utkant, område som ligger et stykke unna større byer</text:p>
      <text:p text:style-name="P3">klass<text:tab/><text:span text:style-name="T4">admin</text:span></text:p>
      <text:p text:style-name="P3"><text:span text:style-name="T7">smi →<text:tab/></text:span><text:span text:style-name="T2">dajve &lt;GRAM n&gt;</text:span></text:p>
      <text:p text:style-name="P15">nbDEF 1: geograafihke reereminie dajvem, siejhme jijnjebh tjieltine</text:p>
      <text:p text:style-name="P14"><text:span text:style-name="T5">nbDEF 2: ålkoedajve/miehtjies-, dajvem stuerebe staari ålkolen</text:span></text:p>
      <text:p text:style-name="P9"/>
      <text:p text:style-name="P4">brv</text:p>
      <text:p text:style-name="P3">nb<text:tab/><text:span text:style-name="T2">distriktsfondsstyre &lt;GRAM n&gt;; &lt;STE&gt; styre</text:span></text:p>
      <text:p text:style-name="P15">nbDEF offentlig styre som forvalter folketrygdfondets midler på regional basis</text:p>
      <text:p text:style-name="P15">nbMRKN Det er fem distriktsfondsstyrer i landet.</text:p>
      <text:p text:style-name="P3">klass<text:tab/><text:span text:style-name="T4">admin trygd</text:span></text:p>
      <text:p text:style-name="P3"><text:span text:style-name="T7">smi →<text:tab/></text:span><text:span text:style-name="T2">dajvefåanteståvroe &lt;GRAM n&gt;; &lt;STE&gt; ståvroe</text:span></text:p>
      <text:p text:style-name="P14"><text:span text:style-name="T5">nbDEF bæjjoes ståvroem mij edtja åålmehtjirkemefåanten vierhtieh gietedalledh dajvesne</text:span></text:p>
      <text:p text:style-name="P15">nbMRKN Vijhte dajvefåanteståvroeh daennie laantesne.</text:p>
      <text:p text:style-name="P9"/>
      <text:p text:style-name="P4">brx</text:p>
      <text:p text:style-name="P3">nb<text:tab/><text:span text:style-name="T2">distriktskontor &lt;GRAM n&gt;</text:span></text:p>
      <text:p text:style-name="P15">nbDEF offentlig kontor som administrerer et distrikt</text:p>
      <text:p text:style-name="P15">nbMRKN Det finnes distriktskontorer innenfor mange etater.</text:p>
      <text:p text:style-name="P3">klass<text:tab/><text:span text:style-name="T4">admin</text:span></text:p>
      <text:p text:style-name="P3"><text:span text:style-name="T7">smi →<text:tab/></text:span><text:span text:style-name="T2">dajvekontovre &lt;GRAM n&gt;</text:span></text:p>
      <text:p text:style-name="P15">nbDEF bæjjoes kontovrem mij edtja dajvem reeredh</text:p>
      <text:p text:style-name="P15">nbMRKN Jijnjebh etaatine dajvekontovrh.</text:p>
      <text:p text:style-name="P9"/>
      <text:p text:style-name="P4"><text:soft-page-break/>krh</text:p>
      <text:p text:style-name="P3">nb<text:tab/><text:span text:style-name="T2">distrikts-Norge; &lt;STE&gt; utkant-Norge</text:span></text:p>
      <text:p text:style-name="P14"><text:span text:style-name="T5">nbDEF del av Norge som ligger utenfor de større byene eller utenfor det sentrale østlandsområdet</text:span></text:p>
      <text:p text:style-name="P3">klass<text:tab/><text:span text:style-name="T4">admin</text:span></text:p>
      <text:p text:style-name="P3"><text:span text:style-name="T7">smi →<text:tab/></text:span><text:span text:style-name="T2">Nøørjen dajvh; &lt;STE&gt; Nøørjen ålkoedajvh, - miehtjiesdajvh, - bæjngoedajvh</text:span></text:p>
      <text:p text:style-name="P11">nbDEF Nøørjen dajvide mah stuerebe staari jih voernges luvlielaantedajven bæjngolen <text:s/></text:p>
      <text:p text:style-name="P4">btk</text:p>
      <text:p text:style-name="P3">nb<text:tab/><text:span text:style-name="T2">driftsmiddel &lt;GRAM n&gt;; &lt;STE&gt; produksjonsmiddel</text:span></text:p>
      <text:p text:style-name="P14"><text:span text:style-name="T5">nbDEF maskiner o.a. som er nødvendig for framstilling av et produkt</text:span></text:p>
      <text:p text:style-name="P3">klass<text:tab/><text:span text:style-name="T4">admin finans skatt</text:span></text:p>
      <text:p text:style-name="P3"><text:span text:style-name="T7">smi →<text:tab/></text:span><text:span text:style-name="T2">juhtiehtimmievierhtieh &lt;GRAM n&gt;; &lt;STE&gt; dorjesevierhtieh, darjoehtimmievierhtieh</text:span></text:p>
      <text:p text:style-name="P15">nbDEF maasjijnah j.j. mah daerpies gosse gaevniem darjodh</text:p>
      <text:p text:style-name="P9"/>
      <text:p text:style-name="P4">bve</text:p>
      <text:p text:style-name="P3">nb<text:tab/><text:span text:style-name="T2">edruskapsnemnd &lt;GRAM c&gt;</text:span></text:p>
      <text:p text:style-name="P14"><text:span text:style-name="T5">nbDEF kommunalt, politisk sammensatt utvalg som arbeider med saker som angår skjenkebevilling og avhold fra rusmidler</text:span></text:p>
      <text:p text:style-name="P3">klass<text:tab/><text:span text:style-name="T4">admin sosial</text:span></text:p>
      <text:p text:style-name="P3"><text:span text:style-name="T7">smi →<text:tab/></text:span><text:span text:style-name="T2">voerkesmoenehtse, - moenehtse &lt;GRAM c&gt;</text:span></text:p>
      <text:p text:style-name="P14"><text:span text:style-name="T5">nbDEF tjielten povlitihke moenehtsem mij edtja jovhkehtimmieluhpieh jih voerkesnænnoestimmiem gietedalledh</text:span></text:p>
      <text:p text:style-name="P9"/>
      <text:p text:style-name="P4">bwv</text:p>
      <text:p text:style-name="P3">nb<text:tab/><text:span text:style-name="T2">ekspedisjon &lt;GRAM m&gt;</text:span></text:p>
      <text:p text:style-name="P15">nbDEF rom med skranke som tar imot publikum</text:p>
      <text:p text:style-name="P3">klass<text:tab/><text:span text:style-name="T4">admin</text:span></text:p>
      <text:p text:style-name="P3"><text:span text:style-name="T7">smi →<text:tab/></text:span><text:span text:style-name="T2">dåastoehtimmie &lt;GRAM m&gt;</text:span></text:p>
      <text:p text:style-name="P15">nbDEF tjiehtjele gusnie guessieh dååste</text:p>
      <text:p text:style-name="P9"/>
      <text:p text:style-name="P4"><text:soft-page-break/>bww</text:p>
      <text:p text:style-name="P3">nb<text:tab/><text:span text:style-name="T2">ekspedisjonssjef &lt;GRAM m&gt;</text:span></text:p>
      <text:p text:style-name="P14"><text:span text:style-name="T5">nbDEF leder for en avdeling i et departement; jf. byråsjef</text:span></text:p>
      <text:p text:style-name="P3">klass<text:tab/><text:span text:style-name="T4">admin</text:span></text:p>
      <text:p text:style-name="P3"><text:span text:style-name="T7">smi →<text:tab/></text:span><text:span text:style-name="T3">dåastoehtimmieåejvie</text:span><text:span text:style-name="T2">? &lt;GRAM m&gt;</text:span></text:p>
      <text:p text:style-name="P15">nbDEF akten goevtesen åejvie departemaangesne</text:p>
      <text:p text:style-name="P9"/>
      <text:p text:style-name="P4">bzb</text:p>
      <text:p text:style-name="P3">nb<text:tab/><text:span text:style-name="T2">embete &lt;GRAM n&gt;</text:span></text:p>
      <text:p text:style-name="P15">nbDEF høyere stilling i staten</text:p>
      <text:p text:style-name="P15">nbMRKN Personer som innehar et embete, utnevnes av Kongen i statsråd.</text:p>
      <text:p text:style-name="P3">klass<text:tab/><text:span text:style-name="T4">admin arbeid</text:span></text:p>
      <text:p text:style-name="P3"><text:span text:style-name="T7">smi →<text:tab/></text:span><text:span text:style-name="T2">Gånkan almetje, Gånkan barkije, stoerre-niere s.293 &lt;GRAM n&gt;</text:span></text:p>
      <text:p text:style-name="P15">nbDEF jollebe barkoesijjem staatesne</text:p>
      <text:p text:style-name="P11">nbMRKN almetjh mah barkeminie Gånkan åvteste, Gånka staateraeresne moenesuvvieh.</text:p>
      <text:p text:style-name="P4">bzd</text:p>
      <text:p text:style-name="P3">nb<text:tab/><text:span text:style-name="T2">embetsmann &lt;GRAM m&gt;</text:span></text:p>
      <text:p text:style-name="P14"><text:span text:style-name="T5">nbDEF statstjenestemann som er utnevnt i sin stilling av Kongen i statsråd</text:span></text:p>
      <text:p text:style-name="P15">nbMRKN En embetsmann har som regel embetseksamen. Vedkommende kan ikke avsettes uten ved dom, og ved oppnådd aldersgrense gis avskjed i nåde.</text:p>
      <text:p text:style-name="P3">klass<text:tab/><text:span text:style-name="T4">admin</text:span></text:p>
      <text:p text:style-name="P3"><text:span text:style-name="T7">smi →<text:tab/></text:span><text:span text:style-name="T2">Gånkan almetje, Gånkan barkije, stoerre-niere s.293 &lt;GRAM n&gt;</text:span></text:p>
      <text:p text:style-name="P19"><text:span text:style-name="T5">nbDEF staatebarkije mij lea Gånkan staateraeresne moeneme </text:span></text:p>
      <text:p text:style-name="P15">nbMRKN En embetsmann har som regel embetseksamen. Vedkommende kan ikke avsettes uten ved dom, og ved oppnådd aldersgrense gis avskjed i nåde.</text:p>
      <text:p text:style-name="P9"/>
      <text:p text:style-name="P4">bzg</text:p>
      <text:p text:style-name="P3">nb<text:tab/><text:span text:style-name="T2">embetsverk &lt;GRAM n&gt;</text:span></text:p>
      <text:p text:style-name="P15">nbDEF statsadministrasjon som er styrt av embetsmenn; jf. forvaltning</text:p>
      <text:p text:style-name="P3">klass<text:tab/><text:span text:style-name="T4">admin</text:span></text:p>
      <text:p text:style-name="P9">smi →<text:tab/></text:p>
      <text:p text:style-name="P4"><text:soft-page-break/>ccf</text:p>
      <text:p text:style-name="P3">nb<text:tab/><text:span text:style-name="T2">etat &lt;GRAM m&gt;</text:span></text:p>
      <text:p text:style-name="P15">nbDEF samling av offentlige forvaltningsgreiner på forskjellige nivåer som består av kontorer som innholdsmessig naturlig hører sammen</text:p>
      <text:p text:style-name="P14"><text:span text:style-name="T5">nbMRKN Arbeidsmarkedsetaten, skatteetaten, trygdeetaten, postetaten osv. er eksempler på ulike etater.</text:span></text:p>
      <text:p text:style-name="P3">klass<text:tab/><text:span text:style-name="T4">admin</text:span></text:p>
      <text:p text:style-name="P9">smi →<text:tab/></text:p>
      <text:p text:style-name="P4">krc</text:p>
      <text:p text:style-name="P3">nb<text:tab/><text:span text:style-name="T2">Familie- og forbrukerdepartementet</text:span></text:p>
      <text:p text:style-name="P15">nbMRKN Navnet endret til Barne- og familiedepartementet i 1991.</text:p>
      <text:p text:style-name="P3">klass<text:tab/><text:span text:style-name="T4">admin</text:span></text:p>
      <text:p text:style-name="P3"><text:span text:style-name="T7">smi →<text:tab/>F</text:span><text:span text:style-name="T2">uelhkie- jih åålmehdepartemaange</text:span></text:p>
      <text:p text:style-name="P15">nbMRKN 1991-este nommem værtoehti Maana- jih fuelhkiedepartemaangese.</text:p>
      <text:p text:style-name="P9"/>
      <text:p text:style-name="P4">djm</text:p>
      <text:p text:style-name="P3">nb<text:tab/><text:span text:style-name="T2">fatte et vedtak &lt;GRAM v&gt;; &lt;SY&gt; gjøre et vedtak &lt;GRAM v&gt;; &lt;STE&gt; vedtak</text:span></text:p>
      <text:p text:style-name="P15">nbDEF vedta eller bestemme noe</text:p>
      <text:p text:style-name="P3">klass<text:tab/><text:span text:style-name="T4">admin</text:span></text:p>
      <text:p text:style-name="P3"><text:span text:style-name="T7">smi →<text:tab/></text:span><text:span text:style-name="T2">nænnoestidh &lt;GRAM v&gt;; &lt;STE&gt; nænnoestimmie</text:span></text:p>
      <text:p text:style-name="P15">nbDEF nænnoestidh jallh mij joem moenedh</text:p>
      <text:p text:style-name="P9"/>
      <text:p text:style-name="P4">kur</text:p>
      <text:p text:style-name="P3">nb<text:tab/><text:span text:style-name="T2">feiervesen &lt;GRAM n&gt;</text:span></text:p>
      <text:p text:style-name="P14"><text:span text:style-name="T5">nbDEF kommunalt organ som arbeider med å bekjempe og forebygge brann; jf. brannvesen</text:span></text:p>
      <text:p text:style-name="P15">nbMRKN Hver kommune skal ha en ordning som sikrer bemanning og utstyr som oppfyller brannvernloven.</text:p>
      <text:p text:style-name="P3">klass<text:tab/><text:span text:style-name="T4">admin</text:span></text:p>
      <text:p text:style-name="P9">smi →<text:tab/>vesen?</text:p>
      <text:p text:style-name="P4"><text:soft-page-break/>cjh</text:p>
      <text:p text:style-name="P3">nb<text:tab/><text:span text:style-name="T2">Finans- og tolldepartementet; &lt;SY&gt; Finansdepartementet; &lt;SY&gt; FIN; &lt;SY&gt; Det kongelige finans- og tolldepartement; &lt;STE&gt; departement</text:span></text:p>
      <text:p text:style-name="P3">klass<text:tab/><text:span text:style-name="T4">admin finans</text:span></text:p>
      <text:p text:style-name="P9">smi →<text:tab/></text:p>
      <text:p text:style-name="P4">cjp</text:p>
      <text:p text:style-name="P3">nb<text:tab/><text:span text:style-name="T2">finansrådmann &lt;GRAM m&gt;; &lt;STE&gt; rådmann</text:span></text:p>
      <text:p text:style-name="P15">nbDEF rådmann som fører det økonomiske tilsynet og utarbeider budsjett o.a. i en kommune</text:p>
      <text:p text:style-name="P14"><text:span text:style-name="T5">nbMRKN Bare større kommuner har finansrådmann.</text:span></text:p>
      <text:p text:style-name="P3">klass<text:tab/><text:span text:style-name="T4">admin</text:span></text:p>
      <text:p text:style-name="P9">smi →<text:tab/></text:p>
      <text:p text:style-name="P4">cjq</text:p>
      <text:p text:style-name="P3">nb<text:tab/><text:span text:style-name="T2">finansutvalg &lt;GRAM n&gt;</text:span></text:p>
      <text:p text:style-name="P15">nbDEF kommunalt, politisk sammensatt utvalg som behandler bevilgningssaker</text:p>
      <text:p text:style-name="P15">nbMRKN Finansutvalget er underlagt kommunestyret.</text:p>
      <text:p text:style-name="P3">klass<text:tab/><text:span text:style-name="T4">admin</text:span></text:p>
      <text:p text:style-name="P9">smi →<text:tab/></text:p>
      <text:p text:style-name="P4">cjy</text:p>
      <text:p text:style-name="P3">nb<text:tab/><text:span text:style-name="T2">Fiskeridepartementet; &lt;SY&gt; FID; &lt;SY&gt; Det kongelige fiskeridepartement; &lt;STE&gt; departement</text:span></text:p>
      <text:p text:style-name="P3">klass<text:tab/><text:span text:style-name="T4">admin</text:span></text:p>
      <text:p text:style-name="P3"><text:span text:style-name="T7">smi →<text:tab/></text:span><text:span text:style-name="T2">Gøølemedepartemaange; &lt;SY&gt; GD; &lt;STE&gt; departemaange, departemeente</text:span></text:p>
      <text:p text:style-name="P9"/>
      <text:p text:style-name="P4">kvw</text:p>
      <text:p text:style-name="P3">nb<text:tab/><text:span text:style-name="T2">fjerntolking &lt;GRAM c&gt;</text:span></text:p>
      <text:p text:style-name="P15">nbDEF tolking ved hjelp av telekommunikasjon</text:p>
      <text:p text:style-name="P3">klass<text:tab/><text:span text:style-name="T4">admin</text:span></text:p>
      <text:p text:style-name="P3"><text:span text:style-name="T7">smi →<text:tab/></text:span><text:span text:style-name="T2">maajejarkoestimmie &lt;GRAM c&gt;</text:span></text:p>
      <text:p text:style-name="P11">nbDEF jarkoestimmiem telegovlesadtemen viehken</text:p>
      <text:p text:style-name="P4"><text:soft-page-break/>kut</text:p>
      <text:p text:style-name="P3">nb<text:tab/><text:span text:style-name="T2">fogd &lt;GRAM m&gt;</text:span></text:p>
      <text:p text:style-name="P15">nbDEF embetsmann eller tjenestemann som ivaretar visse forvaltningsmessige funksjoner</text:p>
      <text:p text:style-name="P15">nbMRKN Betegnelsen fogd blir nå bare brukt i sammensetninger, som bidragsfogd og skattefogd.</text:p>
      <text:p text:style-name="P3">klass<text:tab/><text:span text:style-name="T4">admin</text:span></text:p>
      <text:p text:style-name="P3"><text:span text:style-name="T7">smi →<text:tab/></text:span><text:span text:style-name="T2">fåågde &lt;GRAM m&gt;</text:span></text:p>
      <text:p text:style-name="P15">nbDEF embetsmann eller tjenestemann som ivaretar visse forvaltningsmessige funksjoner</text:p>
      <text:p text:style-name="P15">nbMRKN Betegnelsen fogd blir nå bare brukt i sammensetninger, som bidragsfogd og skattefogd.</text:p>
      <text:p text:style-name="P9"/>
      <text:p text:style-name="P4">cmy</text:p>
      <text:p text:style-name="P3">nb<text:tab/><text:span text:style-name="T2">folkeavstemning &lt;GRAM m&gt;; &lt;STE&gt; avstemning</text:span></text:p>
      <text:p text:style-name="P14"><text:span text:style-name="T5">nbDEF ordning i demokratiske land der alle som har stemmerett, får være med å avgjøre en sak ved valg</text:span></text:p>
      <text:p text:style-name="P15">nbMRKN Avgjørelsen blir tatt på grunnlag av et demokratisk flertall.</text:p>
      <text:p text:style-name="P3">klass<text:tab/><text:span text:style-name="T4">admin</text:span></text:p>
      <text:p text:style-name="P3"><text:span text:style-name="T7">smi →<text:tab/></text:span><text:span text:style-name="T2">almetji gielevedteme &lt;GRAM m&gt;; &lt;STE&gt; gielem vedtedh</text:span></text:p>
      <text:p text:style-name="P14"><text:span text:style-name="T5">nbDEF øørnegem demokraatihke laantine gusnie gaajhkesh gieh åadtjoeh gielem vedtedh, åadtjoeh mieltie aamhtesem nænnoestidh </text:span></text:p>
      <text:p text:style-name="P15">nbMRKN demokraatihke jijnjebhlåhkoe nænnoestimmien våaromisnie</text:p>
      <text:p text:style-name="P9"/>
      <text:p text:style-name="P4">cne</text:p>
      <text:p text:style-name="P3">nb<text:tab/><text:span text:style-name="T2">folkeregister &lt;GRAM n&gt;; &lt;STE&gt; register</text:span></text:p>
      <text:p text:style-name="P15">nbDEF fortegnelse over innbyggerne innenfor et visst geografisk område; jf. manntall</text:p>
      <text:p text:style-name="P3">klass<text:tab/><text:span text:style-name="T4">admin</text:span></text:p>
      <text:p text:style-name="P3"><text:span text:style-name="T7">smi →<text:tab/></text:span><text:span text:style-name="T2">almetjelåhkoe &lt;GRAM n&gt;; &lt;STE&gt; låhkoe</text:span></text:p>
      <text:p text:style-name="P11">nbDEF muana man gellieh årrojh vihtiestamme geograafihke dajvesne; vd. åålmehlåhkoe</text:p>
      <text:p text:style-name="P4"><text:soft-page-break/>cnf</text:p>
      <text:p text:style-name="P3">nb<text:tab/><text:span text:style-name="T2">Folkeregisteret</text:span></text:p>
      <text:p text:style-name="P15">nbDEF statlig kontor i hver kommune som arbeider med registrering av innbyggere o.a.</text:p>
      <text:p text:style-name="P3">klass<text:tab/><text:span text:style-name="T4">admin</text:span></text:p>
      <text:p text:style-name="P3"><text:span text:style-name="T7">smi →<text:tab/></text:span><text:span text:style-name="T2">Almetjelåhkoe</text:span></text:p>
      <text:p text:style-name="P15">nbDEF staaten kontovre fierhtene tjieltesne mij barkeminie årrojide låhkose tjaeledh j.j.</text:p>
      <text:p text:style-name="P9"/>
      <text:p text:style-name="P4">cno</text:p>
      <text:p text:style-name="P3">nb<text:tab/><text:span text:style-name="T2">folkevalgt &lt;GRAM adj&gt;; &lt;STE&gt; valgt</text:span></text:p>
      <text:p text:style-name="P15">nbDEF som er valgt ved direkte valg</text:p>
      <text:p text:style-name="P15">nbMRKN Representantene i blant annet Stortinget og kommunestyrene er folkevalgte.</text:p>
      <text:p text:style-name="P3">klass<text:tab/><text:span text:style-name="T4">admin</text:span></text:p>
      <text:p text:style-name="P3"><text:span text:style-name="T7">smi →<text:tab/></text:span><text:span text:style-name="T2">almetjeveeljeme, almetjistie veeljeme &lt;GRAM adj&gt;; &lt;STE&gt; veeljeme</text:span></text:p>
      <text:p text:style-name="P15">nbDEF mij lea veeljeme riekte veeljemisnie</text:p>
      <text:p text:style-name="P15">nbMRKN Stoerredigkien jih tieltiståvroj lihtsegh leah almetjeveeljeme.</text:p>
      <text:p text:style-name="P9"/>
      <text:p text:style-name="P4">cof</text:p>
      <text:p text:style-name="P3">nb<text:tab/><text:span text:style-name="T2">Forbruker- og administrasjonsdepartementet</text:span></text:p>
      <text:p text:style-name="P15">nbMRKN Nedlagt 1990.</text:p>
      <text:p text:style-name="P3">klass<text:tab/><text:span text:style-name="T4">admin</text:span></text:p>
      <text:p text:style-name="P3"><text:span text:style-name="T7">smi →<text:tab/></text:span><text:span text:style-name="T2">Åålmeh- jih reeremidepartemaange</text:span></text:p>
      <text:p text:style-name="P15">nbMRKN Vualadovvi 1990.</text:p>
      <text:p text:style-name="P9"/>
      <text:p text:style-name="P4">cog</text:p>
      <text:p text:style-name="P3">nb<text:tab/><text:span text:style-name="T2">forbrukerkontor &lt;GRAM n&gt;</text:span></text:p>
      <text:p text:style-name="P15">nbDEF Forbrukerrådets lokalkontor i et fylke</text:p>
      <text:p text:style-name="P3">klass<text:tab/><text:span text:style-name="T4">admin</text:span></text:p>
      <text:p text:style-name="P3"><text:span text:style-name="T7">smi →<text:tab/></text:span><text:span text:style-name="T2">åålmehkontovre &lt;GRAM n&gt;</text:span></text:p>
      <text:p text:style-name="P11">nbDEF Åålmehraerien dajvekontovrem fylhkesne</text:p>
      <text:p text:style-name="P4"><text:soft-page-break/>coh</text:p>
      <text:p text:style-name="P3">nb<text:tab/><text:span text:style-name="T2">forbrukerombud &lt;GRAM n&gt;; &lt;STE&gt; ombud</text:span></text:p>
      <text:p text:style-name="P15">nbDEF embetsmann som skal ivareta forbrukernes interesser</text:p>
      <text:p text:style-name="P15">nbMRKN Forbrukerombudet fører blant annet tilsyn med markedsføring og villedende reklame.</text:p>
      <text:p text:style-name="P3">klass<text:tab/><text:span text:style-name="T4">admin</text:span></text:p>
      <text:p text:style-name="P7"><text:span text:style-name="T7">smi →<text:tab/></text:span><text:span text:style-name="T2">åålmehniere &lt;GRAM n&gt;</text:span></text:p>
      <text:p text:style-name="P4">coi</text:p>
      <text:p text:style-name="P3">nb<text:tab/><text:span text:style-name="T2">Forbrukerrådet</text:span></text:p>
      <text:p text:style-name="P14"><text:span text:style-name="T5">nbDEF offentlig interesseorgan for forbrukerne</text:span></text:p>
      <text:p text:style-name="P15">nbMRKN Forbrukerrådet arbeider med å bedre forbrukernes situasjon gjennom opplysningsvirksomhet, tester og undersøkelser av varer.</text:p>
      <text:p text:style-name="P3">klass<text:tab/><text:span text:style-name="T4">admin</text:span></text:p>
      <text:p text:style-name="P3"><text:span text:style-name="T7">smi →<text:tab/></text:span><text:span text:style-name="T2">Åålmehraerie</text:span></text:p>
      <text:p text:style-name="P15">nbDEF bæjjoes bueriemasseåårgane almetjide</text:p>
      <text:p text:style-name="P14"><text:span text:style-name="T5">nbMRKN Åålmehraerie lea barkeminie siejhme almetji tsiehkieh bueriedidh, bievnesh faaledh, gaevnieh giehtjedidh</text:span></text:p>
      <text:p text:style-name="P9"/>
      <text:p text:style-name="P4">ktm</text:p>
      <text:p text:style-name="P3">nb<text:tab/><text:span text:style-name="T2">Forbrukertvistutvalget</text:span></text:p>
      <text:p text:style-name="P15">nbDEF offentlig utvalg som tar seg av klager fra forbrukerne</text:p>
      <text:p text:style-name="P3">klass<text:tab/><text:span text:style-name="T4">admin jur</text:span></text:p>
      <text:p text:style-name="P3"><text:span text:style-name="T7">smi →<text:tab/></text:span><text:span text:style-name="T2">Åålmehlaajhteme-moenehtse</text:span></text:p>
      <text:p text:style-name="P14"><text:span text:style-name="T5">nbDEF bæjjoes moenehtse mij edtja almetji laajhtemh gietedalledh</text:span></text:p>
      <text:p text:style-name="P9"/>
      <text:p text:style-name="P4"><text:soft-page-break/>cpy</text:p>
      <text:p text:style-name="P3">nb<text:tab/><text:span text:style-name="T2">forfatning &lt;GRAM m&gt;; &lt;STE&gt; statsforfatning</text:span></text:p>
      <text:p text:style-name="P15">nbDEF rettslig ordning som ligger til grunn for et lands politiske styre, oftest bestemt ved lov; jf. Grunnloven</text:p>
      <text:p text:style-name="P3">klass<text:tab/><text:span text:style-name="T4">admin</text:span></text:p>
      <text:p text:style-name="P3"><text:span text:style-name="T7">smi →<text:tab/></text:span><text:span text:style-name="T2">laake &lt;GRAM m&gt;; &lt;STE&gt; staatelaake</text:span></text:p>
      <text:p text:style-name="P14"><text:span text:style-name="T5">nbDEF reaktaøørnegem mij lea laanten povlitihke reeremen våaromisnie; vd. Våaromelaake</text:span></text:p>
      <text:p text:style-name="P9"/>
      <text:p text:style-name="P4">csa</text:p>
      <text:p text:style-name="P3">nb<text:tab/><text:span text:style-name="T2">formann &lt;GRAM m&gt;</text:span></text:p>
      <text:p text:style-name="P15">nbDEF valgt leder for en organisert gruppe mennesker, f.eks. en forening eller et forbund</text:p>
      <text:p text:style-name="P3">klass<text:tab/><text:span text:style-name="T4">admin</text:span></text:p>
      <text:p text:style-name="P3"><text:span text:style-name="T7">smi →<text:tab/></text:span><text:span text:style-name="T2">åejvie, åvtohke &lt;GRAM m&gt;</text:span></text:p>
      <text:p text:style-name="P14"><text:span text:style-name="T5">nbDEF almetje mij lea almetjekrirrien åejvine veeljesovveme, v.g. siebrien jallh ektievuekien</text:span></text:p>
      <text:p text:style-name="P9"/>
      <text:p text:style-name="P4">csc</text:p>
      <text:p text:style-name="P3">nb<text:tab/><text:span text:style-name="T2">formannskap &lt;GRAM n&gt;</text:span></text:p>
      <text:p text:style-name="P15">nbDEF arbeidsutvalg for et kommunestyre; jf. fylkesutvalg</text:p>
      <text:p text:style-name="P15">nbMRKN Formannskapet består av en firedel av kommunestyrets medlemmer. Det skal blant annet forberede saker som skal opp i kommunestyret og har avgjørelsesrett i mindre saker.</text:p>
      <text:p text:style-name="P3">klass<text:tab/><text:span text:style-name="T4">admin</text:span></text:p>
      <text:p text:style-name="P3"><text:span text:style-name="T7">smi →<text:tab/></text:span><text:span text:style-name="T2">åvtohkendåehkie &lt;GRAM n&gt;</text:span></text:p>
      <text:p text:style-name="P15">nbDEF tjieltenståvroen barkoemoenehtse; vd. fylhkenmoenehtse</text:p>
      <text:p text:style-name="P11">nbMRKN Åvtohkendåehkesne njealjehtse tjieltenståvroen lihtsegistie meatan. Edtja tjieltenståvroen aamhtesh reejredh, jih moenemereaktam unnebe aamhtesine åtna. </text:p>
      <text:p text:style-name="P4"><text:soft-page-break/>cuw</text:p>
      <text:p text:style-name="P3">nb<text:tab/><text:span text:style-name="T2">forsvar &lt;GRAM n&gt;</text:span></text:p>
      <text:p text:style-name="P15">nbDEF det å beskytte eller verne noen</text:p>
      <text:p text:style-name="P3">klass<text:tab/><text:span text:style-name="T4">admin jur</text:span></text:p>
      <text:p text:style-name="P3"><text:span text:style-name="T7">smi →<text:tab/></text:span><text:span text:style-name="T2">voebnesjimmie &lt;GRAM n&gt;</text:span></text:p>
      <text:p text:style-name="P15">nbDEF gie joem voebnesjidh jallh vaarjelidh</text:p>
      <text:p text:style-name="P9"/>
      <text:p text:style-name="P4">cuy</text:p>
      <text:p text:style-name="P3">nb<text:tab/><text:span text:style-name="T2">Forsvaret</text:span></text:p>
      <text:p text:style-name="P15">nbDEF militære stridskrefter og deres etater i Norge</text:p>
      <text:p text:style-name="P3">klass<text:tab/><text:span text:style-name="T4">admin</text:span></text:p>
      <text:p text:style-name="P3"><text:span text:style-name="T7">smi →<text:tab/></text:span><text:span text:style-name="T2">Vaarjelimmie</text:span></text:p>
      <text:p text:style-name="P14"><text:span text:style-name="T5">nbDEF militæren dåaroegaarkh jih goevtesh Nøørjesne</text:span></text:p>
      <text:p text:style-name="P9"/>
      <text:p text:style-name="P4">cuz</text:p>
      <text:p text:style-name="P3">nb<text:tab/><text:span text:style-name="T2">Forsvarsdepartementet; &lt;SY&gt; FD; &lt;SY&gt; Det kongelige forsvarsdepartement; &lt;STE&gt; departement</text:span></text:p>
      <text:p text:style-name="P3">klass<text:tab/><text:span text:style-name="T4">admin</text:span></text:p>
      <text:p text:style-name="P3"><text:span text:style-name="T7">smi →<text:tab/></text:span><text:span text:style-name="T2">Vaarjelimmiedepartemaange; &lt;SY&gt; VD; &lt;STE&gt; departemeente, departemaange</text:span></text:p>
      <text:p text:style-name="P9"/>
      <text:p text:style-name="P4">cvz</text:p>
      <text:p text:style-name="P3">nb<text:tab/><text:span text:style-name="T2">forvaltning &lt;GRAM m&gt;; &lt;SY&gt; offentlig administrasjon &lt;GRAM m&gt;</text:span></text:p>
      <text:p text:style-name="P15">nbDEF saksbehandling som utøves av organer for stat, fylkeskommune og kommune</text:p>
      <text:p text:style-name="P15">nbMRKN Regjeringen er forvaltningens øverste organ.</text:p>
      <text:p text:style-name="P3">klass<text:tab/><text:span text:style-name="T4">admin</text:span></text:p>
      <text:p text:style-name="P3"><text:span text:style-name="T7">smi →<text:tab/></text:span><text:span text:style-name="T2">reereme &lt;GRAM m&gt;; &lt;SY&gt; bæjjoes reereme &lt;GRAM m&gt;</text:span></text:p>
      <text:p text:style-name="P14"><text:span text:style-name="T5">nbDEF åårgani aamhtesegietedalleme staaten, fylhkentjielten jih tjielti åvteste</text:span></text:p>
      <text:p text:style-name="P15">nbMRKN Gånkan reereme lea reeremi jollemes åårgane.</text:p>
      <text:p text:style-name="P9"/>
      <text:p text:style-name="P4"><text:soft-page-break/>cwb</text:p>
      <text:p text:style-name="P3">nb<text:tab/><text:span text:style-name="T2">forvaltningsloven &lt;GRAM m&gt;; &lt;STE&gt; lov om behandlingsmåten i forvaltningssaker</text:span></text:p>
      <text:p text:style-name="P15">nbDEF lov av 10 februar 1967 om behandlingsmåten i forvaltningssaker; gir regler for hvordan offentlige myndigheter skal utføre sin saksbehandling</text:p>
      <text:p text:style-name="P3">klass<text:tab/><text:span text:style-name="T4">admin jur</text:span></text:p>
      <text:p text:style-name="P3"><text:span text:style-name="T7">smi →<text:tab/></text:span><text:span text:style-name="T2">reeremenlaake &lt;GRAM m&gt;; &lt;STE&gt; laakem guktie reeremeaamhtesh gietedalledh</text:span></text:p>
      <text:p text:style-name="P11">nbDEF laakem goevten 10. 1967-este mij muana guktie reeremenaamhtesh gietedalledh. Njoelkedassh guktie bæjjoes reeremh edtjieh aamhtesh gietedalledh.</text:p>
      <text:p text:style-name="P4">cwc</text:p>
      <text:p text:style-name="P3">nb<text:tab/><text:span text:style-name="T2">forvaltningsorgan &lt;GRAM n&gt;</text:span></text:p>
      <text:p text:style-name="P15">nbDEF offentlig institusjon som driver forvaltning</text:p>
      <text:p text:style-name="P3">klass<text:tab/><text:span text:style-name="T4">admin</text:span></text:p>
      <text:p text:style-name="P3"><text:span text:style-name="T7">smi →<text:tab/></text:span><text:span text:style-name="T2">reeremeåårgane &lt;GRAM n&gt;</text:span></text:p>
      <text:p text:style-name="P15">nbDEF bæjjoes institusjovnem reeremisnie</text:p>
      <text:p text:style-name="P9"/>
      <text:p text:style-name="P4">cze</text:p>
      <text:p text:style-name="P3">nb<text:tab/><text:span text:style-name="T2">frikort &lt;GRAM n&gt;</text:span></text:p>
      <text:p text:style-name="P14"><text:span text:style-name="T5">nbDEF kort som er bevis på at en har rett til gratis å benytte (et) gode(r) som det normalt skal betales for</text:span></text:p>
      <text:p text:style-name="P3">klass<text:tab/><text:span text:style-name="T4">admin</text:span></text:p>
      <text:p text:style-name="P3"><text:span text:style-name="T7">smi →<text:tab/></text:span><text:span text:style-name="T2">namhtahkåarhte &lt;GRAM n&gt;</text:span></text:p>
      <text:p text:style-name="P15">nbDEF kåarhtem mij vihteste dov lea reaktah utnedh bueriem(-h) mah siejhme tjoevere åestedh</text:p>
      <text:p text:style-name="P9"/>
      <text:p text:style-name="P4"><text:soft-page-break/>dbf</text:p>
      <text:p text:style-name="P3">nb<text:tab/><text:span text:style-name="T2">fullmakt &lt;GRAM c&gt;</text:span></text:p>
      <text:p text:style-name="P15">nbDEF 1: tillatelse til å handle i en annen persons sted</text:p>
      <text:p text:style-name="P14"><text:span text:style-name="T5">nbDEF 2: dokument som gir tillatelse til å handle i en annen persons sted</text:span></text:p>
      <text:p text:style-name="P3">klass<text:tab/><text:span text:style-name="T4">admin jur</text:span></text:p>
      <text:p text:style-name="P3"><text:span text:style-name="T7">smi →<text:tab/></text:span><text:span text:style-name="T2">elliesluhpie &lt;GRAM c&gt;</text:span></text:p>
      <text:p text:style-name="P15">nbDEF 1: luhpiem jeatja almetjen åvteste maam joem darjodh</text:p>
      <text:p text:style-name="P15">nbDEF 2: paehpere mij vihnesje dov lea reaktah jeatja almetjen åvteste maam joem darjodh</text:p>
      <text:p text:style-name="P9"/>
      <text:p text:style-name="P4">dbg</text:p>
      <text:p text:style-name="P3">nb<text:tab/><text:span text:style-name="T2">fullmektig &lt;GRAM m&gt;</text:span></text:p>
      <text:p text:style-name="P15">nbDEF person som arbeider på et kontor, oftest offentlig, og som har fullmakt til å utføre visse selvstendige arbeidsoppgaver</text:p>
      <text:p text:style-name="P3">klass<text:tab/><text:span text:style-name="T4">admin</text:span></text:p>
      <text:p text:style-name="P9">smi →<text:tab/></text:p>
      <text:p text:style-name="P4">dbt</text:p>
      <text:p text:style-name="P3">nb<text:tab/><text:span text:style-name="T2">fylke &lt;GRAM n&gt;</text:span></text:p>
      <text:p text:style-name="P14"><text:span text:style-name="T5">nbDEF geografisk avgrenset område som består av flere kommuner; jf. fylkeskommune, fylkesmann</text:span></text:p>
      <text:p text:style-name="P15">nbMRKN Norge er inndelt i 19 fylker. Hvert fylke har sin forvaltning.</text:p>
      <text:p text:style-name="P3">klass<text:tab/><text:span text:style-name="T4">admin</text:span></text:p>
      <text:p text:style-name="P3"><text:span text:style-name="T7">smi →<text:tab/></text:span><text:span text:style-name="T2">fylhke&lt;GRAM n&gt;</text:span></text:p>
      <text:p text:style-name="P15">nbDEF geografihke dajvem gusnie jijnjebh tjielth; vd. fylhkentjielte, fylhkenalmetje</text:p>
      <text:p text:style-name="P14"><text:span text:style-name="T5">nbMRKN Nøørjesne 19 fylhkh. Fierhne fylhken sjiere reereme.</text:span></text:p>
      <text:p text:style-name="P9"/>
      <text:p text:style-name="P4"><text:soft-page-break/>dbv</text:p>
      <text:p text:style-name="P3">nb<text:tab/><text:span text:style-name="T2">fylkesarbeidskontor &lt;GRAM n&gt;</text:span></text:p>
      <text:p text:style-name="P15">nbDEF overordnet organ for de lokale arbeidskontorene i et fylke</text:p>
      <text:p text:style-name="P15">nbMRKN Fylkesarbeidskontoret er direkte underlagt Arbeidsdirektoratet.</text:p>
      <text:p text:style-name="P3">klass<text:tab/><text:span text:style-name="T4">admin arbeid</text:span></text:p>
      <text:p text:style-name="P3"><text:span text:style-name="T7">smi →<text:tab/></text:span><text:span text:style-name="T1">fylhkenbarkoenkontovre</text:span><text:span text:style-name="T3"> </text:span><text:span text:style-name="T2">&lt;GRAM n&gt;</text:span></text:p>
      <text:p text:style-name="P14"><text:span text:style-name="T5">nbDEF bijjies åårganem fylhken barkoekontovri bijjelen</text:span></text:p>
      <text:p text:style-name="P11">nbMRKN Fylhkenbarkoekontovre lea riekte Barkoedirektovraaten nuelesne.</text:p>
      <text:p text:style-name="P9"/>
      <text:p text:style-name="P4">dbw</text:p>
      <text:p text:style-name="P3">nb<text:tab/><text:span text:style-name="T2">fylkesarbeidssjef &lt;GRAM m&gt;</text:span></text:p>
      <text:p text:style-name="P15">nbDEF tjenestemann som er leder for et fylkesarbeidskontor</text:p>
      <text:p text:style-name="P3">klass<text:tab/><text:span text:style-name="T4">admin arbeid</text:span></text:p>
      <text:p text:style-name="P3"><text:span text:style-name="T7">smi →<text:tab/></text:span><text:span text:style-name="T1">fylhkenbarkoeåejvie</text:span><text:span text:style-name="T3"> </text:span><text:span text:style-name="T2">&lt;GRAM m&gt;</text:span></text:p>
      <text:p text:style-name="P11">nbDEF fylhkenbarkoekontovren åejvine barkeminie</text:p>
      <text:p text:style-name="P9"/>
      <text:p text:style-name="P4">dbx</text:p>
      <text:p text:style-name="P3">nb<text:tab/><text:span text:style-name="T2">fylkeshelsesjef &lt;GRAM m&gt;</text:span></text:p>
      <text:p text:style-name="P15">nbDEF tjenestemann som administrerer den fylkeskommunale helsetjenesten</text:p>
      <text:p text:style-name="P15">nbMRKN Fylkeshelsesjefen har blant annet ansvar for planlegging, utbygging og drift av fylkeskommunale helseinstitusjoner.</text:p>
      <text:p text:style-name="P3">klass<text:tab/><text:span text:style-name="T4">admin helse</text:span></text:p>
      <text:p text:style-name="P7"><text:span text:style-name="T7">smi →<text:tab/></text:span><text:span text:style-name="T2">fylhken starneåejvie ? &lt;GRAM m&gt;</text:span></text:p>
      <text:p text:style-name="P4">dby</text:p>
      <text:p text:style-name="P3">nb<text:tab/><text:span text:style-name="T2">fylkeshelsetjeneste &lt;GRAM m&gt;</text:span></text:p>
      <text:p text:style-name="P15">nbDEF fylkeskommunal ordning som dekker mer spesialisert medisinsk hjelp enn kommunehelsetjeneste; jf. regionhelsetjeneste, kommunehelsetjeneste</text:p>
      <text:p text:style-name="P14"><text:span text:style-name="T5">nbMRKN Fylkessykehusene sorterer under fylkeshelsetjenesten.</text:span></text:p>
      <text:p text:style-name="P3">klass<text:tab/><text:span text:style-name="T4">admin helse</text:span></text:p>
      <text:p text:style-name="P3"><text:span text:style-name="T7">smi →<text:tab/></text:span><text:span text:style-name="T2">fylhken starneråajvarimmie ? &lt;GRAM m&gt;</text:span></text:p>
      <text:p text:style-name="P9"/>
      <text:p text:style-name="P4"><text:soft-page-break/>dbz</text:p>
      <text:p text:style-name="P3">nb<text:tab/><text:span text:style-name="T2">fylkeskasserer &lt;GRAM m&gt;</text:span></text:p>
      <text:p text:style-name="P15">nbDEF tjenestemann som fører tilsyn med penge- og regnskapsvesenet i en fylkeskommune; jf. kommunekasserer, kemner</text:p>
      <text:p text:style-name="P3">klass<text:tab/><text:span text:style-name="T4">admin</text:span></text:p>
      <text:p text:style-name="P3"><text:span text:style-name="T7">smi →<text:tab/></text:span><text:span text:style-name="T2">fylhken beetnehtjirkije ? &lt;GRAM m&gt;</text:span></text:p>
      <text:p text:style-name="P9"/>
      <text:p text:style-name="P4">dca</text:p>
      <text:p text:style-name="P3">nb<text:tab/><text:span text:style-name="T2">fylkeskommunal &lt;GRAM adj&gt;</text:span></text:p>
      <text:p text:style-name="P15">nbDEF som drives av en fylkeskommune</text:p>
      <text:p text:style-name="P3">klass<text:tab/><text:span text:style-name="T4">admin</text:span></text:p>
      <text:p text:style-name="P3"><text:span text:style-name="T7">smi →<text:tab/></text:span><text:span text:style-name="T2">fylhkentjielten &lt;GRAM adj&gt;</text:span></text:p>
      <text:p text:style-name="P15">nbDEF mij lea fylhkentjielten reeremen nuelesne</text:p>
      <text:p text:style-name="P9"/>
      <text:p text:style-name="P4">dcc</text:p>
      <text:p text:style-name="P3">nb<text:tab/><text:span text:style-name="T2">fylkeskommune &lt;GRAM m&gt;</text:span></text:p>
      <text:p text:style-name="P14"><text:span text:style-name="T5">nbDEF forvaltningsmessig og økonomisk enhet i Norge som består av kommunene i et fylke, og som styres av et folkevalgt organ</text:span></text:p>
      <text:p text:style-name="P15">nbMRKN En fylkeskommune er et forvaltningsmessig ledd mellom stat og kommune.</text:p>
      <text:p text:style-name="P3">klass<text:tab/><text:span text:style-name="T4">admin</text:span></text:p>
      <text:p text:style-name="P3"><text:span text:style-name="T7">smi →<text:tab/></text:span><text:span text:style-name="T2">fylhkentjielte &lt;GRAM m&gt;</text:span></text:p>
      <text:p text:style-name="P14"><text:span text:style-name="T5">nbDEF reereme- jih øøkonomijeøørnegem Nøørjesne mij fylhken tjieltide dijpie, jih almetjeveeljeme åårganen reeremisnie</text:span></text:p>
      <text:p text:style-name="P11">nbMRKN Fylhkentjielte lea lihtsem staaten jih tjielten gaskesne</text:p>
      <text:p text:style-name="P4">dcf</text:p>
      <text:p text:style-name="P3">nb<text:tab/><text:span text:style-name="T2">fylkeskontorsjef &lt;GRAM m&gt;</text:span></text:p>
      <text:p text:style-name="P15">nbDEF tjenestemann nærmest under fylkesmannen</text:p>
      <text:p text:style-name="P3">klass<text:tab/><text:span text:style-name="T4">admin</text:span></text:p>
      <text:p text:style-name="P3"><text:span text:style-name="T7">smi →<text:tab/></text:span><text:span text:style-name="T2">fylhkenskovleåejvie&lt;GRAM m&gt;</text:span></text:p>
      <text:p text:style-name="P11">nbDEF gietskemes barkije fylhkenålman nuelesne</text:p>
      <text:p text:style-name="P4"><text:soft-page-break/>dcj</text:p>
      <text:p text:style-name="P3">nb<text:tab/><text:span text:style-name="T2">fylkeslege &lt;GRAM m&gt;; &lt;STE&gt; lege</text:span></text:p>
      <text:p text:style-name="P15">nbDEF embetsmann som har hovedansvaret for det statlige helsestellet i et fylke; jf. stadsfysikus</text:p>
      <text:p text:style-name="P15">nbMRKN Fylkeslegen står direkte under Helsedirektøren.</text:p>
      <text:p text:style-name="P3">klass<text:tab/><text:span text:style-name="T4">admin helse</text:span></text:p>
      <text:p text:style-name="P3"><text:span text:style-name="T7">smi →<text:tab/></text:span><text:span text:style-name="T2">fylhkendåaktere &lt;GRAM m&gt;; &lt;STE&gt; dåaktere</text:span></text:p>
      <text:p text:style-name="P15">nbDEF altese åejviediedte lea staaten starneråajvarimmiem fylhkesne</text:p>
      <text:p text:style-name="P11">nbMRKN Fylhkendåaktere lea riekte Starnedirektøøren nuelesne.</text:p>
      <text:p text:style-name="P4">dck</text:p>
      <text:p text:style-name="P3">nb<text:tab/><text:span text:style-name="T2">fylkesmann &lt;GRAM m&gt;</text:span></text:p>
      <text:p text:style-name="P14"><text:span text:style-name="T5">nbDEF embetsmann som utøver den øverste sivile forvaltningsmyndighet i et fylke</text:span></text:p>
      <text:p text:style-name="P15">nbMRKN Fylkesmannen er regjeringens representant og skal blant annet påse at at vedtak i Stortinget og regjeringen blir gjennomført i det fylket han bestyrer. Klager på kommunale vedtak blir også behandlet hos fylkesmannen.</text:p>
      <text:p text:style-name="P3">klass<text:tab/><text:span text:style-name="T4">admin</text:span></text:p>
      <text:p text:style-name="P3"><text:span text:style-name="T7">smi →<text:tab/></text:span><text:span text:style-name="T2">fylhkenålma, -almetje &lt;GRAM m&gt;</text:span></text:p>
      <text:p text:style-name="P15">nbDEF jollemes sivijle reeremefaamohkem fylhkesne</text:p>
      <text:p text:style-name="P14"><text:span text:style-name="T5">nbMRKN Fylhkenålma lea Gånkan reeremen saadtege, jih altese barkoe giehtjedidh Stoerredigkien jih Gånkan reeremen nænnoestimmide tjirrehtidh jijtse fylhkesne. Aaj fylhkenålman barkoe laajhtemh tjielten nænnoestimmiej vøøste gietedalledh.</text:span></text:p>
      <text:p text:style-name="P9"/>
      <text:p text:style-name="P4">ksg</text:p>
      <text:p text:style-name="P3">nb<text:tab/><text:span text:style-name="T2">fylkesmannsembete &lt;GRAM n&gt;; &lt;STE&gt; embete</text:span></text:p>
      <text:p text:style-name="P15">nbDEF arbeidsoppgaver og fullmakter som en fylkesmann har</text:p>
      <text:p text:style-name="P3">klass<text:tab/><text:span text:style-name="T4">admin</text:span></text:p>
      <text:p text:style-name="P3"><text:span text:style-name="T7">smi →<text:tab/></text:span><text:span text:style-name="T2">fylhkenåålman- ? &lt;GRAM n&gt;; &lt;STE&gt; embeete ?</text:span></text:p>
      <text:p text:style-name="P9"/>
      <text:p text:style-name="P4"><text:soft-page-break/>dco</text:p>
      <text:p text:style-name="P3">nb<text:tab/><text:span text:style-name="T2">fylkesordfører &lt;GRAM m&gt;</text:span></text:p>
      <text:p text:style-name="P15">nbDEF politisk leder for fylkeskommunen; jf. Ordfører</text:p>
      <text:p text:style-name="P3">klass<text:tab/><text:span text:style-name="T4">admin</text:span></text:p>
      <text:p text:style-name="P3"><text:span text:style-name="T7">smi →<text:tab/></text:span><text:span text:style-name="T2">fylhken – åejvie?, - juhtiehtæjja? &lt;GRAM m&gt;</text:span></text:p>
      <text:p text:style-name="P9"/>
      <text:p text:style-name="P4">dcp</text:p>
      <text:p text:style-name="P3">nb<text:tab/><text:span text:style-name="T2">fylkesrådmann &lt;GRAM m&gt;; &lt;STE&gt; rådmann</text:span></text:p>
      <text:p text:style-name="P15">nbDEF administrativ leder i en fylkeskommune</text:p>
      <text:p text:style-name="P14"><text:span text:style-name="T5">nbMRKN Arbeidsoppgavene er omtrent de samme som for en rådmann i en kommune.</text:span></text:p>
      <text:p text:style-name="P3">klass<text:tab/><text:span text:style-name="T4">admin</text:span></text:p>
      <text:p text:style-name="P3"><text:span text:style-name="T7">smi →<text:tab/></text:span><text:span text:style-name="T2">fylhkenraeriestæjja &lt;GRAM m&gt;; &lt;STE&gt; raeriestæjja</text:span></text:p>
      <text:p text:style-name="P15">nbDEF fylhkentjielten reeremen åejvie</text:p>
      <text:p text:style-name="P15">nbMRKN Medtie seamma barkoelaavenjassh goh tjielten raeriestæjjan.</text:p>
      <text:p text:style-name="P9"/>
      <text:p text:style-name="P4">dcr</text:p>
      <text:p text:style-name="P3">nb<text:tab/><text:span text:style-name="T2">fylkesskattekontor &lt;GRAM n&gt;</text:span></text:p>
      <text:p text:style-name="P14"><text:span text:style-name="T5">nbDEF statlig kontor i hvert fylke som fører tilsyn med ligningskontorene i fylket og kontrollerer beregningen av merverdi- og investeringsavgift</text:span></text:p>
      <text:p text:style-name="P3">klass<text:tab/><text:span text:style-name="T4">admin skatt</text:span></text:p>
      <text:p text:style-name="P9">smi →<text:tab/></text:p>
      <text:p text:style-name="P4">dcs</text:p>
      <text:p text:style-name="P3">nb<text:tab/><text:span text:style-name="T2">fylkesskattesjef &lt;GRAM m&gt;</text:span></text:p>
      <text:p text:style-name="P15">nbDEF tjenestemann som er leder for fylkesskattekontoret</text:p>
      <text:p text:style-name="P3">klass<text:tab/><text:span text:style-name="T4">admin skatt</text:span></text:p>
      <text:p text:style-name="P9">smi →<text:tab/></text:p>
      <text:p text:style-name="P4"><text:soft-page-break/>dct</text:p>
      <text:p text:style-name="P3">nb<text:tab/><text:span text:style-name="T2">fylkesskattestyre &lt;GRAM n&gt;; &lt;STE&gt; styre</text:span></text:p>
      <text:p text:style-name="P15">nbDEF styre som fører tilsyn med ligningen i kommunene i et fylke, og som fungerer som klageinstans</text:p>
      <text:p text:style-name="P14"><text:span text:style-name="T5">nbMRKN Styret består av fylkesmannen, fylkesskattesjefen og fem medlemmer valgt av fylkestinget.</text:span></text:p>
      <text:p text:style-name="P3">klass<text:tab/><text:span text:style-name="T4">admin skatt</text:span></text:p>
      <text:p text:style-name="P9">smi →<text:tab/></text:p>
      <text:p text:style-name="P4">dcu</text:p>
      <text:p text:style-name="P3">nb<text:tab/><text:span text:style-name="T2">fylkesskolekontor &lt;GRAM n&gt;</text:span></text:p>
      <text:p text:style-name="P15">nbDEF fylkeskommunalt kontor som blant annet har ansvar for driften av videregående skoler i et fylke</text:p>
      <text:p text:style-name="P3">klass<text:tab/><text:span text:style-name="T4">admin skole</text:span></text:p>
      <text:p text:style-name="P3"><text:span text:style-name="T7">smi →<text:tab/></text:span><text:span text:style-name="T2">fylhkenskovlekontovre &lt;GRAM n&gt;</text:span></text:p>
      <text:p text:style-name="P14"><text:span text:style-name="T5">nbDEF fylhketjielten kontovre man diedte lea fylhken jåarhkeskovlh juhtiehtidh</text:span></text:p>
      <text:p text:style-name="P9"/>
      <text:p text:style-name="P4">dcv</text:p>
      <text:p text:style-name="P3">nb<text:tab/><text:span text:style-name="T2">fylkesskolesjef &lt;GRAM m&gt;</text:span></text:p>
      <text:p text:style-name="P15">nbDEF tjenestemann som er leder for et fylkesskolekontor</text:p>
      <text:p text:style-name="P3">klass<text:tab/><text:span text:style-name="T4">admin skole</text:span></text:p>
      <text:p text:style-name="P3"><text:span text:style-name="T7">smi →<text:tab/></text:span><text:span text:style-name="T2">fylhkenskovleåejvie &lt;GRAM m&gt;</text:span></text:p>
      <text:p text:style-name="P15">nbDEF fylhkebarkije mij fylhkeskovlekontovren åejvine</text:p>
      <text:p text:style-name="P9"/>
      <text:p text:style-name="P4">dcw</text:p>
      <text:p text:style-name="P3">nb<text:tab/><text:span text:style-name="T2">fylkesskolestyre &lt;GRAM n&gt;; &lt;STE&gt; skolestyre</text:span></text:p>
      <text:p text:style-name="P15">nbDEF styre som har ansvar for virksomheten ved videregående skoler i en fylkeskommune</text:p>
      <text:p text:style-name="P15">nbMRKN Fylkesskolestyret er politisk sammensatt.</text:p>
      <text:p text:style-name="P3">klass<text:tab/><text:span text:style-name="T4">admin skole</text:span></text:p>
      <text:p text:style-name="P3"><text:span text:style-name="T7">smi →<text:tab/></text:span><text:span text:style-name="T2">fylhkenskovleståvroe &lt;GRAM n&gt;; &lt;STE&gt; skovleståvroe</text:span></text:p>
      <text:p text:style-name="P14"><text:span text:style-name="T5">nbDEF ståvroen diedte lea giehtjedidh mejnie fylhketjielten jåarhkeskovline giehteleminie</text:span></text:p>
      <text:p text:style-name="P11">nbMRKN Fylhkenskovleståvroen lihtsegh leah povlitigkerh</text:p>
      <text:p text:style-name="P4"><text:soft-page-break/>dcx</text:p>
      <text:p text:style-name="P3">nb<text:tab/><text:span text:style-name="T2">fylkestannlege &lt;GRAM m&gt;</text:span></text:p>
      <text:p text:style-name="P15">nbDEF øverste faglige leder av den offentlige tannpleie i et fylke</text:p>
      <text:p text:style-name="P3">klass<text:tab/><text:span text:style-name="T4">admin helse</text:span></text:p>
      <text:p text:style-name="P3"><text:span text:style-name="T7">smi →<text:tab/></text:span><text:span text:style-name="T2">fylhkenbaeniedåaktere &lt;GRAM m&gt;</text:span></text:p>
      <text:p text:style-name="P11">nbDEF jollemes faageåejviem fylhken bæjjoes baeniestarneråajvarimmide</text:p>
      <text:p text:style-name="P4">dcy</text:p>
      <text:p text:style-name="P3">nb<text:tab/><text:span text:style-name="T2">fylkesting &lt;GRAM n&gt;</text:span></text:p>
      <text:p text:style-name="P15">nbDEF øverste politiske styringsorgan i en fylkeskommune</text:p>
      <text:p text:style-name="P15">nbMRKN Fylkestinget velges ved direkte valg hvert fjerde år.</text:p>
      <text:p text:style-name="P3">klass<text:tab/><text:span text:style-name="T4">admin</text:span></text:p>
      <text:p text:style-name="P3"><text:span text:style-name="T7">smi →<text:tab/></text:span><text:span text:style-name="T2">fylhkendigkie &lt;GRAM n&gt;</text:span></text:p>
      <text:p text:style-name="P15">nbDEF jollemes povlitihke reeremeåårgane fylhkentjieltesne</text:p>
      <text:p text:style-name="P15">nbMRKN Fylhkendigkie fierhten njealjede jaepien veeljeme.</text:p>
      <text:p text:style-name="P9"/>
      <text:p text:style-name="P4">dcz</text:p>
      <text:p text:style-name="P3">nb<text:tab/><text:span text:style-name="T2">fylkestingsvalg &lt;GRAM n&gt;; &lt;STE&gt; valg</text:span></text:p>
      <text:p text:style-name="P15">nbDEF direkte valg av representanter til fylkestinget</text:p>
      <text:p text:style-name="P3">klass<text:tab/><text:span text:style-name="T4">admin</text:span></text:p>
      <text:p text:style-name="P3"><text:span text:style-name="T7">smi →<text:tab/></text:span><text:span text:style-name="T2">fylhkendigkie-veeljeme&lt;GRAM n&gt;; &lt;STE&gt; veeljeme</text:span></text:p>
      <text:p text:style-name="P15">nbDEF fylhkendægkan lihtsegh riekte veeljesuvvieh</text:p>
      <text:p text:style-name="P9"/>
      <text:p text:style-name="P4"><text:soft-page-break/>dda</text:p>
      <text:p text:style-name="P3">nb<text:tab/><text:span text:style-name="T2">fylkesutvalg &lt;GRAM n&gt;</text:span></text:p>
      <text:p text:style-name="P14"><text:span text:style-name="T5">nbDEF arbeidsutvalg i et fylkesting som blant annet fører tilsyn med den fylkeskommunale forvaltningen; jf. formannskap</text:span></text:p>
      <text:p text:style-name="P15">nbMRKN Fylkesutvalget består av en firedel av fylkestingets representanter og tilsvarer formannskapet i en kommune.</text:p>
      <text:p text:style-name="P3">klass<text:tab/><text:span text:style-name="T4">admin</text:span></text:p>
      <text:p text:style-name="P3"><text:span text:style-name="T7">smi →<text:tab/></text:span><text:span text:style-name="T2">fylhkenmoenehtse &lt;GRAM n&gt;</text:span></text:p>
      <text:p text:style-name="P14"><text:span text:style-name="T5">nbDEF fylhkendigkien moenehtse mij edtja fylhkentjielten reeremem giehtjedidh; vd. åvtohkenkrirrie, åvtohkendåehkie</text:span></text:p>
      <text:p text:style-name="P15">nbMRKN Fylhkenmoenehtsisnie njealjehtsem fylhkendigkien lihtsegistie jih seamma goh tjielten åvtohkedåehkie. </text:p>
      <text:p text:style-name="P9"/>
      <text:p text:style-name="P4">deb</text:p>
      <text:p text:style-name="P3">nb<text:tab/><text:span text:style-name="T2">fødselsnummer &lt;GRAM n&gt;</text:span></text:p>
      <text:p text:style-name="P15">nbDEF ellevesifret identifikasjonsnummer for personer bosatt i Norge, der de seks første sifrene angir fødselsdato og de fem siste personnummer; jf. personnummer</text:p>
      <text:p text:style-name="P3">klass<text:tab/><text:span text:style-name="T4">admin skatt</text:span></text:p>
      <text:p text:style-name="P3"><text:span text:style-name="T7">smi →<text:tab/></text:span><text:span text:style-name="T2">reakadimmielåhkoeh, -nommere, reakedslåhkoeh, -nommere ? &lt;GRAM n&gt;</text:span></text:p>
      <text:p text:style-name="P2"/>
      <text:p text:style-name="P9"/>
      <text:p text:style-name="P4">dhg</text:p>
      <text:p text:style-name="P3">nb<text:tab/><text:span text:style-name="T2">gebyr &lt;GRAM n&gt;</text:span></text:p>
      <text:p text:style-name="P15">nbDEF avgift, som regel som betaling for en tjeneste</text:p>
      <text:p text:style-name="P3">klass<text:tab/><text:span text:style-name="T4">admin finans</text:span></text:p>
      <text:p text:style-name="P7"><text:span text:style-name="T7">smi →<text:tab/></text:span><text:span text:style-name="T2">maaksoe, åasa – utgift ? &lt;GRAM n&gt;</text:span></text:p>
      <text:p text:style-name="P4"><text:soft-page-break/>dhk</text:p>
      <text:p text:style-name="P3">nb<text:tab/><text:span text:style-name="T2">generalforsamling &lt;GRAM c&gt;</text:span></text:p>
      <text:p text:style-name="P14"><text:span text:style-name="T5">nbDEF møte i en organisasjon, forening e.l. der alle medlemmer kan møte</text:span></text:p>
      <text:p text:style-name="P15">nbMRKN En generalforsamling er organisasjonens eller selskapets øverste myndighet og holdes som regel i forbindelse med årsmøte (ordinær generalforsamling) eller etter spesiell innkalling (ekstraordinær generalforsamling).</text:p>
      <text:p text:style-name="P3">klass<text:tab/><text:span text:style-name="T4">admin</text:span></text:p>
      <text:p text:style-name="P3"><text:span text:style-name="T7">smi →<text:tab/></text:span><text:span text:style-name="T2">dievestjåahkoe ? &lt;GRAM c&gt;</text:span></text:p>
      <text:p text:style-name="P9"/>
      <text:p text:style-name="P4">ksd</text:p>
      <text:p text:style-name="P3">nb<text:tab/><text:span text:style-name="T2">generalplan &lt;GRAM m&gt;; &lt;STE&gt; plan</text:span></text:p>
      <text:p text:style-name="P15">nbDEF mindre detaljert plan over arealbruk i en kommune; jf. reguleringsplan</text:p>
      <text:p text:style-name="P14"><text:span text:style-name="T5">nbMRKN Alle kommuner er forpliktet til å utarbeide en generalplan som skal tjene som rettledning ved utarbeidelsen av detaljplaner.</text:span></text:p>
      <text:p text:style-name="P3">klass<text:tab/><text:span text:style-name="T4">admin</text:span></text:p>
      <text:p text:style-name="P3"><text:span text:style-name="T7">smi →<text:tab/></text:span><text:span text:style-name="T2">åejviesoejkesje &lt;GRAM m&gt;; &lt;STE&gt; soejkesje, plaane ?</text:span></text:p>
      <text:p text:style-name="P15">nbDEF unnebe tjiertestamme soejkesjem mij muana guktie tjielten dajvh utnedh</text:p>
      <text:p text:style-name="P14"><text:span text:style-name="T5">nbMRKN Gaajhkh tjielti diedte åejviesoejkesjem darjodh, mij edtja buerkiestimmine årrodh gosse sjieresoejkesjh darjodh.</text:span></text:p>
      <text:p text:style-name="P9"/>
      <text:p text:style-name="P4">dko</text:p>
      <text:p text:style-name="P3">nb<text:tab/><text:span text:style-name="T2">gradering av dokument &lt;GRAM c&gt;</text:span></text:p>
      <text:p text:style-name="P15">nbDEF det å vurdere om et dokument trenger beskyttelse og eventuelt om hvilken beskyttelsesgrad som skal benyttes</text:p>
      <text:p text:style-name="P3">klass<text:tab/><text:span text:style-name="T4">admin</text:span></text:p>
      <text:p text:style-name="P7"><text:span text:style-name="T7">smi →<text:tab/></text:span><text:span text:style-name="T2">tjaalegem - ? &lt;GRAM c&gt;</text:span></text:p>
      <text:p text:style-name="P4"><text:soft-page-break/>dmb</text:p>
      <text:p text:style-name="P3">nb<text:tab/><text:span text:style-name="T2">Grunnloven</text:span></text:p>
      <text:p text:style-name="P14"><text:span text:style-name="T5">nbDEF Norges konstitusjon eller forfatning, gitt 17 mai 1814</text:span></text:p>
      <text:p text:style-name="P3">klass<text:tab/><text:span text:style-name="T4">admin jur</text:span></text:p>
      <text:p text:style-name="P3"><text:span text:style-name="T7">smi →<text:tab/></text:span><text:span text:style-name="T2">Våaromelaake</text:span></text:p>
      <text:p text:style-name="P15">nbDEF Nøørjen tseagkerh jallh laake, suehpeden 17. 1814-este</text:p>
      <text:p text:style-name="P9"/>
      <text:p text:style-name="P4">dmk</text:p>
      <text:p text:style-name="P3">nb<text:tab/><text:span text:style-name="T2">Grunnskolerådet</text:span></text:p>
      <text:p text:style-name="P14"><text:span text:style-name="T5">nbDEF rådgivende organ for Utdannings- og forskningsdepartementet i saker som gjelder grunnskolen</text:span></text:p>
      <text:p text:style-name="P3">klass<text:tab/><text:span text:style-name="T4">admin skole</text:span></text:p>
      <text:p text:style-name="P3"><text:span text:style-name="T7">smi →<text:tab/></text:span><text:span text:style-name="T1">Maadthskovleraerie</text:span><text:span text:style-name="T3"> </text:span></text:p>
      <text:p text:style-name="P11">nbDEF Øøhpehtimmie- jih dotkemedepartemangen rååresjimmieåårgane maadthskovleaamhteside</text:p>
      <text:p text:style-name="P9"/>
      <text:p text:style-name="P4">knv</text:p>
      <text:p text:style-name="P3">nb<text:tab/><text:span text:style-name="T2">helse- og sosialkontor &lt;GRAM n&gt;; &lt;SY&gt; helse- og sosialsenter &lt;GRAM n&gt;</text:span></text:p>
      <text:p text:style-name="P14"><text:span text:style-name="T5">nbDEF institusjon for kommunale helse- og sosialtjenester; jf. helsesenter, sosialkontor</text:span></text:p>
      <text:p text:style-name="P3">klass<text:tab/><text:span text:style-name="T4">admin helse sosial</text:span></text:p>
      <text:p text:style-name="P3"><text:span text:style-name="T7">smi →<text:tab/></text:span><text:span text:style-name="T2">starne- jih sovsijaalekontovre &lt;GRAM n&gt;; &lt;SY&gt; starne- jih sovsijaalegoevtese &lt;GRAM n&gt;</text:span></text:p>
      <text:p text:style-name="P7"><text:span text:style-name="T5">nbDEF institusjovnem tjielten starne- jih sovsijaaleråajvarimmide; vd. starnegoevtese, sovsijaalekontovre </text:span></text:p>
      <text:p text:style-name="P4"><text:soft-page-break/>dpu</text:p>
      <text:p text:style-name="P3">nb<text:tab/><text:span text:style-name="T2">helse- og sosialstyre &lt;GRAM n&gt;; &lt;SY&gt; helse- og sosialutvalg &lt;GRAM n&gt;; &lt;STE&gt; sosialstyre; &lt;STE&gt; sosialutvalg; &lt;STE&gt; styre; &lt;STE&gt; utvalg</text:span></text:p>
      <text:p text:style-name="P15">nbDEF utvalg på kommunalt eller fylkeskommunalt nivå for helsevern og sosialomsorg</text:p>
      <text:p text:style-name="P15">nbMRKN Medlemmene i helse- og sosialstyret er politisk valgt og tar de politiske beslutningene innenfor denne sektoren.</text:p>
      <text:p text:style-name="P3">klass<text:tab/><text:span text:style-name="T4">admin helse sosial</text:span></text:p>
      <text:p text:style-name="P3"><text:span text:style-name="T7">smi →<text:tab/></text:span><text:span text:style-name="T2">starne- jih sovsijaaleståvroe &lt;GRAM n&gt;; &lt;SY&gt; starne- jih sovsijaalemoenehtse &lt;GRAM n&gt;; &lt;STE&gt; sovsijaaleståvroe; &lt;STE&gt; sovsijaalemoenehtse; &lt;STE&gt; ståvroe; &lt;STE&gt; moenehtse</text:span></text:p>
      <text:p text:style-name="P14"><text:span text:style-name="T5">nbDEF moenehtsem tjielten jallh fylhkentjielten daltesisnie starnevaarjelimmesne jih sovsijaalegorredimmesne</text:span></text:p>
      <text:p text:style-name="P14"><text:span text:style-name="T5">nbMRKN </text:span><text:span text:style-name="T6">starne- jih sovsijaaleståvroe</text:span><text:span text:style-name="T5">n lihtsegh leah povlitihke veeljesovveme, jih povlitihke nænnoestimmide darjoeh daennie gievlesne.</text:span></text:p>
      <text:p text:style-name="P9"/>
      <text:p text:style-name="P4">dpy</text:p>
      <text:p text:style-name="P3">nb<text:tab/><text:span text:style-name="T2">Helsedirektoratet</text:span></text:p>
      <text:p text:style-name="P15">nbDEF direktorat under Sosialdepartementet</text:p>
      <text:p text:style-name="P15">nbMRKN Endret til Statens helsetilsyn fra 1994.</text:p>
      <text:p text:style-name="P3">klass<text:tab/><text:span text:style-name="T4">admin helse</text:span></text:p>
      <text:p text:style-name="P3"><text:span text:style-name="T7">smi →<text:tab/></text:span><text:span text:style-name="T2">Starnedirektovraate</text:span></text:p>
      <text:p text:style-name="P15">nbDEF direktovraatem Sovsijaaledirektovraaten nuelesne</text:p>
      <text:p text:style-name="P15">nbMRKN 1994-esne nommem værtoehti Staaten starnevaarjelimmine.</text:p>
      <text:p text:style-name="P9"/>
      <text:p text:style-name="P4">krk</text:p>
      <text:p text:style-name="P3">nb<text:tab/><text:span text:style-name="T2">helsedirektør &lt;GRAM m&gt;; &lt;STE&gt; direktør</text:span></text:p>
      <text:p text:style-name="P15">nbDEF øverste leder for Statens helsetilsyn</text:p>
      <text:p text:style-name="P3">klass<text:tab/><text:span text:style-name="T4">admin helse</text:span></text:p>
      <text:p text:style-name="P3"><text:span text:style-name="T7">smi →<text:tab/></text:span><text:span text:style-name="T2">starnedirektøøre &lt;GRAM m&gt;; &lt;STE&gt; direktøøre</text:span></text:p>
      <text:p text:style-name="P15">nbDEF jollemes åejvine Staaten starnevaarjelimmesne</text:p>
      <text:p text:style-name="P9"/>
      <text:p text:style-name="P4"><text:soft-page-break/>dqb</text:p>
      <text:p text:style-name="P3">nb<text:tab/><text:span text:style-name="T2">helseråd &lt;GRAM n&gt;</text:span></text:p>
      <text:p text:style-name="P15">nbDEF kommunalt råd som har ansvaret for det forebyggende helsearbeidet</text:p>
      <text:p text:style-name="P14"><text:span text:style-name="T5">nbMRKN I helserådet sitter foruten kommunelegen minst fire medlemmer som er valgt av kommunestyret.</text:span></text:p>
      <text:p text:style-name="P3">klass<text:tab/><text:span text:style-name="T4">admin helse</text:span></text:p>
      <text:p text:style-name="P3"><text:span text:style-name="T7">smi →<text:tab/></text:span><text:span text:style-name="T2">starneraerie &lt;GRAM n&gt;</text:span></text:p>
      <text:p text:style-name="P15">nbDEF tjielten raerie man diedte lea nænnoesteminie starnebarkoem</text:p>
      <text:p text:style-name="P15">nbMRKN Tjieltendåaktere jih vaenemes njielje lihtsegh tjieltenståvroste starneraeresne.</text:p>
      <text:p text:style-name="P9"/>
      <text:p text:style-name="P4">drh</text:p>
      <text:p text:style-name="P3">nb<text:tab/><text:span text:style-name="T2">herred &lt;GRAM n&gt;; &lt;SY&gt; herredskommune &lt;GRAM m&gt;</text:span></text:p>
      <text:p text:style-name="P15">nbDEF kommune med landkommunal status</text:p>
      <text:p text:style-name="P15">nbMRKN Den rettslige forskjellen mellom en herredskommune og en bykommune er etter hvert i det vesentlige avskaffet.</text:p>
      <text:p text:style-name="P3">klass<text:tab/><text:span text:style-name="T4">admin</text:span></text:p>
      <text:p text:style-name="P9">smi →<text:tab/>?</text:p>
      <text:p text:style-name="P4">dri</text:p>
      <text:p text:style-name="P3">nb<text:tab/><text:span text:style-name="T2">herredsrett &lt;GRAM m&gt;; &lt;STE&gt; underrett</text:span></text:p>
      <text:p text:style-name="P15">nbDEF lavere domstol på landet</text:p>
      <text:p text:style-name="P15">nbMRKN Tilsvarende domstol i byene heter byrett. Underrett er en fellesbetegnelse for herredsrett og byrett. Over herredsretten og byretten står lagmannsretten.</text:p>
      <text:p text:style-name="P3">klass<text:tab/><text:span text:style-name="T4">admin jur</text:span></text:p>
      <text:p text:style-name="P9">smi →<text:tab/>?</text:p>
      <text:p text:style-name="P4">drk</text:p>
      <text:p text:style-name="P3">nb<text:tab/><text:span text:style-name="T2">herredsstyre &lt;GRAM n&gt;; &lt;STE&gt; styre</text:span></text:p>
      <text:p text:style-name="P15">nbDEF kommunestyre i en herredskommune; jf. bystyre</text:p>
      <text:p text:style-name="P3">klass<text:tab/><text:span text:style-name="T4">admin</text:span></text:p>
      <text:p text:style-name="P9">smi →<text:tab/>?</text:p>
      <text:p text:style-name="P4"><text:soft-page-break/>dvq</text:p>
      <text:p text:style-name="P3">nb<text:tab/><text:span text:style-name="T2">hovedutvalg &lt;GRAM n&gt;</text:span></text:p>
      <text:p text:style-name="P15">nbDEF overordnet utvalg som ofte koordinerer arbeidet som blir gjort i mindre nemnder eller underutvalg</text:p>
      <text:p text:style-name="P14"><text:span text:style-name="T5">nbMRKN Mange kommuner har nå et hovedutvalg for hver av de fire sektorene i kommuneadministrasjonen.</text:span></text:p>
      <text:p text:style-name="P3">klass<text:tab/><text:span text:style-name="T4">admin</text:span></text:p>
      <text:p text:style-name="P3"><text:span text:style-name="T7">smi →<text:tab/></text:span><text:span text:style-name="T2">åejviemoenehtse &lt;GRAM n&gt;</text:span></text:p>
      <text:p text:style-name="P15">nbDEF jollebe moenehtsem mij daamhtaj barkeminie unnebe moenehtsi barkoem reeredh</text:p>
      <text:p text:style-name="P14"><text:span text:style-name="T5">nbMRKN jijnjebh tjieltine daelie åejviemoenehtsem gaajhkh tjieltenreeremen njielje gievline.</text:span></text:p>
      <text:p text:style-name="P9"/>
      <text:p text:style-name="P4">dws</text:p>
      <text:p text:style-name="P3">nb<text:tab/><text:span text:style-name="T2">husleienemnd &lt;GRAM c&gt;</text:span></text:p>
      <text:p text:style-name="P15">nbDEF kommunal nemnd i enkelte kommuner som fastsetter høyeste lovlige pris for leie av de enkelte leiligheter i kommunen</text:p>
      <text:p text:style-name="P15">nbMRKN Husleienemnda er klageinstans i husleiesaker og i husleietvister.</text:p>
      <text:p text:style-name="P3">klass<text:tab/><text:span text:style-name="T4">admin bolig</text:span></text:p>
      <text:p text:style-name="P3"><text:span text:style-name="T7">smi →<text:tab/></text:span><text:span text:style-name="T10">gåetiemaaksoe-moenehtse/-dåehkie &lt;GRAM c&gt;</text:span></text:p>
      <text:p text:style-name="P16">nbDEF muvhth tjieltesne moenehtse mij edtja jillemes åasam vihtiestidh tjielten gåetieluhpide. </text:p>
      <text:p text:style-name="P16">nbMRKN gåetiemaaksoe-moenehtsem maahta bieljelidh jis gåetiemaaksoe aamhtesem jallh traahkestehtemem laejhtedh.</text:p>
      <text:p text:style-name="P9"/>
      <text:p text:style-name="P4">dyl</text:p>
      <text:p text:style-name="P3">nb<text:tab/><text:span text:style-name="T2">Høyesterett &lt;GRAM m&gt;</text:span></text:p>
      <text:p text:style-name="P15">nbDEF den øverste domstolen i Norge</text:p>
      <text:p text:style-name="P15">nbMRKN Under Høyesterett er lagmannsretten.</text:p>
      <text:p text:style-name="P3">klass<text:tab/><text:span text:style-name="T4">admin jur</text:span></text:p>
      <text:p text:style-name="P3"><text:span text:style-name="T7">smi →<text:tab/></text:span><text:span text:style-name="T2">Jollemesreakta &lt;GRAM m&gt;</text:span></text:p>
      <text:p text:style-name="P15">nbDEF jollemes reaktam nøørjesne</text:p>
      <text:p text:style-name="P15">nbMRKN Jollemesreaktan nuelesne åålmehraktam ? .</text:p>
      <text:p text:style-name="P9"/>
      <text:p text:style-name="P4"><text:soft-page-break/>dyy</text:p>
      <text:p text:style-name="P3">nb<text:tab/><text:span text:style-name="T2">håndheve &lt;GRAM v&gt;; &lt;SY&gt; handheve &lt;GRAM v&gt;</text:span></text:p>
      <text:p text:style-name="P15">nbDEF sørge for at en lov eller regel etterleves</text:p>
      <text:p text:style-name="P3">klass<text:tab/><text:span text:style-name="T4">admin jur</text:span></text:p>
      <text:p text:style-name="P9">smi →<text:tab/>?</text:p>
      <text:p text:style-name="P4">ean</text:p>
      <text:p text:style-name="P3">nb<text:tab/><text:span text:style-name="T2">immunitet &lt;GRAM m&gt;</text:span></text:p>
      <text:p text:style-name="P15">nbDEF det å være fritatt fra visse offentlige pålegg, rettsforfølgning osv.</text:p>
      <text:p text:style-name="P3">klass<text:tab/><text:span text:style-name="T4">admin jur</text:span></text:p>
      <text:p text:style-name="P9">smi →<text:tab/>?</text:p>
      <text:p text:style-name="P4">avc</text:p>
      <text:p text:style-name="P3">nb<text:tab/><text:span text:style-name="T2">innbygger &lt;GRAM m&gt;</text:span></text:p>
      <text:p text:style-name="P15">nbDEF person som hører hjemme innenfor et bestemt geografisk område</text:p>
      <text:p text:style-name="P3">klass<text:tab/><text:span text:style-name="T4">admin</text:span></text:p>
      <text:p text:style-name="P7"><text:span text:style-name="T7">smi →<text:tab/></text:span><text:span text:style-name="T1">sijsårroje ?</text:span></text:p>
      <text:p text:style-name="P4">ksh</text:p>
      <text:p text:style-name="P3">nb<text:tab/><text:span text:style-name="T2">innstilling til Odelstinget &lt;GRAM c&gt;; &lt;SY&gt; Innst. O.</text:span></text:p>
      <text:p text:style-name="P14"><text:span text:style-name="T5">nbDEF innstilling fra en stortingskomité til Odelstinget i en sak som det skal stemmes over; jf. odelstingsproposisjon</text:span></text:p>
      <text:p text:style-name="P3">klass<text:tab/><text:span text:style-name="T4">admin</text:span></text:p>
      <text:p text:style-name="P9">smi →<text:tab/>?</text:p>
      <text:p text:style-name="P4">edy</text:p>
      <text:p text:style-name="P3">nb<text:tab/><text:span text:style-name="T2">innstilling til Stortinget &lt;GRAM c&gt;; &lt;SY&gt; Innst. S.</text:span></text:p>
      <text:p text:style-name="P15">nbDEF innstilling fra en stortingskomité om en sak som skal behandles i plenum; jf. stortingsproposisjon</text:p>
      <text:p text:style-name="P3">klass<text:tab/><text:span text:style-name="T4">admin</text:span></text:p>
      <text:p text:style-name="P9">smi →<text:tab/>?</text:p>
      <text:p text:style-name="P4"><text:soft-page-break/>edz</text:p>
      <text:p text:style-name="P3">nb<text:tab/><text:span text:style-name="T2">innsynsrett &lt;GRAM m&gt;</text:span></text:p>
      <text:p text:style-name="P14"><text:span text:style-name="T5">nbDEF lovfestet rett til å gjøre seg kjent med visse offentlige og private dokumenter og arkiv; jf. offentlighetsloven</text:span></text:p>
      <text:p text:style-name="P3">klass<text:tab/><text:span text:style-name="T4">admin jur</text:span></text:p>
      <text:p text:style-name="P7"><text:span text:style-name="T7">smi →<text:tab/></text:span><text:span text:style-name="T2">giehtjedimmiereaktah?</text:span></text:p>
      <text:p text:style-name="P4">efa</text:p>
      <text:p text:style-name="P3">nb<text:tab/><text:span text:style-name="T2">innvandrerkontor &lt;GRAM n&gt;</text:span></text:p>
      <text:p text:style-name="P14"><text:span text:style-name="T5">nbDEF kommunalt kontor som arbeider med innvandrernes velferd i kommunen</text:span></text:p>
      <text:p text:style-name="P3">klass<text:tab/><text:span text:style-name="T4">admin innvpol</text:span></text:p>
      <text:p text:style-name="P7"><text:span text:style-name="T7">smi →<text:tab/></text:span><text:span text:style-name="T2">sijsjuhtije-kontovre?</text:span></text:p>
      <text:p text:style-name="P4">efv</text:p>
      <text:p text:style-name="P3">nb<text:tab/><text:span text:style-name="T2">inspektør &lt;GRAM m&gt;</text:span></text:p>
      <text:p text:style-name="P15">nbDEF 1: person som har som yrke å holde oppsyn med andre personers arbeid, eller med at gjeldende regler blir overholdt</text:p>
      <text:p text:style-name="P14"><text:span text:style-name="T5">nbMRKN Inspektører finnes blant annet i offentlig forvaltning.</text:span></text:p>
      <text:p text:style-name="P15">nbDEF 2: i skoleverk</text:p>
      <text:p text:style-name="P15">et: nestleder på en skole med ansvar for å organisere undervisningen</text:p>
      <text:p text:style-name="P3">klass<text:tab/><text:span text:style-name="T4">admin skole</text:span></text:p>
      <text:p text:style-name="P3"><text:span text:style-name="T7">smi →<text:tab/></text:span><text:span text:style-name="T2">inspektøøre, giehtjedæjja, goerehtæjja, vååksjije &lt;GRAM m&gt;</text:span></text:p>
      <text:p text:style-name="P14"><text:span text:style-name="T5">nbDEF 1: lea barkeminie jeatjabi barkoem giehtjedidh, jallh giehtjedidh njoelkedassi mietie dåemiedieh</text:span></text:p>
      <text:p text:style-name="P15">nbMRKN Inspektøørh bæjjoes reeremisnie gååvnesieh.</text:p>
      <text:p text:style-name="P15">nbDEF 2: skovline: skovlen mubpieåvtohkem, altese diedte øøhpehtimmiem reeredh </text:p>
      <text:p text:style-name="P9"/>
      <text:p text:style-name="P4"><text:soft-page-break/>egb</text:p>
      <text:p text:style-name="P3">nb<text:tab/><text:span text:style-name="T2">institusjon &lt;GRAM m&gt;</text:span></text:p>
      <text:p text:style-name="P15">nbDEF 1: norm som regulerer samfunnsmessige funksjoner</text:p>
      <text:p text:style-name="P15">nbMRKN Lover, vedtekter, moral og språk er eksempler på ulike typer institusjoner.</text:p>
      <text:p text:style-name="P15">nbDEF 2: innretning av samfunnsmessig karakter</text:p>
      <text:p text:style-name="P15">nbMRKN Anstalter, organisasjoner, kontorer o.a. er institusjoner.</text:p>
      <text:p text:style-name="P3">klass<text:tab/><text:span text:style-name="T4">admin</text:span></text:p>
      <text:p text:style-name="P14"><text:span text:style-name="T7">smi →<text:tab/></text:span><text:span text:style-name="T2">institusjovne&lt;GRAM m&gt;</text:span><text:span text:style-name="T5"> </text:span></text:p>
      <text:p text:style-name="P15">nbDEF 1: vuekiem ektievuekien råajvarimmide øørnedh</text:p>
      <text:p text:style-name="P15">nbMRKN Laakh, njoelkedassh, vuerkieh jih gielh leah dagkerh institusjovnh.</text:p>
      <text:p text:style-name="P15">nbDEF 2: ektievuekien øørnegh</text:p>
      <text:p text:style-name="P15">nbMRKN åårganisasjovnh, kontovrh j.j. leah institusjovnh.</text:p>
      <text:p text:style-name="P9"/>
      <text:p text:style-name="P4">egm</text:p>
      <text:p text:style-name="P3">nb<text:tab/><text:span text:style-name="T2">Integreringskontoret</text:span></text:p>
      <text:p text:style-name="P15">nbDEF kontor i Utlendingsdirektoratet som arbeider med integrering av innvandrere</text:p>
      <text:p text:style-name="P15">nbMRKN Dette kontoret hører inn under mottaks- og integreringsavdelingen.</text:p>
      <text:p text:style-name="P3">klass<text:tab/><text:span text:style-name="T4">admin innvpol</text:span></text:p>
      <text:p text:style-name="P9">smi →<text:tab/>? -kontovre</text:p>
      <text:p text:style-name="P4">egp</text:p>
      <text:p text:style-name="P3">nb<text:tab/><text:span text:style-name="T2">interesseorganisasjon &lt;GRAM m&gt;</text:span></text:p>
      <text:p text:style-name="P14"><text:span text:style-name="T5">nbDEF forening som fremmer spesielle krav eller behov for en gruppe eller organisasjon</text:span></text:p>
      <text:p text:style-name="P3">klass<text:tab/><text:span text:style-name="T4">admin arbeid</text:span></text:p>
      <text:p text:style-name="P3"><text:span text:style-name="T7">smi →<text:tab/></text:span><text:span text:style-name="T2">bueriemasse-åårganisasjovne &lt;GRAM m&gt;</text:span></text:p>
      <text:p text:style-name="P11">nbDEF siebrie mij akten dåehkien jallh åårganisasjovnen sjiere bueriem evtede </text:p>
      <text:p text:style-name="P9"/>
      <text:p text:style-name="P4"><text:soft-page-break/>eid</text:p>
      <text:p text:style-name="P3">nb<text:tab/><text:span text:style-name="T2">iverksette &lt;GRAM v&gt;</text:span></text:p>
      <text:p text:style-name="P14"><text:span text:style-name="T5">nbDEF gjennomføre noe som tidligere er vedtatt eller bestemt skal gjøres</text:span></text:p>
      <text:p text:style-name="P3">klass<text:tab/><text:span text:style-name="T4">admin jur</text:span></text:p>
      <text:p text:style-name="P3"><text:span text:style-name="T7">smi →<text:tab/></text:span><text:span text:style-name="T2">tsihkijidh, tjirrehtidh ?&lt;GRAM v&gt;</text:span></text:p>
      <text:p text:style-name="P9"/>
      <text:p text:style-name="P4">ejn</text:p>
      <text:p text:style-name="P3">nb<text:tab/><text:span text:style-name="T2">Justis- og politidepartementet; &lt;SY&gt; Justisdepartementet; &lt;SY&gt; JD; &lt;SY&gt; Det kongelige justis- og politidepartement; &lt;STE&gt; departement</text:span></text:p>
      <text:p text:style-name="P15">nbMRKN Justis- og politidepartementet er klageinstans i behandlingen av asylsøknader.</text:p>
      <text:p text:style-name="P3">klass<text:tab/><text:span text:style-name="T4">admin jur</text:span></text:p>
      <text:p text:style-name="P9">smi →<text:tab/>Justijse -?, reaktadomtese -?, reaktamaahtoe-?</text:p>
      <text:p text:style-name="P4">elj</text:p>
      <text:p text:style-name="P3">nb<text:tab/><text:span text:style-name="T2">kemner &lt;GRAM m&gt;</text:span></text:p>
      <text:p text:style-name="P14"><text:span text:style-name="T5">nbDEF kommunal tjenestemann i bykommuner, som er leder for kemnerkontoret; jf. kommunekasserer, fylkeskasserer, skattefogd</text:span></text:p>
      <text:p text:style-name="P3">klass<text:tab/><text:span text:style-name="T4">admin skatt</text:span></text:p>
      <text:p text:style-name="P7"><text:span text:style-name="T7">smi →<text:tab/></text:span><text:span text:style-name="T2">keemnere ? &lt;GRAM m&gt;</text:span></text:p>
      <text:p text:style-name="P4">elk</text:p>
      <text:p text:style-name="P3">nb<text:tab/><text:span text:style-name="T2">kemnerkontor &lt;GRAM n&gt;</text:span></text:p>
      <text:p text:style-name="P14"><text:span text:style-name="T5">nbDEF kommunalt kontor i bykommuner, som har ansvaret for midlene i kommunekassen og for innkreving av kommuneskatt og arbeidsgiveravgift; jf. Kommunekassererkontor, ligningskontor</text:span></text:p>
      <text:p text:style-name="P3">klass<text:tab/><text:span text:style-name="T4">admin skatt</text:span></text:p>
      <text:p text:style-name="P9">smi →<text:tab/></text:p>
      <text:p text:style-name="P4"><text:soft-page-break/>kre</text:p>
      <text:p text:style-name="P3">nb<text:tab/><text:span text:style-name="T2">Kirke- og kulturdepartementet</text:span></text:p>
      <text:p text:style-name="P15">nbMRKN Nedlagt 1991.</text:p>
      <text:p text:style-name="P3">klass<text:tab/><text:span text:style-name="T4">admin skole</text:span></text:p>
      <text:p text:style-name="P3"><text:span text:style-name="T7">smi →<text:tab/></text:span><text:span text:style-name="T1">Gærhkoe- jih kultuvredepartemeente, -departemaange</text:span><text:span text:style-name="T3"> </text:span></text:p>
      <text:p text:style-name="P15">nbMRKN Vueliedamme 1991.</text:p>
      <text:p text:style-name="P9"/>
      <text:p text:style-name="P4">kuw</text:p>
      <text:p text:style-name="P3">nb<text:tab/><text:span text:style-name="T2">Kirke-, utdannings- og forskningsdepartementet; &lt;SY&gt; KUF; &lt;SY&gt; Det kongelige kirke-, utdannings- og forskningsdepartement; &lt;STE&gt; departement</text:span></text:p>
      <text:p text:style-name="P3">klass<text:tab/><text:span text:style-name="T4">admin skole</text:span></text:p>
      <text:p text:style-name="P7"><text:span text:style-name="T7">smi →<text:tab/></text:span><text:span text:style-name="T1">Gærhkoe, øøpehtmmie- jih giehtjedimmiedepartemeente, -departemaange</text:span></text:p>
      <text:p text:style-name="P4">env</text:p>
      <text:p text:style-name="P3">nb<text:tab/><text:span text:style-name="T2">klage &lt;GRAM v&gt;</text:span></text:p>
      <text:p text:style-name="P14"><text:span text:style-name="T5">nbDEF uttrykke misnøye, f.eks. med et forvaltningsvedtak, og kreve at saken blir vurdert på nytt; jf. anke</text:span></text:p>
      <text:p text:style-name="P15">nbMRKN En som f.eks. er misfornøyd med skatteberegningen, kan klage på ligningen.</text:p>
      <text:p text:style-name="P3">klass<text:tab/><text:span text:style-name="T4">admin jur skatt</text:span></text:p>
      <text:p text:style-name="P14"><text:span text:style-name="T7">smi →<text:tab/></text:span><text:span text:style-name="T2">laejhtedh &lt;GRAM v&gt;</text:span><text:span text:style-name="T5"> </text:span></text:p>
      <text:p text:style-name="P14"><text:span text:style-name="T5">nbDEF gosse ovgeahpan, v.g. reeremenænnoestimmine, jih sijhth vaetedh aamhtesem ikth vielie gietedalledh; v.d. laajhteme </text:span></text:p>
      <text:p text:style-name="P15">nbMRKN Jis v.g. ij siemedh skaehtielåhkojde, dellie maahta laejhtedh.</text:p>
      <text:p text:style-name="P3"/>
      <text:p text:style-name="P9"/>
      <text:p text:style-name="P4">eqe</text:p>
      <text:p text:style-name="P3">nb<text:tab/><text:span text:style-name="T2">komité &lt;GRAM m&gt;; &lt;SY&gt; nemnd &lt;GRAM c&gt;; &lt;SY&gt; utvalg &lt;GRAM n&gt;</text:span></text:p>
      <text:p text:style-name="P15">nbDEF gruppe av personer som er oppnevnt til å arbeide med et særskilt saksområde</text:p>
      <text:p text:style-name="P3">klass<text:tab/><text:span text:style-name="T4">admin</text:span></text:p>
      <text:p text:style-name="P7"><text:span text:style-name="T7">smi →<text:tab/></text:span><text:span text:style-name="T2">moenehtse? &lt;GRAM m&gt;</text:span></text:p>
      <text:p text:style-name="P4"><text:soft-page-break/>eqr</text:p>
      <text:p text:style-name="P3">nb<text:tab/><text:span text:style-name="T2">Kommunal- og arbeidsdepartementet; &lt;SY&gt; KAD; &lt;SY&gt; Det kongelige kommunal- og arbeidsdepartement</text:span></text:p>
      <text:p text:style-name="P3">klass<text:tab/><text:span text:style-name="T4">admin arbeid</text:span></text:p>
      <text:p text:style-name="P7"><text:span text:style-name="T7">smi →<text:tab/></text:span><text:span text:style-name="T1">Tjïelte- jïh barkoedepartemeente</text:span><text:span text:style-name="T2">; &lt;SY&gt; KAD; &lt;SY&gt; Gånkan </text:span><text:span text:style-name="T1">tjielte- jih barkoedepartemeente</text:span></text:p>
      <text:p text:style-name="P4">eqs</text:p>
      <text:p text:style-name="P3">nb<text:tab/><text:span text:style-name="T2">Kommunal opplæring; &lt;SY&gt; KO</text:span></text:p>
      <text:p text:style-name="P15">nbDEF organisasjon på landsbasis som driver opplæring av kommunalt ansatte</text:p>
      <text:p text:style-name="P15">nbMRKN Kommunal opplæring er underlagt Kommunenes sentralforbund.</text:p>
      <text:p text:style-name="P3">klass<text:tab/><text:span text:style-name="T4">admin</text:span></text:p>
      <text:p text:style-name="P3"><text:span text:style-name="T7">smi →<text:tab/></text:span><text:span text:style-name="T2">Tjielten lierehtimmie; &lt;SY&gt; TL</text:span></text:p>
      <text:p text:style-name="P14"><text:span text:style-name="T5">nbDEF åårganisasjovne mij laanten mietie tielti barkijide lierehtimmiem faala</text:span></text:p>
      <text:p text:style-name="P15">nbMRKN Tjielten lierehtimmie lea Tjielti voerngesgoevtesen nuelesne.</text:p>
      <text:p text:style-name="P9"/>
      <text:p text:style-name="P4">eqw</text:p>
      <text:p text:style-name="P3">nb<text:tab/><text:span text:style-name="T2">Kommunalansattes Fellesorganisasjon; &lt;SY&gt; KFO</text:span></text:p>
      <text:p text:style-name="P15">nbDEF partipolitisk nøytralt fagforbund for kommuneansatte, tilsluttet Yrkesorganisasjonenes Sentralforbund; jf. Norsk Kommuneforbund</text:p>
      <text:p text:style-name="P3">klass<text:tab/><text:span text:style-name="T4">admin arbeid</text:span></text:p>
      <text:p text:style-name="P3"><text:span text:style-name="T7">smi →<text:tab/></text:span><text:span text:style-name="T2">Tjieltenbarkij Ektieåårganisasjovne; &lt;SY&gt; TEÅ ?</text:span></text:p>
      <text:p text:style-name="P9"/>
      <text:p text:style-name="P4">kry</text:p>
      <text:p text:style-name="P3">nb<text:tab/><text:span text:style-name="T2">Kommunaldepartementet</text:span></text:p>
      <text:p text:style-name="P15">nbMRKN Nedlagt 1993.</text:p>
      <text:p text:style-name="P3">klass<text:tab/><text:span text:style-name="T4">admin</text:span></text:p>
      <text:p text:style-name="P3"><text:span text:style-name="T7">smi →<text:tab/></text:span><text:span text:style-name="T2">Tjieltidepartemaange</text:span></text:p>
      <text:p text:style-name="P15">nbMRKN Vueliedamme 1993.</text:p>
      <text:p text:style-name="P9"/>
      <text:p text:style-name="P4"><text:soft-page-break/>eqx</text:p>
      <text:p text:style-name="P3">nb<text:tab/><text:span text:style-name="T2">kommunaldirektør &lt;GRAM m&gt;; &lt;STE&gt; direktør</text:span></text:p>
      <text:p text:style-name="P14"><text:span text:style-name="T5">nbDEF administrativ leder for en kommunal sektor</text:span></text:p>
      <text:p text:style-name="P15">nbMRKN Det er bare større kommuner som har kommunaldirektører.</text:p>
      <text:p text:style-name="P3">klass<text:tab/><text:span text:style-name="T4">admin</text:span></text:p>
      <text:p text:style-name="P3"><text:span text:style-name="T7">smi →<text:tab/></text:span><text:span text:style-name="T2">tjieltedirektøøre &lt;GRAM m&gt;; &lt;STE&gt; direktøøre</text:span></text:p>
      <text:p text:style-name="P15">nbDEF reereminie åejviem aktine tjielten gievlesne </text:p>
      <text:p text:style-name="P15">nbMRKN Ajve stuerebe tjieltine tjieltedirektøørh.</text:p>
      <text:p text:style-name="P9"/>
      <text:p text:style-name="P4">api</text:p>
      <text:p text:style-name="P3">nb<text:tab/><text:span text:style-name="T2">kommunale avgifter &lt;GRAM c pl&gt;; &lt;STE&gt; avgift</text:span></text:p>
      <text:p text:style-name="P15">nbDEF beløp som huseier må betale for kommunale ytelser som renovasjon, vanntilførsel, feiing o.a.</text:p>
      <text:p text:style-name="P3">klass<text:tab/><text:span text:style-name="T4">admin bolig</text:span></text:p>
      <text:p text:style-name="P3"><text:span text:style-name="T7">smi →<text:tab/></text:span><text:span text:style-name="T10">tjieltese maaksoeh ? &lt;GRAM c pl&gt;; &lt;STE&gt; maaksoe</text:span></text:p>
      <text:p text:style-name="P14"><text:span text:style-name="T11">nbDEF gåetieaajhteren åasam mij tjoevere tjielten faaleldahki åvteste maeksedh.</text:span></text:p>
      <text:p text:style-name="P9"/>
      <text:p text:style-name="P4">eqy</text:p>
      <text:p text:style-name="P3">nb<text:tab/><text:span text:style-name="T2">kommunalråd &lt;GRAM m&gt;</text:span></text:p>
      <text:p text:style-name="P15">nbDEF kommunalt valgt person som har ansvaret for et forvaltningsområde innenfor kommuneadministrasjonen; jf. byråd</text:p>
      <text:p text:style-name="P15">nbMRKN Kommunalråden er valgt blant kommunestyrets medlemmer.</text:p>
      <text:p text:style-name="P3">klass<text:tab/><text:span text:style-name="T4">admin</text:span></text:p>
      <text:p text:style-name="P7"><text:span text:style-name="T7">smi →<text:tab/>tjielten-?, raerielihtsege</text:span></text:p>
      <text:p text:style-name="P4">eqz</text:p>
      <text:p text:style-name="P3">nb<text:tab/><text:span text:style-name="T2">kommune &lt;GRAM m&gt;</text:span></text:p>
      <text:p text:style-name="P15">nbDEF geografisk område som er landets minste selvstendige politiske og forvaltningsmessige enhet; jf. bykommune, herredskommune</text:p>
      <text:p text:style-name="P3">klass<text:tab/><text:span text:style-name="T4">admin</text:span></text:p>
      <text:p text:style-name="P3"><text:span text:style-name="T7">smi →<text:tab/></text:span><text:span text:style-name="T2">tjielte &lt;GRAM m&gt;</text:span></text:p>
      <text:p text:style-name="P14"><text:span text:style-name="T5">nbDEF geograafihke dajvem, jih laanten unnemes sjiere reereme- jih povlitihke øørnegem.</text:span></text:p>
      <text:p text:style-name="P9"/>
      <text:p text:style-name="P4"><text:soft-page-break/>erb</text:p>
      <text:p text:style-name="P3">nb<text:tab/><text:span text:style-name="T2">kommunehelsetjeneste &lt;GRAM m&gt;; &lt;SY&gt; kommunal helsetjeneste &lt;GRAM m&gt;</text:span></text:p>
      <text:p text:style-name="P15">nbDEF kommunal ordning som først og fremst skal sikre en person tilgang til nødvendige helsetjenester på hjemstedet sitt; jf. fylkeshelsetjeneste, regionhelsetjeneste</text:p>
      <text:p text:style-name="P15">nbMRKN Kommunelegen har ansvaret for administrasjonen av dette.</text:p>
      <text:p text:style-name="P3">klass<text:tab/><text:span text:style-name="T4">admin helse</text:span></text:p>
      <text:p text:style-name="P3"><text:span text:style-name="T7">smi →<text:tab/></text:span><text:span text:style-name="T2">tjieltenstarneråajvarimmie &lt;GRAM m&gt;</text:span></text:p>
      <text:p text:style-name="P15">nbDEF øørnegem tjieltesne mij edtja tjirkedh daerpies starnefaalaldahkh almetji lihkesdajvesne; vd. fylhkenstarneråajvarimmie, dajvestarneråajvarimmie</text:p>
      <text:p text:style-name="P15">nbMRKN Tjieltedåakteren diedte dam reeredh.</text:p>
      <text:p text:style-name="P9"/>
      <text:p text:style-name="P4">erd</text:p>
      <text:p text:style-name="P3">nb<text:tab/><text:span text:style-name="T2">kommunekasserer &lt;GRAM m&gt;; &lt;SY&gt; herredskasserer &lt;GRAM m&gt;</text:span></text:p>
      <text:p text:style-name="P15">nbDEF kommunal tjenestemann som er leder for et kommunekassererkontor; jf. kemner, fylkeskasserer</text:p>
      <text:p text:style-name="P3">klass<text:tab/><text:span text:style-name="T4">admin skatt</text:span></text:p>
      <text:p text:style-name="P7"><text:span text:style-name="T7">smi →<text:tab/></text:span><text:span text:style-name="T2">tjielten beetnehtjirkije ? &lt;GRAM m&gt;</text:span></text:p>
      <text:p text:style-name="P4">ere</text:p>
      <text:p text:style-name="P3">nb<text:tab/><text:span text:style-name="T2">kommunekassererkontor &lt;GRAM n&gt;; &lt;SY&gt; herredskassererkontor &lt;GRAM n&gt;</text:span></text:p>
      <text:p text:style-name="P15">nbDEF kommunalt kontor som har ansvar for midlene i kommunekassen og for innkreving av kommuneskatt og arbeidsgiveravgift; jf. kemnerkontor, ligningskontor</text:p>
      <text:p text:style-name="P3">klass<text:tab/><text:span text:style-name="T4">admin skatt</text:span></text:p>
      <text:p text:style-name="P9">smi →<text:tab/></text:p>
      <text:p text:style-name="P4"><text:soft-page-break/>erf</text:p>
      <text:p text:style-name="P3">nb<text:tab/><text:span text:style-name="T2">kommunelege &lt;GRAM m&gt;; &lt;STE&gt; distriktslege; &lt;STE&gt; lege</text:span></text:p>
      <text:p text:style-name="P15">nbDEF lege som administrerer helsearbeidet i en kommune</text:p>
      <text:p text:style-name="P15">nbMRKN I større kommuner finnes flere kommuneleger, ofte med en helsesjef eller en kommuneoverlege på toppen.</text:p>
      <text:p text:style-name="P3">klass<text:tab/><text:span text:style-name="T4">admin helse</text:span></text:p>
      <text:p text:style-name="P3"><text:span text:style-name="T7">smi →<text:tab/></text:span><text:span text:style-name="T2">tjieltedåaktere &lt;GRAM m&gt;; &lt;STE&gt; dajvedåaktere; &lt;STE&gt; dåaktere</text:span></text:p>
      <text:p text:style-name="P15">nbDEF edtja tjielten starnebarkoem reeredh</text:p>
      <text:p text:style-name="P15">nbMRKN stuerebe tjieltine jijnjebh tjieltedåakterh, daamhtaj starneåejvine jallh tjielteåajviedåakterine bijjemes.</text:p>
      <text:p text:style-name="P9"/>
      <text:p text:style-name="P4">ktn</text:p>
      <text:p text:style-name="P3">nb<text:tab/><text:span text:style-name="T2">Kommunenes Sentralforbund; &lt;SY&gt; KS; &lt;STE&gt; Norske Kommuners Sentralforbund</text:span></text:p>
      <text:p text:style-name="P15">nbDEF organisasjon som er en sammenslutning av norske kommuner og fylkeskommuner</text:p>
      <text:p text:style-name="P15">nbMRKN Sammenslutningen ivaretar kommunenes interesser overfor staten og fungerer som arbeidsgiverorganisasjon for kommunalt og fylkeskommunalt ansatte.</text:p>
      <text:p text:style-name="P14"><text:span text:style-name="T5">nbMRKN Tidligere Norske Kommuners Sentralforbund.</text:span></text:p>
      <text:p text:style-name="P3">klass<text:tab/><text:span text:style-name="T4">admin arbeid</text:span></text:p>
      <text:p text:style-name="P3"><text:span text:style-name="T7">smi →<text:tab/></text:span><text:span text:style-name="T2">Tjielti Jarngesrijhkesiebrie; &lt;SY&gt; KS; &lt;STE&gt; Nøørjen Tjielti Jarngesrijhkesiebrie ?</text:span></text:p>
      <text:p text:style-name="P9"/>
      <text:p text:style-name="P4">erk</text:p>
      <text:p text:style-name="P3">nb<text:tab/><text:span text:style-name="T2">kommunestyre &lt;GRAM n&gt;; &lt;STE&gt; styre</text:span></text:p>
      <text:p text:style-name="P15">nbDEF øverste politiske styringsorgan i en kommune; jf. formannskap</text:p>
      <text:p text:style-name="P14"><text:span text:style-name="T5">nbMRKN Kommunestyret velges direkte, ved kommunevalg.</text:span></text:p>
      <text:p text:style-name="P3">klass<text:tab/><text:span text:style-name="T4">admin</text:span></text:p>
      <text:p text:style-name="P3"><text:span text:style-name="T7">smi →<text:tab/></text:span><text:span text:style-name="T2">tjieltenståvroe &lt;GRAM n&gt;; &lt;STE&gt; ståvroe</text:span></text:p>
      <text:p text:style-name="P15">nbDEF jollemes povlitihke reeremeåårganem tjieltesne; vd. åvtohkedåehkie</text:p>
      <text:p text:style-name="P15">nbMRKN Tjieltenståvroe veeljesåvva gosse tjielteveeljeme.</text:p>
      <text:p text:style-name="P9"/>
      <text:p text:style-name="P4"><text:soft-page-break/>erm</text:p>
      <text:p text:style-name="P3">nb<text:tab/><text:span text:style-name="T2">kommunevalg &lt;GRAM n&gt;; &lt;SY&gt; kommunestyrevalg &lt;GRAM n&gt;; &lt;STE&gt; valg</text:span></text:p>
      <text:p text:style-name="P15">nbDEF direkte valg av representanter til kommunestyret</text:p>
      <text:p text:style-name="P15">nbMRKN Kommunevalg holdes hvert fjerde år.</text:p>
      <text:p text:style-name="P3">klass<text:tab/><text:span text:style-name="T4">admin</text:span></text:p>
      <text:p text:style-name="P7"><text:span text:style-name="T7">smi →<text:tab/></text:span><text:span text:style-name="T2">tjielteveeljeme &lt;GRAM n&gt;; &lt;SY&gt; tjielteståvroeveeljeme &lt;GRAM n&gt;; &lt;STE&gt; veeljeme</text:span></text:p>
      <text:p text:style-name="P4">esh</text:p>
      <text:p text:style-name="P3">nb<text:tab/><text:span text:style-name="T2">kongelig resolusjon &lt;GRAM m&gt;; &lt;SY&gt; kgl.res.; &lt;STE&gt; resolusjon</text:span></text:p>
      <text:p text:style-name="P15">nbDEF vedtak som er fattet av Kongen i statsråd</text:p>
      <text:p text:style-name="P3">klass<text:tab/><text:span text:style-name="T4">admin jur</text:span></text:p>
      <text:p text:style-name="P9">smi →<text:tab/>Gånkan veeljeme ?</text:p>
      <text:p text:style-name="P4">esi</text:p>
      <text:p text:style-name="P3">nb<text:tab/><text:span text:style-name="T2">Kongen i statsråd; &lt;SY&gt; Kongen; &lt;STE&gt; den utøvende makt</text:span></text:p>
      <text:p text:style-name="P15">nbDEF myndighet som setter Stortingets vedtak ut i livet</text:p>
      <text:p text:style-name="P15">nbMRKN Kongen i statsråd er regjeringen.</text:p>
      <text:p text:style-name="P3">klass<text:tab/><text:span text:style-name="T4">admin</text:span></text:p>
      <text:p text:style-name="P9">smi →<text:tab/>?</text:p>
      <text:p text:style-name="P4">kvy</text:p>
      <text:p text:style-name="P3">nb<text:tab/><text:span text:style-name="T2">Konkurransetilsynet</text:span></text:p>
      <text:p text:style-name="P3">klass<text:tab/><text:span text:style-name="T4">admin</text:span></text:p>
      <text:p text:style-name="P9">smi →<text:tab/>?</text:p>
      <text:p text:style-name="P4">esx</text:p>
      <text:p text:style-name="P3">nb<text:tab/><text:span text:style-name="T2">konstituere seg &lt;GRAM v&gt;</text:span></text:p>
      <text:p text:style-name="P15">nbDEF komme sammen for å organisere seg</text:p>
      <text:p text:style-name="P14"><text:span text:style-name="T5">nbMRKN Etter et valg er det vanlig at f.eks. et nytt styre møtes for å bli enige om hvem som skal ha de ulike funksjoner i styret.</text:span></text:p>
      <text:p text:style-name="P3">klass<text:tab/><text:span text:style-name="T4">admin jur</text:span></text:p>
      <text:p text:style-name="P9">smi →<text:tab/>?</text:p>
      <text:p text:style-name="P4"><text:soft-page-break/>etb</text:p>
      <text:p text:style-name="P3">nb<text:tab/><text:span text:style-name="T2">konsulat &lt;GRAM n&gt;</text:span></text:p>
      <text:p text:style-name="P15">nbDEF kontor som tar seg av interessene til et land og dets borgere i utlandet</text:p>
      <text:p text:style-name="P3">klass<text:tab/><text:span text:style-name="T4">admin</text:span></text:p>
      <text:p text:style-name="P9">smi →<text:tab/>konsuvlaate?</text:p>
      <text:p text:style-name="P4">etc</text:p>
      <text:p text:style-name="P3">nb<text:tab/><text:span text:style-name="T2">konsulent &lt;GRAM m&gt;; &lt;STE&gt; førstekonsulent</text:span></text:p>
      <text:p text:style-name="P15">nbDEF sakkyndig veileder</text:p>
      <text:p text:style-name="P15">nbMRKN I offentlig forvaltning er konsulent en stilling som ligger mellom førstesekretær og førstekonsulent.</text:p>
      <text:p text:style-name="P3">klass<text:tab/><text:span text:style-name="T4">admin</text:span></text:p>
      <text:p text:style-name="P9">smi →<text:tab/>konsuvleente ?</text:p>
      <text:p text:style-name="P4">etk</text:p>
      <text:p text:style-name="P3">nb<text:tab/><text:span text:style-name="T2">kontaktutvalg &lt;GRAM n&gt;</text:span></text:p>
      <text:p text:style-name="P14"><text:span text:style-name="T5">nbDEF utvalg med personer fra ulike foreninger, f.eks. fagforeninger eller organisasjoner som skal arbeide med saker som de har felles</text:span></text:p>
      <text:p text:style-name="P3">klass<text:tab/><text:span text:style-name="T4">admin</text:span></text:p>
      <text:p text:style-name="P3"><text:span text:style-name="T7">smi →<text:tab/></text:span><text:span text:style-name="T2">govlesadteme-moenehtse? &lt;GRAM n&gt;</text:span></text:p>
      <text:p text:style-name="P9"/>
      <text:p text:style-name="P4"><text:soft-page-break/>eug</text:p>
      <text:p text:style-name="P3">nb<text:tab/><text:span text:style-name="T2">kontor &lt;GRAM n&gt;</text:span></text:p>
      <text:p text:style-name="P14"><text:span text:style-name="T5">nbDEF 1: arbeidslokale der det utføres arbeid av administrativ, regnskapsmessig eller planleggende art</text:span></text:p>
      <text:p text:style-name="P15">nbDEF 2: lokale for tjenesteytende virksomhet; jf. arbeidskontor, sosialkontor</text:p>
      <text:p text:style-name="P15">nbDEF 3: underavdeling i et departement eller i annen større offentlig institusjon</text:p>
      <text:p text:style-name="P15">nbMRKN Departementskontorene ledes som regel av en byråsjef.</text:p>
      <text:p text:style-name="P3">klass<text:tab/><text:span text:style-name="T4">admin</text:span></text:p>
      <text:p text:style-name="P3"><text:span text:style-name="T7">smi →<text:tab/></text:span><text:span text:style-name="T2">kontovre &lt;GRAM n&gt;</text:span></text:p>
      <text:p text:style-name="P15">nbDEF 1: barkoesijje gusnie reereme-, øøkonomije- jallh soejkesjebarkojne barkeminie</text:p>
      <text:p text:style-name="P15">nbDEF 2: sijje gusnie faaleldahkine barkeminie; vd. barkoekontovre, sovsijaalekontovre</text:p>
      <text:p text:style-name="P15">nbDEF 3: vueliegoevtesem departemaangesne jallh naan jeatja stuerebe bæjjoes institusjovnesne</text:p>
      <text:p text:style-name="P15">nbMRKN Departemaangi kontovrine siejhme goevteseåejviem.</text:p>
      <text:p text:style-name="P9"/>
      <text:p text:style-name="P4">kpx</text:p>
      <text:p text:style-name="P3">nb<text:tab/><text:span text:style-name="T2">Kontor for fri rettshjelp; &lt;STE&gt; fri rettshjelp</text:span></text:p>
      <text:p text:style-name="P15">nbDEF offentlig kontor som formidler fri rettshjelp</text:p>
      <text:p text:style-name="P3">klass<text:tab/><text:span text:style-name="T4">admin jur</text:span></text:p>
      <text:p text:style-name="P9">smi →<text:tab/>?</text:p>
      <text:p text:style-name="P4">eyw</text:p>
      <text:p text:style-name="P3">nb<text:tab/><text:span text:style-name="T2">Kultur- og vitenskapsdepartementet</text:span></text:p>
      <text:p text:style-name="P15">nbMRKN Nedlagt 1990.</text:p>
      <text:p text:style-name="P3">klass<text:tab/><text:span text:style-name="T4">admin skole</text:span></text:p>
      <text:p text:style-name="P3"><text:span text:style-name="T7">smi →<text:tab/></text:span><text:span text:style-name="T2">Kultuvre- jih goerehtallemedepartemaange</text:span></text:p>
      <text:p text:style-name="P11">nbMRKN Vualadovvi 1990.</text:p>
      <text:p text:style-name="P9"/>
      <text:p text:style-name="P4">kuy</text:p>
      <text:p text:style-name="P3">nb<text:tab/><text:span text:style-name="T2">Kulturdepartementet; &lt;SY&gt; KD; &lt;SY&gt; Det kongelige kulturdepartement; &lt;STE&gt; departement</text:span></text:p>
      <text:p text:style-name="P3">klass<text:tab/><text:span text:style-name="T4">admin</text:span></text:p>
      <text:p text:style-name="P7"><text:span text:style-name="T7">smi →<text:tab/></text:span><text:span text:style-name="T2">Kultuvredepartemaange; &lt;SY&gt; KD; &lt;STE&gt; departemaange</text:span></text:p>
      <text:p text:style-name="P4"><text:soft-page-break/>ezg</text:p>
      <text:p text:style-name="P3">nb<text:tab/><text:span text:style-name="T2">kumulere &lt;GRAM v&gt;</text:span></text:p>
      <text:p text:style-name="P15">nbDEF føre opp en kandidat flere ganger på en valgliste når en stemmer</text:p>
      <text:p text:style-name="P3">klass<text:tab/><text:span text:style-name="T4">admin</text:span></text:p>
      <text:p text:style-name="P9">smi →<text:tab/>jijnjebh-, gellien aejkien tjaeledh?</text:p>
      <text:p text:style-name="P4">fbc</text:p>
      <text:p text:style-name="P3">nb<text:tab/><text:span text:style-name="T2">lagdømme &lt;GRAM n&gt;; &lt;SY&gt; lagsogn &lt;GRAM n&gt;</text:span></text:p>
      <text:p text:style-name="P15">nbDEF myndighetsområdet til en lagmannsrett</text:p>
      <text:p text:style-name="P15">nbMRKN Landet er delt i fem lagdømmer (med hovedseter): Eidsivating (Oslo), Frostating (Trondheim), Gulating (Bergen), Agder (Skien) og Hålogaland (Tromsø) lagdømme.</text:p>
      <text:p text:style-name="P3">klass<text:tab/><text:span text:style-name="T4">admin jur</text:span></text:p>
      <text:p text:style-name="P9">smi →<text:tab/>?-dajve</text:p>
      <text:p text:style-name="P4">fbe</text:p>
      <text:p text:style-name="P3">nb<text:tab/><text:span text:style-name="T2">lagmannsrett &lt;GRAM m&gt;</text:span></text:p>
      <text:p text:style-name="P15">nbDEF domstol for større sivil- og straffesaker</text:p>
      <text:p text:style-name="P15">nbMRKN Under lagmannsretten er byretten og herredsretten. Over lagmannsretten er Høyesterett. Alvorlige saker kan gå direkte til lagmannsretten.</text:p>
      <text:p text:style-name="P3">klass<text:tab/><text:span text:style-name="T4">admin jur</text:span></text:p>
      <text:p text:style-name="P9">smi →<text:tab/>?-reakta</text:p>
      <text:p text:style-name="P4">fbk</text:p>
      <text:p text:style-name="P3">nb<text:tab/><text:span text:style-name="T2">Lagtinget</text:span></text:p>
      <text:p text:style-name="P15">nbDEF den ene av de to forsamlingene som Stortinget deles opp i; jf. Odelstinget</text:p>
      <text:p text:style-name="P15">nbMRKN Lagtingets representanter velges av og blant Stortingets representanter.</text:p>
      <text:p text:style-name="P3">klass<text:tab/><text:span text:style-name="T4">admin</text:span></text:p>
      <text:p text:style-name="P9">smi →<text:tab/>?-digkie</text:p>
      <text:p text:style-name="P4"><text:soft-page-break/>fbo</text:p>
      <text:p text:style-name="P3">nb<text:tab/><text:span text:style-name="T2">land &lt;GRAM n&gt;</text:span></text:p>
      <text:p text:style-name="P14"><text:span text:style-name="T5">nbDEF område som danner en statlig enhet; jf. stat, nasjon</text:span></text:p>
      <text:p text:style-name="P3">klass<text:tab/><text:span text:style-name="T4">admin</text:span></text:p>
      <text:p text:style-name="P3"><text:span text:style-name="T7">smi →<text:tab/></text:span><text:span text:style-name="T2">laante &lt;GRAM n&gt;</text:span></text:p>
      <text:p text:style-name="P15">nbDEF dajvem mij lea ellies staatem; vd. staate, naasjovne</text:p>
      <text:p text:style-name="P9"/>
      <text:p text:style-name="P4">fbp</text:p>
      <text:p text:style-name="P3">nb<text:tab/><text:span text:style-name="T2">Landbruksdepartementet; &lt;SY&gt; LD; &lt;SY&gt; Det kongelige landbruksdepartement; &lt;STE&gt; departement</text:span></text:p>
      <text:p text:style-name="P3">klass<text:tab/><text:span text:style-name="T4">admin</text:span></text:p>
      <text:p text:style-name="P3"><text:span text:style-name="T7">smi → </text:span><text:span text:style-name="T2">Eatnemeburriedepartemaange; &lt;SY&gt; ED; &lt;STE&gt; departemaange</text:span></text:p>
      <text:p text:style-name="P9"/>
      <text:p text:style-name="P4">fbr</text:p>
      <text:p text:style-name="P3">nb<text:tab/><text:span text:style-name="T2">landbruksnemnd &lt;GRAM c&gt;; &lt;STE&gt; jordstyre; &lt;STE&gt; skogråd</text:span></text:p>
      <text:p text:style-name="P15">nbDEF kommunal nemnd som først og fremst tar seg av jord- og skoglovssaker</text:p>
      <text:p text:style-name="P15">nbMRKN Landbruksnemnda skal etter hvert overta jordstyrets og skogrådets arbeidsoppgaver i kommunene. Medlemmene er valgt av kommunestyret.</text:p>
      <text:p text:style-name="P3">klass<text:tab/><text:span text:style-name="T4">admin</text:span></text:p>
      <text:p text:style-name="P7"><text:span text:style-name="T7">smi →<text:tab/></text:span><text:span text:style-name="T2">eatnemeburriemoenehtse, -? &lt;GRAM c&gt;; &lt;STE&gt; jåarteståvroe; &lt;STE&gt; skåajjeraerie ?</text:span></text:p>
      <text:p text:style-name="P4">fbs</text:p>
      <text:p text:style-name="P3">nb<text:tab/><text:span text:style-name="T2">landbruksselskap &lt;GRAM n&gt;</text:span></text:p>
      <text:p text:style-name="P15">nbDEF halvoffentlig selskap som administrerer offentlige tiltak innenfor jordbruk og hagebruk i en fylkeskommune</text:p>
      <text:p text:style-name="P14"><text:span text:style-name="T5">nbMRKN Det er ett landbruksselskap i hvert fylke, og det hører inn under fylkeslandbrukskontoret.</text:span></text:p>
      <text:p text:style-name="P3">klass<text:tab/><text:span text:style-name="T4">admin</text:span></text:p>
      <text:p text:style-name="P3"><text:span text:style-name="T7">smi →<text:tab/></text:span><text:span text:style-name="T2">eatnemeburriesielske, -sielte, -siebrie? &lt;GRAM n&gt;</text:span></text:p>
      <text:p text:style-name="P9"/>
      <text:p text:style-name="P4"><text:soft-page-break/>fdg</text:p>
      <text:p text:style-name="P3">nb<text:tab/><text:span text:style-name="T2">ledelse &lt;GRAM m&gt;</text:span></text:p>
      <text:p text:style-name="P15">nbDEF 1: det å lede</text:p>
      <text:p text:style-name="P14"><text:span text:style-name="T5">nbDEF 2: person(er) som står i spissen for og har avgjørende myndighet over en virksomhet; jf. styre</text:span></text:p>
      <text:p text:style-name="P3">klass<text:tab/><text:span text:style-name="T4">admin arbeid</text:span></text:p>
      <text:p text:style-name="P3"><text:span text:style-name="T7">smi →<text:tab/></text:span><text:span text:style-name="T1">åejvieh, åvtehkh, reeredh ?</text:span><text:span text:style-name="T3"> </text:span><text:span text:style-name="T2">&lt;GRAM m&gt;</text:span></text:p>
      <text:p text:style-name="P9"/>
      <text:p text:style-name="P4">ffk</text:p>
      <text:p text:style-name="P3">nb<text:tab/><text:span text:style-name="T2">lensmann &lt;GRAM m&gt;</text:span></text:p>
      <text:p text:style-name="P14"><text:span text:style-name="T5">nbDEF embetsmann på landet, med offentlig påtalemyndighet, som også fungerer som bidragsfogd, manntallsfører, namsmann skatteoppkrever for staten og stevnevitne</text:span></text:p>
      <text:p text:style-name="P3">klass<text:tab/><text:span text:style-name="T4">admin jur</text:span></text:p>
      <text:p text:style-name="P3"><text:span text:style-name="T7">smi →<text:tab/></text:span><text:span text:style-name="T2">lienhtsie &lt;GRAM m&gt;</text:span></text:p>
      <text:p text:style-name="P15">nbDEF eembeteålmam bæjngoedajvesne, bæjjoes faamohkine, jih dovne maaksoefåågdine, almetjelåhkoeåvtohkine, staaten skaehtievaetijine jih reaktaj uvte væhnajne barka</text:p>
      <text:p text:style-name="P9"/>
      <text:p text:style-name="P4">ffm</text:p>
      <text:p text:style-name="P3">nb<text:tab/><text:span text:style-name="T2">lensmannsdistrikt &lt;GRAM n&gt;; &lt;STE&gt; distrikt</text:span></text:p>
      <text:p text:style-name="P15">nbDEF område som betjenes av et lensmannskontor</text:p>
      <text:p text:style-name="P15">nbMRKN I de fleste tilfeller utgjør en landkommune et lensmannsdistrikt.</text:p>
      <text:p text:style-name="P3">klass<text:tab/><text:span text:style-name="T4">admin jur</text:span></text:p>
      <text:p text:style-name="P3"><text:span text:style-name="T7">smi →<text:tab/></text:span><text:span text:style-name="T2">lienhtsiedajve &lt;GRAM n&gt;; &lt;STE&gt; dajve</text:span></text:p>
      <text:p text:style-name="P15">nbDEF dajve gusnie lienhtsiekontovrem</text:p>
      <text:p text:style-name="P14"><text:span text:style-name="T5">nbMRKN Sijhme aktine tjieltesne aaj linhtsiedajvem.</text:span></text:p>
      <text:p text:style-name="P9"/>
      <text:p text:style-name="P4"><text:soft-page-break/>ffn</text:p>
      <text:p text:style-name="P3">nb<text:tab/><text:span text:style-name="T2">lensmannskontor &lt;GRAM n&gt;</text:span></text:p>
      <text:p text:style-name="P15">nbDEF kontor som ledes av en lensmann</text:p>
      <text:p text:style-name="P3">klass<text:tab/><text:span text:style-name="T4">admin jur</text:span></text:p>
      <text:p text:style-name="P3"><text:span text:style-name="T7">smi →<text:tab/></text:span><text:span text:style-name="T2">lienhtsiekontovre&lt;GRAM n&gt;</text:span></text:p>
      <text:p text:style-name="P15">nbDEF kontovre gusnie lienhtsie åejvine</text:p>
      <text:p text:style-name="P9"/>
      <text:p text:style-name="P4">fgx</text:p>
      <text:p text:style-name="P3">nb<text:tab/><text:span text:style-name="T2">ligningskontor &lt;GRAM n&gt;; &lt;SY&gt; likningskontor &lt;GRAM n&gt;</text:span></text:p>
      <text:p text:style-name="P15">nbDEF statlig kontor i hver kommune som fastsetter skattepliktig nettoinntekt og formue, utsteder skattekort, gir veiledning ved utfylling av selvangivelse osv.; jf kommunekassererkontor</text:p>
      <text:p text:style-name="P3">klass<text:tab/><text:span text:style-name="T4">admin skatt</text:span></text:p>
      <text:p text:style-name="P9">smi →<text:tab/>?</text:p>
      <text:p text:style-name="P4">fhd</text:p>
      <text:p text:style-name="P3">nb<text:tab/><text:span text:style-name="T2">ligningsnemnd &lt;GRAM c&gt;; &lt;SY&gt; likningsnemnd &lt;GRAM c&gt;</text:span></text:p>
      <text:p text:style-name="P15">nbDEF kommunal nemnd som foretar den årlige utligningen av skatt på formue og inntekt til kommune og stat</text:p>
      <text:p text:style-name="P15">nbMRKN Nemnda velges av kommunestyret, og ligningssjefen er formann.</text:p>
      <text:p text:style-name="P3">klass<text:tab/><text:span text:style-name="T4">admin skatt</text:span></text:p>
      <text:p text:style-name="P9">smi →<text:tab/>?-moenehtse</text:p>
      <text:p text:style-name="P4">fgl</text:p>
      <text:p text:style-name="P3">nb<text:tab/><text:span text:style-name="T2">likestillingsombud &lt;GRAM n&gt;; &lt;STE&gt; ombud</text:span></text:p>
      <text:p text:style-name="P15">nbDEF embetsmann som skal ivareta den enkelte borgers interesser i likestillingssaker</text:p>
      <text:p text:style-name="P15">nbMRKN Likestillingsombudet har hele landet som arbeidsområde.</text:p>
      <text:p text:style-name="P3">klass<text:tab/><text:span text:style-name="T4">admin</text:span></text:p>
      <text:p text:style-name="P9">smi →<text:tab/>?</text:p>
      <text:p text:style-name="P4"><text:soft-page-break/>fix</text:p>
      <text:p text:style-name="P3">nb<text:tab/><text:span text:style-name="T2">lokaladministrasjon &lt;GRAM m&gt;</text:span></text:p>
      <text:p text:style-name="P14"><text:span text:style-name="T5">nbDEF administrasjon på kommunalt eller fylkeskommunalt plan; jf. sentraladministrasjon</text:span></text:p>
      <text:p text:style-name="P3">klass<text:tab/><text:span text:style-name="T4">admin</text:span></text:p>
      <text:p text:style-name="P3"><text:span text:style-name="T7">smi →<text:tab/></text:span><text:span text:style-name="T2">lihkesreereme ? &lt;GRAM m&gt;</text:span></text:p>
      <text:p text:style-name="P9"/>
      <text:p text:style-name="P4">fjx</text:p>
      <text:p text:style-name="P3">nb<text:tab/><text:span text:style-name="T2">lovgivende og bevilgende makt &lt;GRAM c&gt;</text:span></text:p>
      <text:p text:style-name="P15">nbDEF organ som har makt til å vedta lover og bevilge penger</text:p>
      <text:p text:style-name="P14"><text:span text:style-name="T5">nbMRKN Stortinget er Norges lovgivende og bevilgende makt.</text:span></text:p>
      <text:p text:style-name="P3">klass<text:tab/><text:span text:style-name="T4">admin jur</text:span></text:p>
      <text:p text:style-name="P9">smi →<text:tab/>?</text:p>
      <text:p text:style-name="P4">fkk</text:p>
      <text:p text:style-name="P3">nb<text:tab/><text:span text:style-name="T2">lovverk &lt;GRAM n&gt;</text:span></text:p>
      <text:p text:style-name="P15">nbDEF system av lover og bestemmelser</text:p>
      <text:p text:style-name="P3">klass<text:tab/><text:span text:style-name="T4">admin jur</text:span></text:p>
      <text:p text:style-name="P9">smi →<text:tab/>laake, laakeøørnege?</text:p>
      <text:p text:style-name="P4">fov</text:p>
      <text:p text:style-name="P3">nb<text:tab/><text:span text:style-name="T2">majoritet &lt;GRAM m&gt;; &lt;SY&gt; flertall &lt;GRAM n&gt;</text:span></text:p>
      <text:p text:style-name="P14"><text:span text:style-name="T5">nbDEF gruppe mennesker som utgjør et flertall i forhold til andre grupper</text:span></text:p>
      <text:p text:style-name="P3">klass<text:tab/><text:span text:style-name="T4">admin</text:span></text:p>
      <text:p text:style-name="P3"><text:span text:style-name="T7">smi →<text:tab/></text:span><text:span text:style-name="T2">jijnjebelåhkoe, majoriteete? &lt;GRAM m&gt;</text:span></text:p>
      <text:p text:style-name="P15">nbDEF gosse aktine almetjedåehkesne jijnjebh mubpijste</text:p>
      <text:p text:style-name="P9"/>
      <text:p text:style-name="P4">fpc</text:p>
      <text:p text:style-name="P3">nb<text:tab/><text:span text:style-name="T2">maktovertakelse &lt;GRAM m&gt;</text:span></text:p>
      <text:p text:style-name="P15">nbDEF det å ta over styringen i f.eks. et land</text:p>
      <text:p text:style-name="P3">klass<text:tab/><text:span text:style-name="T4">admin</text:span></text:p>
      <text:p text:style-name="P7"><text:span text:style-name="T7">smi →<text:tab/></text:span><text:span text:style-name="T2">faamoe- tjihteme?, tjihtedimmie? &lt;GRAM m&gt;</text:span></text:p>
      <text:p text:style-name="P4"><text:soft-page-break/>fpn</text:p>
      <text:p text:style-name="P3">nb<text:tab/><text:span text:style-name="T2">manntall &lt;GRAM n&gt;; &lt;STE&gt; valgmanntall; &lt;STE&gt; skattemanntall</text:span></text:p>
      <text:p text:style-name="P15">nbDEF offentlig fortegnelse over personer som en har bruk for i en bestemt sammenheng, f.eks. ved valg</text:p>
      <text:p text:style-name="P15">nbMRKN Manntall kan brukes i samme betydning som folkeregister.</text:p>
      <text:p text:style-name="P3">klass<text:tab/><text:span text:style-name="T4">admin</text:span></text:p>
      <text:p text:style-name="P7"><text:span text:style-name="T7">smi →<text:tab/></text:span><text:span text:style-name="T2">almetjelåhkoe ?, åålmehlåhkoe? &lt;GRAM n&gt;</text:span></text:p>
      <text:p text:style-name="P4">kvr</text:p>
      <text:p text:style-name="P3">nb<text:tab/><text:span text:style-name="T2">menighet &lt;GRAM m&gt;</text:span></text:p>
      <text:p text:style-name="P15">nbDEF gruppe som sogner til en religiøs forsamling</text:p>
      <text:p text:style-name="P3">klass<text:tab/><text:span text:style-name="T4">admin</text:span></text:p>
      <text:p text:style-name="P3"><text:span text:style-name="T7">smi →<text:tab/></text:span><text:span text:style-name="T2">åålmege &lt;GRAM m&gt;</text:span></text:p>
      <text:p text:style-name="P15">nbDEF almetjedåehkiem mij seamma jaahkoekrirresne</text:p>
      <text:p text:style-name="P9"/>
      <text:p text:style-name="P4">fud</text:p>
      <text:p text:style-name="P3">nb<text:tab/><text:span text:style-name="T2">Miljøverndepartementet; &lt;SY&gt; MD; &lt;SY&gt; Det kongelige miljøverndepartement; &lt;STE&gt; departement</text:span></text:p>
      <text:p text:style-name="P3">klass<text:tab/><text:span text:style-name="T4">admin</text:span></text:p>
      <text:p text:style-name="P7"><text:span text:style-name="T7">smi →<text:tab/></text:span><text:span text:style-name="T2">Byjreskevaarjelimmiedepartemaange; &lt;SY&gt; BD; &lt;STE&gt; departemaange</text:span></text:p>
      <text:p text:style-name="P4">fur</text:p>
      <text:p text:style-name="P3">nb<text:tab/><text:span text:style-name="T2">minoritet &lt;GRAM m&gt;; &lt;SY&gt; mindretall &lt;GRAM n&gt;; &lt;STE&gt; minoritetsgruppe</text:span></text:p>
      <text:p text:style-name="P14"><text:span text:style-name="T5">nbDEF gruppe mennesker som utgjør et mindretall i forhold til andre grupper; jf. majoritet</text:span></text:p>
      <text:p text:style-name="P3">klass<text:tab/><text:span text:style-name="T4">admin</text:span></text:p>
      <text:p text:style-name="P3"><text:span text:style-name="T7">smi →<text:tab/></text:span><text:span text:style-name="T2">vaenielåhkoe, -vaenebe?(fåtall, mindretall) &lt;GRAM m&gt;; &lt;SY&gt; unnebelåhkoe &lt;GRAM n&gt;; &lt;STE&gt; vaenielåhkoedåehkie</text:span></text:p>
      <text:p text:style-name="P11">nbDEF gosse aktine almetjedåehkesne vaenebe mubpijste; vd. jijnjebelåhkoe</text:p>
      <text:p text:style-name="P4"><text:soft-page-break/>fxn</text:p>
      <text:p text:style-name="P3">nb<text:tab/><text:span text:style-name="T2">Mottakskontoret</text:span></text:p>
      <text:p text:style-name="P15">nbDEF kontor i Utlendingsdirektoratet som arbeider med planlegging og organisering av asyl- og flyktningmottak</text:p>
      <text:p text:style-name="P15">nbMRKN Mottakskontoret hører inn under mottaks- og integreringsavdelingen.</text:p>
      <text:p text:style-name="P3">klass<text:tab/><text:span text:style-name="T4">admin innvpol</text:span></text:p>
      <text:p text:style-name="P3"><text:span text:style-name="T7">smi →<text:tab/></text:span><text:span text:style-name="T2">dåastoehtimmiekontovre ? (se resepsjon)</text:span></text:p>
      <text:p text:style-name="P9"/>
      <text:p text:style-name="P4">fyg</text:p>
      <text:p text:style-name="P3">nb<text:tab/><text:span text:style-name="T2">myndighet &lt;GRAM m&gt;; &lt;STE&gt; offentlig myndighet</text:span></text:p>
      <text:p text:style-name="P15">nbDEF styrende organ på ulike nivåer</text:p>
      <text:p text:style-name="P15">nbMRKN Kongen er formelt den øverste offentlige myndighet i landet.</text:p>
      <text:p text:style-name="P3">klass<text:tab/><text:span text:style-name="T4">admin</text:span></text:p>
      <text:p text:style-name="P14"><text:span text:style-name="T7">smi →<text:tab/></text:span><text:span text:style-name="T2">faamohke -? &lt;GRAM m&gt;; &lt;STE&gt; bæjjoes faamohke-?</text:span><text:span text:style-name="T5"> </text:span></text:p>
      <text:p text:style-name="P14"><text:span text:style-name="T5">nbDEF reereminie åårganem ovmessie daltesisnie</text:span></text:p>
      <text:p text:style-name="P15">nbMRKN Gånkan lea bijjemes faamohkem daennie laantesne.</text:p>
      <text:p text:style-name="P10"/>
      <text:p text:style-name="P9"/>
      <text:p text:style-name="P4">fyq</text:p>
      <text:p text:style-name="P3">nb<text:tab/><text:span text:style-name="T2">mønstringskontor &lt;GRAM n&gt;; &lt;SY&gt; hyrekontor &lt;GRAM n&gt;</text:span></text:p>
      <text:p text:style-name="P15">nbDEF arbeidskontor for sjøfolk</text:p>
      <text:p text:style-name="P3">klass<text:tab/><text:span text:style-name="T4">admin arbeid</text:span></text:p>
      <text:p text:style-name="P3"><text:span text:style-name="T7">smi →<text:tab/></text:span><text:span text:style-name="T2">mearoealmetji-barkoekontovre ? &lt;GRAM n&gt;</text:span></text:p>
      <text:p text:style-name="P7"><text:span text:style-name="T5">nbDEF barkoekontovrem mearoebarkijide</text:span></text:p>
      <text:p text:style-name="P9"/>
      <text:p text:style-name="P4">fzi</text:p>
      <text:p text:style-name="P3">nb<text:tab/><text:span text:style-name="T2">namsmann &lt;GRAM m&gt;</text:span></text:p>
      <text:p text:style-name="P15">nbDEF offentlig tjenestemann (på landet lensmannen) som utfører tvangsforretninger som ikke ligger under namsretten</text:p>
      <text:p text:style-name="P3">klass<text:tab/><text:span text:style-name="T4">admin jur</text:span></text:p>
      <text:p text:style-name="P9">smi →<text:tab/>?</text:p>
      <text:p text:style-name="P4"><text:soft-page-break/>fzj</text:p>
      <text:p text:style-name="P3">nb<text:tab/><text:span text:style-name="T2">namsmyndighet &lt;GRAM m&gt;; &lt;STE&gt; myndighet</text:span></text:p>
      <text:p text:style-name="P15">nbDEF namsrett og namsmann</text:p>
      <text:p text:style-name="P3">klass<text:tab/><text:span text:style-name="T4">admin jur</text:span></text:p>
      <text:p text:style-name="P9">smi →<text:tab/>? -faamohke</text:p>
      <text:p text:style-name="P4">fzp</text:p>
      <text:p text:style-name="P3">nb<text:tab/><text:span text:style-name="T2">nasjon &lt;GRAM m&gt;</text:span></text:p>
      <text:p text:style-name="P15">nbDEF gruppe mennesker som føler seg som en enhet på grunn av felles historie og kultur, og som oftest også har felles språk; jf. stat, land</text:p>
      <text:p text:style-name="P3">klass<text:tab/><text:span text:style-name="T4">admin</text:span></text:p>
      <text:p text:style-name="P3"><text:span text:style-name="T7">smi →<text:tab/></text:span><text:span text:style-name="T2">naasjovne &lt;GRAM m&gt;</text:span></text:p>
      <text:p text:style-name="P14"><text:span text:style-name="T5">nbDEF almetjedåehkie mij ektievoetem damta juktie seamma histovrijisnie jih kultuvreste, jih daamhtaj seamma gielem; vd. staate, laante </text:span></text:p>
      <text:p text:style-name="P9"/>
      <text:p text:style-name="P4">fzr</text:p>
      <text:p text:style-name="P3">nb<text:tab/><text:span text:style-name="T2">nasjonalbudsjett &lt;GRAM n&gt;; &lt;STE&gt; budsjett</text:span></text:p>
      <text:p text:style-name="P15">nbDEF regjeringens samlede målsettinger og prognose for hele den samfunnsøkonomiske utviklingen i løpet av et kalenderår; jf. statsbudsjett</text:p>
      <text:p text:style-name="P3">klass<text:tab/><text:span text:style-name="T4">admin finans</text:span></text:p>
      <text:p text:style-name="P7"><text:span text:style-name="T7">smi →<text:tab/></text:span><text:span text:style-name="T2">nasjovnaale-? &lt;GRAM n&gt;; &lt;STE&gt; budsjeedte ?</text:span></text:p>
      <text:p text:style-name="P4">fzs</text:p>
      <text:p text:style-name="P3">nb<text:tab/><text:span text:style-name="T2">nasjonalforsamling &lt;GRAM c&gt;</text:span></text:p>
      <text:p text:style-name="P15">nbDEF den formelt lovgivende og bevilgende myndighet i et land</text:p>
      <text:p text:style-name="P15">nbMRKN Nasjonalforsamlingen i et demokratisk land representerer folket.</text:p>
      <text:p text:style-name="P3">klass<text:tab/><text:span text:style-name="T4">admin</text:span></text:p>
      <text:p text:style-name="P7"><text:span text:style-name="T7">smi →<text:tab/></text:span><text:span text:style-name="T2">nasjovnaaletjåhkoe ? &lt;GRAM c&gt;</text:span></text:p>
      <text:p text:style-name="P4"><text:soft-page-break/>flm</text:p>
      <text:p text:style-name="P3">nb<text:tab/><text:span text:style-name="T2">Norsk Lysingsblad; &lt;STE&gt; Lysingsbladet</text:span></text:p>
      <text:p text:style-name="P15">nbDEF statlig publikasjon som inneholder offentlige kunngjøringer og utlysinger</text:p>
      <text:p text:style-name="P15">nbMRKN Tinglysinger, konkurser, ledige stillinger i det offentlige o.a. er ting som blir offentliggjort i Norsk Lysingsblad.</text:p>
      <text:p text:style-name="P3">klass<text:tab/><text:span text:style-name="T4">admin arbeid jur</text:span></text:p>
      <text:p text:style-name="P3"><text:span text:style-name="T7">smi →<text:tab/></text:span><text:span text:style-name="T1">Nøørjen Bievneseplaerie</text:span></text:p>
      <text:p text:style-name="P15">nbDEF staaten plaerie gusnie bæjjoes bievnesh jih faaleldahkh</text:p>
      <text:p text:style-name="P11">nbMRKN Bievnesh, bæjhkarimmieh, bæjjoes barkoesijjh j.j. Nøørjen Bievneseplaeresne gaavnah.</text:p>
      <text:p text:style-name="P9"/>
      <text:p text:style-name="P4">gda</text:p>
      <text:p text:style-name="P3">nb<text:tab/><text:span text:style-name="T2">notarius publicus &lt;GRAM m&gt;</text:span></text:p>
      <text:p text:style-name="P14"><text:span text:style-name="T5">nbDEF embetsmann som utsteder visse dokumenter og gir dem offentlig stadfesting ved sin underskrift</text:span></text:p>
      <text:p text:style-name="P15">nbMRKN I Norge utføres disse funksjoner av enten byfogd eller sorenskriver.</text:p>
      <text:p text:style-name="P3">klass<text:tab/><text:span text:style-name="T4">admin jur</text:span></text:p>
      <text:p text:style-name="P14"><text:span text:style-name="T7">smi →<text:tab/></text:span><text:span text:style-name="T2">notarius publicuse &lt;GRAM m&gt;</text:span><text:span text:style-name="T5"> </text:span></text:p>
      <text:p text:style-name="P14"><text:span text:style-name="T5">nbDEF embeeteålmam guhte muvhth tjaalegh dorje, jih bæjjoes vihtiestimmiem altese gietetjaalemine</text:span></text:p>
      <text:p text:style-name="P3"/>
      <text:p text:style-name="P9"/>
      <text:p text:style-name="P4">kve</text:p>
      <text:p text:style-name="P3">nb<text:tab/><text:span text:style-name="T2">Nærings- og energidepartementet; &lt;SY&gt; NOE; &lt;SY&gt; Det kongelige nærings- og energidepartement; &lt;FRTE&gt; Industridepartementet; &lt;STE&gt; departement</text:span></text:p>
      <text:p text:style-name="P3">klass<text:tab/><text:span text:style-name="T4">admin</text:span></text:p>
      <text:p text:style-name="P3"><text:span text:style-name="T7">smi →<text:tab/></text:span><text:span text:style-name="T2">Ealamadtje- jih eenergijedepartemaange ?, - njuvviedep. ?; &lt;STE&gt; departemaange</text:span></text:p>
      <text:p text:style-name="P9"/>
      <text:p text:style-name="P4"><text:soft-page-break/>gdq</text:p>
      <text:p text:style-name="P3">nb<text:tab/><text:span text:style-name="T2">Næringsdepartementet</text:span></text:p>
      <text:p text:style-name="P15">nbMRKN Nedlagt 1993.</text:p>
      <text:p text:style-name="P3">klass<text:tab/><text:span text:style-name="T4">admin</text:span></text:p>
      <text:p text:style-name="P3"><text:span text:style-name="T7">smi →<text:tab/></text:span><text:span text:style-name="T2">Ealamadtjedapartemaange</text:span></text:p>
      <text:p text:style-name="P15">nbMRKN Vualadovvi 1993.</text:p>
      <text:p text:style-name="P9"/>
      <text:p text:style-name="P4">gdx</text:p>
      <text:p text:style-name="P3">nb<text:tab/><text:span text:style-name="T2">næringsutvalg &lt;GRAM n&gt;</text:span></text:p>
      <text:p text:style-name="P14"><text:span text:style-name="T5">nbDEF politisk sammensatt utvalg i en fylkeskommune med ansvar for å styre og utvikle næringslivet</text:span></text:p>
      <text:p text:style-name="P3">klass<text:tab/><text:span text:style-name="T4">admin</text:span></text:p>
      <text:p text:style-name="P3"><text:span text:style-name="T7">smi →<text:tab/></text:span><text:span text:style-name="T2">ealamadtjemoenehtse &lt;GRAM n&gt;</text:span></text:p>
      <text:p text:style-name="P15">nbDEF povlitihke moenehtsem fylhkentjieltesne man diedte lea ealamadtjeburriem stuvredh jih evtiedidh </text:p>
      <text:p text:style-name="P9"/>
      <text:p text:style-name="P4">gfe</text:p>
      <text:p text:style-name="P3">nb<text:tab/><text:span text:style-name="T2">Odelstinget</text:span></text:p>
      <text:p text:style-name="P15">nbDEF en av de to forsamlinger som Stortinget deles opp i</text:p>
      <text:p text:style-name="P14"><text:span text:style-name="T5">nbMRKN Odelstingets medlemmer velges av og blant Stortingets medlemmer. Lovsaker går alltid direkte fra stortingskomiteene til Odelstinget og eventuelt videre til Lagtinget.</text:span></text:p>
      <text:p text:style-name="P3">klass<text:tab/><text:span text:style-name="T4">admin</text:span></text:p>
      <text:p text:style-name="P9">smi →<text:tab/>?</text:p>
      <text:p text:style-name="P4">gff</text:p>
      <text:p text:style-name="P3">nb<text:tab/><text:span text:style-name="T2">odelstingsproposisjon &lt;GRAM m&gt;; &lt;SY&gt; Ot.prp.; &lt;STE&gt; proposisjon</text:span></text:p>
      <text:p text:style-name="P14"><text:span text:style-name="T5">nbDEF lovforslag fra regjeringen som skal behandles av Odelstinget; jf. stortingsproposisjon</text:span></text:p>
      <text:p text:style-name="P3">klass<text:tab/><text:span text:style-name="T4">admin jur</text:span></text:p>
      <text:p text:style-name="P9">smi →<text:tab/>?</text:p>
      <text:p text:style-name="P4"><text:soft-page-break/>gfu</text:p>
      <text:p text:style-name="P3">nb<text:tab/><text:span text:style-name="T2">offentlighetsloven &lt;GRAM m&gt;; &lt;STE&gt; lov om offentlighet i forvaltningen</text:span></text:p>
      <text:p text:style-name="P14"><text:span text:style-name="T5">nbDEF lov av 19 juni 1970 nr 69 om offentlighet i forvaltningen; regulerer hvilke av forvaltningens saksdokumenter som er tilgjengelige for allmennheten</text:span></text:p>
      <text:p text:style-name="P3">klass<text:tab/><text:span text:style-name="T4">admin jur</text:span></text:p>
      <text:p text:style-name="P9">smi →<text:tab/>bæjjoes-laake?</text:p>
      <text:p text:style-name="P4">gga</text:p>
      <text:p text:style-name="P3">nb<text:tab/><text:span text:style-name="T2">Olje- og energidepartementet</text:span></text:p>
      <text:p text:style-name="P15">nbMRKN Nedlagt 1993.</text:p>
      <text:p text:style-name="P3">klass<text:tab/><text:span text:style-name="T4">admin</text:span></text:p>
      <text:p text:style-name="P3"><text:span text:style-name="T7">smi →<text:tab/></text:span><text:span text:style-name="T2">åålja- jih eenergijedep.? njuvviedep.?</text:span></text:p>
      <text:p text:style-name="P14"><text:span text:style-name="T5">nbMRKN Vualadovvi 1993.</text:span></text:p>
      <text:p text:style-name="P9"/>
      <text:p text:style-name="P4">ggp</text:p>
      <text:p text:style-name="P3">nb<text:tab/><text:span text:style-name="T2">ombudsmann &lt;GRAM m&gt;; &lt;SY&gt; ombud &lt;GRAM n&gt;</text:span></text:p>
      <text:p text:style-name="P15">nbDEF embetsmann som skal ivareta den enkelte borgers interesser, særlig overfor offentlige myndigheter</text:p>
      <text:p text:style-name="P3">klass<text:tab/><text:span text:style-name="T4">admin</text:span></text:p>
      <text:p text:style-name="P9">smi →<text:tab/>? -tjirkijasse</text:p>
      <text:p text:style-name="P4">gha</text:p>
      <text:p text:style-name="P3">nb<text:tab/><text:span text:style-name="T2">omorganisering &lt;GRAM c&gt;</text:span></text:p>
      <text:p text:style-name="P14"><text:span text:style-name="T5">nbDEF det å organisere noe på en annen måte enn tidligere</text:span></text:p>
      <text:p text:style-name="P3">klass<text:tab/><text:span text:style-name="T4">admin</text:span></text:p>
      <text:p text:style-name="P7"><text:span text:style-name="T7">smi →<text:tab/></text:span><text:span text:style-name="T2">værtoehtimmie, jeatjahtimmie ? &lt;GRAM c&gt;</text:span><text:span text:style-name="T5"> </text:span></text:p>
      <text:p text:style-name="P18">nbDEF mij joem jeatjhlaakan aeriebistie øørnedh</text:p>
      <text:p text:style-name="P4"><text:soft-page-break/>glc</text:p>
      <text:p text:style-name="P3">nb<text:tab/><text:span text:style-name="T2">ordfører &lt;GRAM m&gt;</text:span></text:p>
      <text:p text:style-name="P15">nbDEF øverste folkevalgte tillitsmann i en kommune og leder for kommunestyret</text:p>
      <text:p text:style-name="P3">klass<text:tab/><text:span text:style-name="T4">admin</text:span></text:p>
      <text:p text:style-name="P3"><text:span text:style-name="T7">smi →<text:tab/></text:span><text:span text:style-name="T2">reeriestæjja ? &lt;GRAM m&gt;</text:span><text:span text:style-name="T5"> </text:span></text:p>
      <text:p text:style-name="P17">nbDEF tjielten jollemes almetjeveeljeme tjirkijem jih tjieltenståvroen åejvie</text:p>
      <text:p text:style-name="P9"/>
      <text:p text:style-name="P4">gll</text:p>
      <text:p text:style-name="P3">nb<text:tab/><text:span text:style-name="T2">organ &lt;GRAM n&gt;</text:span></text:p>
      <text:p text:style-name="P15">nbDEF institusjon som representerer eller er talerør for noe</text:p>
      <text:p text:style-name="P3">klass<text:tab/><text:span text:style-name="T4">admin arbeid</text:span></text:p>
      <text:p text:style-name="P3"><text:span text:style-name="T7">smi →<text:tab/></text:span><text:span text:style-name="T2">åårgane &lt;GRAM n&gt;</text:span></text:p>
      <text:p text:style-name="P14"><text:span text:style-name="T5">nbDEF institusjovne mij jeatjabi jallh mubpiej åvteste soptseste</text:span></text:p>
      <text:p text:style-name="P9"/>
      <text:p text:style-name="P4">gmj</text:p>
      <text:p text:style-name="P3">nb<text:tab/><text:span text:style-name="T2">overformynderi &lt;GRAM n&gt;</text:span></text:p>
      <text:p text:style-name="P15">nbDEF kommunalt organ som forvalter umyndiges midler og fører kontroll med vergene</text:p>
      <text:p text:style-name="P15">nbMRKN Overformynderiet har vanligvis to overformyndere som velges av kommunestyret.</text:p>
      <text:p text:style-name="P3">klass<text:tab/><text:span text:style-name="T4">admin jur</text:span></text:p>
      <text:p text:style-name="P7"><text:span text:style-name="T7">smi →<text:tab/>? bijjiesfaamohke</text:span></text:p>
      <text:p text:style-name="P4">gna</text:p>
      <text:p text:style-name="P3">nb<text:tab/><text:span text:style-name="T2">overligningsnemnd &lt;GRAM c&gt;; &lt;SY&gt; overlikningsnemnd &lt;GRAM c&gt;</text:span></text:p>
      <text:p text:style-name="P15">nbDEF kommunal nemnd som viderebehandler klagesaker som har blitt anket etter å ha vært oppe i ligningsnemnda</text:p>
      <text:p text:style-name="P3">klass<text:tab/><text:span text:style-name="T4">admin skatt</text:span></text:p>
      <text:p text:style-name="P9">smi →<text:tab/>?</text:p>
      <text:p text:style-name="P4"><text:soft-page-break/>gpk</text:p>
      <text:p text:style-name="P3">nb<text:tab/><text:span text:style-name="T2">parlamentarisk leder &lt;GRAM m&gt;; &lt;STE&gt; leder</text:span></text:p>
      <text:p text:style-name="P15">nbDEF leder for en partigruppe i Stortinget</text:p>
      <text:p text:style-name="P3">klass<text:tab/><text:span text:style-name="T4">admin</text:span></text:p>
      <text:p text:style-name="P3"><text:span text:style-name="T7">smi →<text:tab/></text:span><text:span text:style-name="T2">parlamentaarihke åejvie &lt;GRAM m&gt;; &lt;STE&gt; åejvie</text:span></text:p>
      <text:p text:style-name="P11">nbDEF bieliedåehkien åejvie Stoerredigkesne</text:p>
      <text:p text:style-name="P4">gtc</text:p>
      <text:p text:style-name="P3">nb<text:tab/><text:span text:style-name="T2">personnummer &lt;GRAM n&gt;</text:span></text:p>
      <text:p text:style-name="P14"><text:span text:style-name="T5">nbDEF de fem siste sifrene i en persons fødselsnummer; jf. fødselsnummer</text:span></text:p>
      <text:p text:style-name="P3">klass<text:tab/><text:span text:style-name="T4">admin</text:span></text:p>
      <text:p text:style-name="P3"><text:span text:style-name="T7">smi →<text:tab/></text:span><text:span text:style-name="T2">jijtjelåhkoe, jijtselåhkoe?, reakadimmielåhkoe &lt;GRAM n&gt;</text:span></text:p>
      <text:p text:style-name="P9"/>
      <text:p text:style-name="P4">gtd</text:p>
      <text:p text:style-name="P3">nb<text:tab/><text:span text:style-name="T2">personregister &lt;GRAM n&gt;; &lt;STE&gt; register</text:span></text:p>
      <text:p text:style-name="P15">nbDEF systematisk ordnet register der opplysninger om den enkelte person kan finnes igjen</text:p>
      <text:p text:style-name="P14"><text:span text:style-name="T5">nbMRKN I Norge er bruken av personregister regulert ved lov.</text:span></text:p>
      <text:p text:style-name="P3">klass<text:tab/><text:span text:style-name="T4">admin jur</text:span></text:p>
      <text:p text:style-name="P7"><text:span text:style-name="T7">smi →<text:tab/></text:span><text:span text:style-name="T2">almetjelåhkoe? (manntall, folkeregister osv.)&lt;GRAM n&gt;; &lt;STE&gt; låhkoe</text:span></text:p>
      <text:p text:style-name="P4">gti</text:p>
      <text:p text:style-name="P3">nb<text:tab/><text:span text:style-name="T2">personvern &lt;GRAM n&gt;</text:span></text:p>
      <text:p text:style-name="P15">nbDEF rettsvern som særlig tar sikte på å beskytte det enkelte individet</text:p>
      <text:p text:style-name="P3">klass<text:tab/><text:span text:style-name="T4">admin jur</text:span></text:p>
      <text:p text:style-name="P14"><text:span text:style-name="T7">smi →<text:tab/></text:span><text:span text:style-name="T2">almetjevaarjelimmie ? &lt;GRAM n&gt;</text:span><text:span text:style-name="T5"> </text:span></text:p>
      <text:p text:style-name="P15">nbDEF reaktan vaarjelimmie mij edtja sjiere almetjem gorredidh, bartestehtedh</text:p>
      <text:p text:style-name="P9"/>
      <text:p text:style-name="P4"><text:soft-page-break/>gve</text:p>
      <text:p text:style-name="P3">nb<text:tab/><text:span text:style-name="T2">politi &lt;GRAM n&gt;</text:span></text:p>
      <text:p text:style-name="P15">nbDEF offentlig myndighet som sørger for orden og sikkerhet, påser at lover og vedtekter overholdes, forbrytelser etterforskes, og i visse tilfeller påtaler lovbrudd</text:p>
      <text:p text:style-name="P3">klass<text:tab/><text:span text:style-name="T4">admin jur</text:span></text:p>
      <text:p text:style-name="P14"><text:span text:style-name="T7">smi →<text:tab/></text:span><text:span text:style-name="T2">povlitije &lt;GRAM n&gt;</text:span><text:span text:style-name="T5"> </text:span></text:p>
      <text:p text:style-name="P15">nbDEF bæjjoes faamohkem mij galka raeffiem jih jearsoesvoetem gorredidh, giehtjedidh laaki njoelkedasside illedh, meadtoelassjh goeredidh, jih muvhten aejkien doerelidh</text:p>
      <text:p text:style-name="P3"/>
      <text:p text:style-name="P9"/>
      <text:p text:style-name="P4">gvn</text:p>
      <text:p text:style-name="P3">nb<text:tab/><text:span text:style-name="T2">politidistrikt &lt;GRAM n&gt;; &lt;STE&gt; distrikt</text:span></text:p>
      <text:p text:style-name="P14"><text:span text:style-name="T5">nbDEF område som betjenes av et politikammer under ledelse av en politimester</text:span></text:p>
      <text:p text:style-name="P15">nbMRKN Landet er for tiden delt i 54 politidistrikter.</text:p>
      <text:p text:style-name="P3">klass<text:tab/><text:span text:style-name="T4">admin jur</text:span></text:p>
      <text:p text:style-name="P3"><text:span text:style-name="T7">smi →<text:tab/></text:span><text:span text:style-name="T2">povlitijedajve &lt;GRAM n&gt;; &lt;STE&gt; dajve</text:span></text:p>
      <text:p text:style-name="P15">nbDEF dajvem gusnie povlitijegoevtese, jih povlitijemiestere åejvine</text:p>
      <text:p text:style-name="P14"><text:span text:style-name="T5">nbMRKN Nøørjesne daelie jis 54 povlitijedajvh..</text:span></text:p>
      <text:p text:style-name="P9"/>
      <text:p text:style-name="P4">gvu</text:p>
      <text:p text:style-name="P3">nb<text:tab/><text:span text:style-name="T2">politikammer &lt;GRAM n&gt;</text:span></text:p>
      <text:p text:style-name="P15">nbDEF øverste politimyndighet i et politidistrikt, under ledelse av en politimester; jf. politistasjon</text:p>
      <text:p text:style-name="P3">klass<text:tab/><text:span text:style-name="T4">admin jur</text:span></text:p>
      <text:p text:style-name="P3"><text:span text:style-name="T7">smi →<text:tab/></text:span><text:span text:style-name="T2">povlitijegoevtese ? &lt;GRAM n&gt;</text:span></text:p>
      <text:p text:style-name="P14"><text:span text:style-name="T5">nbDEF jollemes povlitijefaamoem povlitijedajvesne, povlitijemiestere åejvine; vd. povlitijegåetie ?</text:span></text:p>
      <text:p text:style-name="P9"/>
      <text:p text:style-name="P4"><text:soft-page-break/>ksi</text:p>
      <text:p text:style-name="P3">nb<text:tab/><text:span text:style-name="T2">politimyndighet &lt;GRAM m&gt;</text:span></text:p>
      <text:p text:style-name="P15">nbDEF offentlig institusjon som ivaretar de oppgavene som er tillagt politiet</text:p>
      <text:p text:style-name="P3">klass<text:tab/><text:span text:style-name="T4">admin jur</text:span></text:p>
      <text:p text:style-name="P3"><text:span text:style-name="T7">smi →<text:tab/></text:span><text:span text:style-name="T2">povlitijefaamohke, -faamoe? &lt;GRAM m&gt;</text:span></text:p>
      <text:p text:style-name="P14"><text:span text:style-name="T5">nbDEF bæjjoes institusjovne mij edtja povlitijen barkoelaavenjasside darjodh</text:span></text:p>
      <text:p text:style-name="P9"/>
      <text:p text:style-name="P4">gwa</text:p>
      <text:p text:style-name="P3">nb<text:tab/><text:span text:style-name="T2">politimyndighet &lt;GRAM m&gt;; &lt;STE&gt; myndighet</text:span></text:p>
      <text:p text:style-name="P15">nbDEF fullmakt som politiet har til å utføre visse handlinger</text:p>
      <text:p text:style-name="P15">nbMRKN Lensmennene og sysselmannen på Svalbard har begrenset politimyndighet.</text:p>
      <text:p text:style-name="P3">klass<text:tab/><text:span text:style-name="T4">admin jur</text:span></text:p>
      <text:p text:style-name="P7"><text:span text:style-name="T7">smi →<text:tab/></text:span><text:span text:style-name="T2">povlitijefaamohke, -faamoe ? &lt;GRAM m&gt;; &lt;STE&gt; faamohke</text:span></text:p>
      <text:p text:style-name="P4">gyw</text:p>
      <text:p text:style-name="P3">nb<text:tab/><text:span text:style-name="T2">primærhelsetjeneste &lt;GRAM m&gt;</text:span></text:p>
      <text:p text:style-name="P15">nbDEF helsetjeneste utenfor institusjon</text:p>
      <text:p text:style-name="P15">nbMRKN Primærhelsetjenesten er et kommunalt ansvar og publikums første kontakt med helsetjenesten.</text:p>
      <text:p text:style-name="P3">klass<text:tab/><text:span text:style-name="T4">admin helse</text:span></text:p>
      <text:p text:style-name="P3"><text:span text:style-name="T7">smi →<text:tab/></text:span><text:span text:style-name="T2">siejhme starneråajvarimmie ? &lt;GRAM m&gt;</text:span></text:p>
      <text:p text:style-name="P9"/>
      <text:p text:style-name="P4">hfe</text:p>
      <text:p text:style-name="P3">nb<text:tab/><text:span text:style-name="T2">rammebevilgning &lt;GRAM m&gt;; &lt;STE&gt; bevilgning</text:span></text:p>
      <text:p text:style-name="P15">nbDEF uspesifisert bevilgning med en øvre grense</text:p>
      <text:p text:style-name="P3">klass<text:tab/><text:span text:style-name="T4">admin</text:span></text:p>
      <text:p text:style-name="P3"><text:span text:style-name="T7">smi →<text:tab/></text:span><text:span text:style-name="T2">mieriedåårjeme &lt;GRAM m&gt;; &lt;STE&gt; dåårjeme</text:span></text:p>
      <text:p text:style-name="P9"/>
      <text:p text:style-name="P4"><text:soft-page-break/>hfj</text:p>
      <text:p text:style-name="P3">nb<text:tab/><text:span text:style-name="T2">rammetilskudd &lt;GRAM n&gt;; &lt;STE&gt; tilskudd</text:span></text:p>
      <text:p text:style-name="P14"><text:span text:style-name="T5">nbDEF uspesifisert tilskudd med en øvre grense</text:span></text:p>
      <text:p text:style-name="P3">klass<text:tab/><text:span text:style-name="T4">admin finans</text:span></text:p>
      <text:p text:style-name="P7"><text:span text:style-name="T7">smi →<text:tab/></text:span><text:span text:style-name="T2">mierie -? &lt;GRAM n&gt;; &lt;STE&gt; dåårjeme?</text:span></text:p>
      <text:p text:style-name="P4">hgz</text:p>
      <text:p text:style-name="P3">nb<text:tab/><text:span text:style-name="T2">region &lt;GRAM m&gt;</text:span></text:p>
      <text:p text:style-name="P15">nbDEF geografisk område som inkluderer flere distrikter</text:p>
      <text:p text:style-name="P3">klass<text:tab/><text:span text:style-name="T4">admin</text:span></text:p>
      <text:p text:style-name="P7"><text:span text:style-name="T7">smi →<text:tab/></text:span><text:span text:style-name="T2">reegijovne, dajve ?, biehkie ?, laantebielie ? &lt;GRAM m&gt;</text:span></text:p>
      <text:p text:style-name="P4">hhc</text:p>
      <text:p text:style-name="P3">nb<text:tab/><text:span text:style-name="T2">regionhelsetjeneste &lt;GRAM m&gt;</text:span></text:p>
      <text:p text:style-name="P15">nbDEF helsetjeneste på et så høyt medisinsk nivå at det ikke kan dekkes av et fylkessykehus; jf. kommunehelsetjeneste, fylkeshelsetjeneste</text:p>
      <text:p text:style-name="P15">nbMRKN Landet er delt opp i fem regioner med hvert sitt regionsykehus.</text:p>
      <text:p text:style-name="P3">klass<text:tab/><text:span text:style-name="T4">admin helse</text:span></text:p>
      <text:p text:style-name="P9">smi →<text:tab/>?-starneråajvarimmie</text:p>
      <text:p text:style-name="P4">hhd</text:p>
      <text:p text:style-name="P3">nb<text:tab/><text:span text:style-name="T2">regionkontor &lt;GRAM n&gt;</text:span></text:p>
      <text:p text:style-name="P15">nbDEF kontor som har en mindre del av landet som sitt arbeidsområde</text:p>
      <text:p text:style-name="P14"><text:span text:style-name="T5">nbMRKN For flyktninger og asylsøkere er det opprettet seks statlige regionkontor i Norge. De skal være bindeledd mellom Utlendingsdirektoratet (staten) og kommunene.</text:span></text:p>
      <text:p text:style-name="P3">klass<text:tab/><text:span text:style-name="T4">admin innvpol</text:span></text:p>
      <text:p text:style-name="P9">smi →<text:tab/>?</text:p>
      <text:p text:style-name="P4"><text:soft-page-break/>hhh</text:p>
      <text:p text:style-name="P3">nb<text:tab/><text:span text:style-name="T2">regjering &lt;GRAM c&gt;</text:span></text:p>
      <text:p text:style-name="P15">nbDEF samlet gruppe av statsråder; jf. statsråd, Kongen i statsråd</text:p>
      <text:p text:style-name="P15">nbMRKN Regjeringen er den øverste utøvende myndighet i Norge.</text:p>
      <text:p text:style-name="P3">klass<text:tab/><text:span text:style-name="T4">admin</text:span></text:p>
      <text:p text:style-name="P3"><text:span text:style-name="T7">smi →<text:tab/></text:span><text:span text:style-name="T2">reereme &lt;GRAM c&gt;</text:span></text:p>
      <text:p text:style-name="P14"><text:span text:style-name="T5">nbDEF Gånkan barkijh tjåanghkosne; vd. staatenreereme</text:span></text:p>
      <text:p text:style-name="P15">nbMRKN Gånkan reereme lea Nøørjen jollemes faamohke.</text:p>
      <text:p text:style-name="P9"/>
      <text:p text:style-name="P4">hhi</text:p>
      <text:p text:style-name="P3">nb<text:tab/><text:span text:style-name="T2">regjeringsadvokat &lt;GRAM m&gt;</text:span></text:p>
      <text:p text:style-name="P15">nbDEF advokat som er regjeringens fast engasjerte juridiske rådgiver, og som fører regjeringens (statens) prosesser</text:p>
      <text:p text:style-name="P15">nbMRKN Regjeringsadvokaten er ansatt i Justis- og politidepartementet.</text:p>
      <text:p text:style-name="P3">klass<text:tab/><text:span text:style-name="T4">admin jur</text:span></text:p>
      <text:p text:style-name="P14"><text:span text:style-name="T7">smi →<text:tab/></text:span><text:span text:style-name="T2">reeremenadvokaate ? &lt;GRAM m&gt;</text:span><text:span text:style-name="T5"> </text:span></text:p>
      <text:p text:style-name="P15">nbDEF reeremen juridihke raeriestæjjine barkeminie, jih reeremen (staaten) aamhtesh stuvrie.</text:p>
      <text:p text:style-name="P5">nbMRKN Reeremenadvokaate lea Justijse- jih povlitijedepartemaangesne barkeminie.</text:p>
      <text:p text:style-name="P9"/>
      <text:p text:style-name="P4">hhj</text:p>
      <text:p text:style-name="P3">nb<text:tab/><text:span text:style-name="T2">reglement &lt;GRAM n&gt;</text:span></text:p>
      <text:p text:style-name="P14"><text:span text:style-name="T5">nbDEF samling av bestemmelser, forskrifter eller regler</text:span></text:p>
      <text:p text:style-name="P3">klass<text:tab/><text:span text:style-name="T4">admin arbeid</text:span></text:p>
      <text:p text:style-name="P3"><text:span text:style-name="T7">smi →<text:tab/></text:span><text:span text:style-name="T2">njoelkedassh &lt;GRAM n&gt;</text:span></text:p>
      <text:p text:style-name="P11">nbDEF jijnjebh njoelkedassh, stillemh jallh tjiertestimmieh aktesne</text:p>
      <text:p text:style-name="P4">hnl</text:p>
      <text:p text:style-name="P3">nb<text:tab/><text:span text:style-name="T2">rettsvesen &lt;GRAM n&gt;</text:span></text:p>
      <text:p text:style-name="P15">nbDEF det som hører til og har sammenheng med domstolenes virksomhet</text:p>
      <text:p text:style-name="P3">klass<text:tab/><text:span text:style-name="T4">admin jur</text:span></text:p>
      <text:p text:style-name="P9">smi →<text:tab/>reakta-?</text:p>
      <text:p text:style-name="P4"><text:soft-page-break/>hns</text:p>
      <text:p text:style-name="P3">nb<text:tab/><text:span text:style-name="T2">revisor &lt;GRAM m&gt;; &lt;STE&gt; kommunerevisor; &lt;STE&gt; fylkesrevisor</text:span></text:p>
      <text:p text:style-name="P15">nbDEF person som kontrollerer og gransker regnskap for andre</text:p>
      <text:p text:style-name="P3">klass<text:tab/><text:span text:style-name="T4">admin finans</text:span></text:p>
      <text:p text:style-name="P9">smi →<text:tab/>?</text:p>
      <text:p text:style-name="P4">hoh</text:p>
      <text:p text:style-name="P3">nb<text:tab/><text:span text:style-name="T2">riksadvokat &lt;GRAM m&gt;</text:span></text:p>
      <text:p text:style-name="P15">nbDEF høyeste embetsmann i påtalemyndigheten</text:p>
      <text:p text:style-name="P3">klass<text:tab/><text:span text:style-name="T4">admin jur</text:span></text:p>
      <text:p text:style-name="P3"><text:span text:style-name="T7">smi →<text:tab/></text:span><text:span text:style-name="T2">rijhkenadvokaate &lt;GRAM m&gt;</text:span></text:p>
      <text:p text:style-name="P15">nbDEF jollemes embeeteålmam vååksjemefaamohkisnie</text:p>
      <text:p text:style-name="P9"/>
      <text:p text:style-name="P4">hol</text:p>
      <text:p text:style-name="P3">nb<text:tab/><text:span text:style-name="T2">Riksrevisjonen</text:span></text:p>
      <text:p text:style-name="P15">nbDEF institusjon som kontrollerer de fleste av statens regnskaper</text:p>
      <text:p text:style-name="P3">klass<text:tab/><text:span text:style-name="T4">admin</text:span></text:p>
      <text:p text:style-name="P9">smi →<text:tab/>Rijhkenrevisjovne ?</text:p>
      <text:p text:style-name="P4">hom</text:p>
      <text:p text:style-name="P3">nb<text:tab/><text:span text:style-name="T2">Riksskattenemnda; &lt;STE&gt; Riksskattestyret</text:span></text:p>
      <text:p text:style-name="P15">nbDEF øverste instans i landets ligningsvesen</text:p>
      <text:p text:style-name="P15">nbMRKN Rikskattenemnda består av en formann og fire medlemmer som alle velges av Kongen i statsråd.</text:p>
      <text:p text:style-name="P3">klass<text:tab/><text:span text:style-name="T4">admin skatt</text:span></text:p>
      <text:p text:style-name="P7"><text:span text:style-name="T7">smi →<text:tab/></text:span><text:span text:style-name="T2">Rijhkenskaehtiemoenehtse; &lt;STE&gt; Rijhkenskaehtieståvroe ?</text:span></text:p>
      <text:p text:style-name="P4"><text:soft-page-break/>hon</text:p>
      <text:p text:style-name="P3">nb<text:tab/><text:span text:style-name="T2">Rikstrygdeverket</text:span></text:p>
      <text:p text:style-name="P15">nbDEF forvaltningsorgan som er sentraladministrasjonen for de offentlige trygdeinnretninger</text:p>
      <text:p text:style-name="P3">klass<text:tab/><text:span text:style-name="T4">admin trygd</text:span></text:p>
      <text:p text:style-name="P3"><text:span text:style-name="T7">smi →<text:tab/></text:span><text:span text:style-name="T2">Rijhkentjirkemeøørnege</text:span></text:p>
      <text:p text:style-name="P15">nbDEF reeremeåårgane mij lea voerngesreeremine bæjjoes tjirkemeøørnegide</text:p>
      <text:p text:style-name="P9"/>
      <text:p text:style-name="P4">hpe</text:p>
      <text:p text:style-name="P3">nb<text:tab/><text:span text:style-name="T2">rundskriv &lt;GRAM n&gt;</text:span></text:p>
      <text:p text:style-name="P14"><text:span text:style-name="T5">nbDEF skriv som sendes rundt til flere personer, særlig fra høyere myndighet som direktiv til nærmeste underordnede organ; jf. sirkulære</text:span></text:p>
      <text:p text:style-name="P15">nbMRKN Rundskriv er oftest nummerert.</text:p>
      <text:p text:style-name="P3">klass<text:tab/><text:span text:style-name="T4">admin</text:span></text:p>
      <text:p text:style-name="P7"><text:span text:style-name="T7">smi →<text:tab/></text:span><text:span text:style-name="T2">saadth-tjaalege ?, bijretjaalege, bijrebievnese &lt;GRAM n&gt;</text:span></text:p>
      <text:p text:style-name="P4">krn</text:p>
      <text:p text:style-name="P3">nb<text:tab/><text:span text:style-name="T2">Rusmiddeldirektoratet; &lt;STE&gt; Statens edruskapsdirektorat; &lt;STE&gt; Edruskapsdirektoratet; &lt;STE&gt; direktorat</text:span></text:p>
      <text:p text:style-name="P15">nbDEF direktorat under Sosialdepartementet som er rådgiver for offentlige organer i spørsmål som gjelder rusmiddelbruk; jf. edruskapsnemnd</text:p>
      <text:p text:style-name="P3">klass<text:tab/><text:span text:style-name="T4">admin sosial</text:span></text:p>
      <text:p text:style-name="P3"><text:span text:style-name="T7">smi →<text:tab/></text:span><text:span text:style-name="T2">Tjiervesdaalhkesedirektovraate; &lt;STE&gt; Staaten voerkesdirektovraate ; &lt;STE&gt; Voerkesdirektovraate; &lt;STE&gt; direktovraate</text:span></text:p>
      <text:p text:style-name="P14"><text:span text:style-name="T5">nbDEF direktovraatem Sovsijaaledapartemaangen nuelesne, mij bæjjoes åårganide rååresje tjiervesdåeriesmoeri bijre; vd. voerkesmoenehtse </text:span></text:p>
      <text:p text:style-name="P9"/>
      <text:p text:style-name="P4"><text:soft-page-break/>hqm</text:p>
      <text:p text:style-name="P3">nb<text:tab/><text:span text:style-name="T2">råd &lt;GRAM n&gt;</text:span></text:p>
      <text:p text:style-name="P15">nbDEF valgt eller oppnevnt forsamling; jf. Styre</text:p>
      <text:p text:style-name="P3">klass<text:tab/><text:span text:style-name="T4">admin</text:span></text:p>
      <text:p text:style-name="P3"><text:span text:style-name="T7">smi →<text:tab/></text:span><text:span text:style-name="T2">raerie, rååresjimmie &lt;GRAM n&gt;</text:span></text:p>
      <text:p text:style-name="P15">nbDEF veeljeme jallh moeneme dåehkiem; vd. Ståvroe</text:p>
      <text:p text:style-name="P9"/>
      <text:p text:style-name="P4">hqr</text:p>
      <text:p text:style-name="P3">nb<text:tab/><text:span text:style-name="T2">rådhus &lt;GRAM n&gt;</text:span></text:p>
      <text:p text:style-name="P15">nbDEF bygning der kommuneadministrasjonen holder til</text:p>
      <text:p text:style-name="P3">klass<text:tab/><text:span text:style-name="T4">admin</text:span></text:p>
      <text:p text:style-name="P3"><text:span text:style-name="T7">smi →<text:tab/></text:span><text:span text:style-name="T2">raeriegåetie, rååresjimmie- ? &lt;GRAM n&gt;</text:span></text:p>
      <text:p text:style-name="P15">nbDEF bygning der kommuneadministrasjonen holder til</text:p>
      <text:p text:style-name="P9"/>
      <text:p text:style-name="P4">hqu</text:p>
      <text:p text:style-name="P3">nb<text:tab/><text:span text:style-name="T2">rådmann &lt;GRAM m&gt;</text:span></text:p>
      <text:p text:style-name="P14"><text:span text:style-name="T5">nbDEF kommunal tjenestemann som er sjef for den kommunale administrasjonen, og som særlig skal føre tilsyn med penge- og regnskapsvesenet og utarbeide forslag til budsjett</text:span></text:p>
      <text:p text:style-name="P15">nbMRKN I større kommuner er det flere rådmenn.</text:p>
      <text:p text:style-name="P3">klass<text:tab/><text:span text:style-name="T4">admin</text:span></text:p>
      <text:p text:style-name="P3"><text:span text:style-name="T7">smi →<text:tab/></text:span><text:span text:style-name="T2">raeriestæjja&lt;GRAM m&gt;</text:span></text:p>
      <text:p text:style-name="P14"><text:span text:style-name="T5">nbDEF tjielten barkoeniere gie lea tjielten reeremen åejvine barkeminie, jih edtja joekoen beetneh- jih øøkonomijegoevtesem giehtjedidh jih budsjeedtem uviedidh.</text:span></text:p>
      <text:p text:style-name="P15">nbMRKN Stuerebe tjieltine jijnjebh raeriestæjjah.</text:p>
      <text:p text:style-name="P9"/>
      <text:p text:style-name="P4"><text:soft-page-break/>hrg</text:p>
      <text:p text:style-name="P3">nb<text:tab/><text:span text:style-name="T2">saksbehandler &lt;GRAM m&gt;</text:span></text:p>
      <text:p text:style-name="P15">nbDEF person som forbereder og utreder saker, særlig i offentlig forvaltning</text:p>
      <text:p text:style-name="P3">klass<text:tab/><text:span text:style-name="T4">admin</text:span></text:p>
      <text:p text:style-name="P3"><text:span text:style-name="T7">smi →<text:tab/></text:span><text:span text:style-name="T2">aamhtesegietedallije, aamhtesetjirkije, aamhtesetjaelije? &lt;GRAM m&gt;</text:span></text:p>
      <text:p text:style-name="P15">nbDEF almetje guhte aamhtesh gietedalla, goerede, eeremasth reeremisnie</text:p>
      <text:p text:style-name="P9"/>
      <text:p text:style-name="P4">hrj</text:p>
      <text:p text:style-name="P3">nb<text:tab/><text:span text:style-name="T2">saksdokument &lt;GRAM n&gt;; &lt;STE&gt; dokument</text:span></text:p>
      <text:p text:style-name="P15">nbDEF dokument som møtedeltakere får før et møte for at de kan sette seg inn saker som skal behandles</text:p>
      <text:p text:style-name="P15">nbMRKN Saksdokumenter sendes som regel ut sammen med innkallingen til møtet.</text:p>
      <text:p text:style-name="P3">klass<text:tab/><text:span text:style-name="T4">admin</text:span></text:p>
      <text:p text:style-name="P7"><text:span text:style-name="T7">smi →<text:tab/></text:span><text:span text:style-name="T2">aamhtesetjaalege, bievnesetjaalege, tjåhkoetjaalege, tjåanghkoetjaalege ? &lt;GRAM n&gt;; &lt;STE&gt; tjaalege</text:span></text:p>
      <text:p text:style-name="P4">hss</text:p>
      <text:p text:style-name="P3">nb<text:tab/><text:span text:style-name="T2">Samferdselsdepartementet; &lt;SY&gt; Sd; &lt;SY&gt; Det kongelige samferdselsdepartement; &lt;STE&gt; departement</text:span></text:p>
      <text:p text:style-name="P3">klass<text:tab/><text:span text:style-name="T4">admin</text:span></text:p>
      <text:p text:style-name="P9">smi →<text:tab/>? – fealadimmiedepartemaange?</text:p>
      <text:p text:style-name="P4">hsv</text:p>
      <text:p text:style-name="P3">nb<text:tab/><text:span text:style-name="T2">samfunn &lt;GRAM n&gt;</text:span></text:p>
      <text:p text:style-name="P15">nbDEF gruppe av mennesker som har noe til felles, f.eks. tro, etnisk tilhørighet osv.</text:p>
      <text:p text:style-name="P15">nbMRKN Folket i en stat eller et land danner et samfunn, med felles institusjoner, lover, sedvaner, tradisjoner o.a.</text:p>
      <text:p text:style-name="P3">klass<text:tab/><text:span text:style-name="T4">admin</text:span></text:p>
      <text:p text:style-name="P14"><text:span text:style-name="T7">smi →<text:tab/></text:span><text:span text:style-name="T2">ektievuekie &lt;GRAM n&gt;</text:span><text:span text:style-name="T5"> </text:span></text:p>
      <text:p text:style-name="P15">nbDEF almetjedåehkie man lea maam joem ektesne, v.g. jaahkoe, almetjetjierte j.n.v.</text:p>
      <text:p text:style-name="P15">nbMRKN Almetjh aktine staatesne jallh laantesne ektievuekesne jielieminie, seamma institusjovnine, laakigujmie, aerpiemaahtojne j.j.</text:p>
      <text:p text:style-name="P9"/>
      <text:p text:style-name="P4"><text:soft-page-break/>huw</text:p>
      <text:p text:style-name="P3">nb<text:tab/><text:span text:style-name="T2">Selskapet for innvandrer- og flyktningeboliger; &lt;SY&gt; SIFBO; &lt;STE&gt; FLYBO; &lt;STE&gt; SIBO</text:span></text:p>
      <text:p text:style-name="P15">nbDEF selskap som hjalp innvandrere og flyktninger med bolig</text:p>
      <text:p text:style-name="P15">nbMRKN SIFBO var en sammenslåing av tidligere FLYBO og SIBO. Det er nå nedlagt.</text:p>
      <text:p text:style-name="P3">klass<text:tab/><text:span text:style-name="T4">admin bolig innvpol</text:span></text:p>
      <text:p text:style-name="P3"><text:span text:style-name="T7">smi →<text:tab/></text:span><text:span text:style-name="T10">Sijsjuhtije- jih baateræjjagåetiej tjierte ?; &lt;SY&gt; SIFBO; &lt;STE&gt; FLYBO; &lt;STE&gt; SIBO</text:span></text:p>
      <text:p text:style-name="P9"/>
      <text:p text:style-name="P4">hwf</text:p>
      <text:p text:style-name="P3">nb<text:tab/><text:span text:style-name="T2">sentraladministrasjon &lt;GRAM m&gt;</text:span></text:p>
      <text:p text:style-name="P15">nbDEF offentlig administrasjon som har hele landet som arbeidsområde</text:p>
      <text:p text:style-name="P14"><text:span text:style-name="T5">nbMRKN Departementene og direktoratene er institusjoner som hører inn under sentraladministrasjonen.</text:span></text:p>
      <text:p text:style-name="P3">klass<text:tab/><text:span text:style-name="T4">admin</text:span></text:p>
      <text:p text:style-name="P3"><text:span text:style-name="T7">smi →<text:tab/></text:span><text:span text:style-name="T2">voerngesreereme &lt;GRAM m&gt;</text:span></text:p>
      <text:p text:style-name="P15">nbDEF abpe laanten bæjjoes reereme</text:p>
      <text:p text:style-name="P15">nbMRKN Departemaangide jih direktovraatide leah voerngesreeremen nuelesne..</text:p>
      <text:p text:style-name="P9"/>
      <text:p text:style-name="P4">krm</text:p>
      <text:p text:style-name="P3">nb<text:tab/><text:span text:style-name="T2">Sentralskattekontoret; &lt;FRTE&gt; Oljeskattekontoret</text:span></text:p>
      <text:p text:style-name="P14"><text:span text:style-name="T5">nbDEF kontor under Skattedirektoratet som registrerer utenlandske arbeidsgivere og arbeidstakere som ikke er fast etablert i Norge</text:span></text:p>
      <text:p text:style-name="P15">nbMRKN Fra 1990 er navnet forandret fra Oljeskattekontoret til Sentralskattekontoret.</text:p>
      <text:p text:style-name="P3">klass<text:tab/><text:span text:style-name="T4">admin skatt</text:span></text:p>
      <text:p text:style-name="P3"><text:span text:style-name="T7">smi →<text:tab/></text:span><text:span text:style-name="T2">Voernges-skaehtiekontovre ?; &lt;FRTE&gt; ååljaskaehtiekontovre</text:span></text:p>
      <text:p text:style-name="P9"/>
      <text:p text:style-name="P4"><text:soft-page-break/>kto</text:p>
      <text:p text:style-name="P3">nb<text:tab/><text:span text:style-name="T2">sirkulære &lt;GRAM n&gt;</text:span></text:p>
      <text:p text:style-name="P15">nbDEF skriv som blir kopiert i flere eksemplarer og sendt rundt til mange</text:p>
      <text:p text:style-name="P3">klass<text:tab/><text:span text:style-name="T4">admin</text:span></text:p>
      <text:p text:style-name="P3"><text:span text:style-name="T7">smi →<text:tab/></text:span><text:span text:style-name="T2">bijretjaalege ? &lt;GRAM n&gt;</text:span></text:p>
      <text:p text:style-name="P15">nbDEF tjaalegem mij jijnjebh kopijine jijnjebh almetjide seedteme</text:p>
      <text:p text:style-name="P9"/>
      <text:p text:style-name="P4">hzh</text:p>
      <text:p text:style-name="P3">nb<text:tab/><text:span text:style-name="T2">sivilombud &lt;GRAM n&gt;; &lt;SY&gt; sivilombudsmann &lt;GRAM m&gt;; &lt;SY&gt; Stortingets ombudsmann for forvaltningen &lt;GRAM m&gt;; &lt;STE&gt; ombud</text:span></text:p>
      <text:p text:style-name="P15">nbDEF embetsmann som skal ivareta den enkelte borgers interesser overfor forvaltningsorganene</text:p>
      <text:p text:style-name="P15">nbMRKN Sivilombudsmannen velges av Stortinget.</text:p>
      <text:p text:style-name="P3">klass<text:tab/><text:span text:style-name="T4">admin jur</text:span></text:p>
      <text:p text:style-name="P9">smi →<text:tab/>sivil?</text:p>
      <text:p text:style-name="P4">hzk</text:p>
      <text:p text:style-name="P3">nb<text:tab/><text:span text:style-name="T2">sivilstand &lt;GRAM m&gt;</text:span></text:p>
      <text:p text:style-name="P15">nbDEF persons stilling i forhold til ekteskapet, f.eks. ugift, gift, skilt, separert</text:p>
      <text:p text:style-name="P3">klass<text:tab/><text:span text:style-name="T4">admin jur</text:span></text:p>
      <text:p text:style-name="P9">smi →<text:tab/>?- jielemetsiehkie, vyøsemetsiehkie ?</text:p>
      <text:p text:style-name="P4">iap</text:p>
      <text:p text:style-name="P3">nb<text:tab/><text:span text:style-name="T2">Skattedirektoratet; &lt;STE&gt; direktorat</text:span></text:p>
      <text:p text:style-name="P14"><text:span text:style-name="T5">nbDEF direktorat under Finans- og tolldepartementet</text:span></text:p>
      <text:p text:style-name="P3">klass<text:tab/><text:span text:style-name="T4">admin skatt</text:span></text:p>
      <text:p text:style-name="P3"><text:span text:style-name="T7">smi →<text:tab/></text:span><text:span text:style-name="T2">Skaehtiedirektovraate; &lt;STE&gt; direktovraate</text:span></text:p>
      <text:p text:style-name="P15">nbDEF Øøkonomije- jih raastamaaksoedepartemaangen nuelesne ???</text:p>
      <text:p text:style-name="P9"/>
      <text:p text:style-name="P4"><text:soft-page-break/>iar</text:p>
      <text:p text:style-name="P3">nb<text:tab/><text:span text:style-name="T2">skattefogd &lt;GRAM m&gt;</text:span></text:p>
      <text:p text:style-name="P14"><text:span text:style-name="T5">nbDEF embetsmann i et fylke eller i en større by, som har ansvaret for å kreve inn skatter og avgifter til staten, og som står for utbetalinger fra statskassen</text:span></text:p>
      <text:p text:style-name="P3">klass<text:tab/><text:span text:style-name="T4">admin skatt</text:span></text:p>
      <text:p text:style-name="P3"><text:span text:style-name="T7">smi →<text:tab/></text:span><text:span text:style-name="T2">skaehtiefåågde&lt;GRAM m&gt;</text:span></text:p>
      <text:p text:style-name="P14"><text:span text:style-name="T5">nbDEF embeeteålmam fylhkesne jallh stuerebe staaresne. Altese diedte skaehtide jih staaten maaksojde kriebpesjidh, aaj staatenvierhtijste maaksa.</text:span></text:p>
      <text:p text:style-name="P9"/>
      <text:p text:style-name="P4">idm</text:p>
      <text:p text:style-name="P3">nb<text:tab/><text:span text:style-name="T2">skjenkebevilling &lt;GRAM m&gt;; &lt;STE&gt; bevilling</text:span></text:p>
      <text:p text:style-name="P15">nbDEF tillatelse fra det offentlige til å selge alkohol</text:p>
      <text:p text:style-name="P3">klass<text:tab/><text:span text:style-name="T4">admin</text:span></text:p>
      <text:p text:style-name="P3"><text:span text:style-name="T7">smi →<text:tab/></text:span><text:span text:style-name="T2">jovkehtimmieluhpie &lt;GRAM m&gt;; &lt;STE&gt; luhpie</text:span></text:p>
      <text:p text:style-name="P15">nbDEF bæjjoes luhpiem voelegh, tjielketjaetsiem doekedh</text:p>
      <text:p text:style-name="P9"/>
      <text:p text:style-name="P4">kuz</text:p>
      <text:p text:style-name="P3">nb<text:tab/><text:span text:style-name="T2">skjønn &lt;GRAM n&gt;</text:span></text:p>
      <text:p text:style-name="P15">nbDEF gransking og vurdering for å fastsette verdi, eller vurdering av opplysning</text:p>
      <text:p text:style-name="P3">klass<text:tab/><text:span text:style-name="T4">admin jur</text:span></text:p>
      <text:p text:style-name="P9">smi →<text:tab/>aerviedimmie?</text:p>
      <text:p text:style-name="P4">idu</text:p>
      <text:p text:style-name="P3">nb<text:tab/><text:span text:style-name="T2">skjønn &lt;GRAM n&gt;</text:span></text:p>
      <text:p text:style-name="P15">nbDEF oppnevnt komité som foretar bedømmelse, vurdering eller takst</text:p>
      <text:p text:style-name="P3">klass<text:tab/><text:span text:style-name="T4">admin jur</text:span></text:p>
      <text:p text:style-name="P9">smi →<text:tab/>?</text:p>
      <text:p text:style-name="P4">kva</text:p>
      <text:p text:style-name="P3">nb<text:tab/><text:span text:style-name="T2">skjønnskommisjon &lt;GRAM m&gt;</text:span></text:p>
      <text:p text:style-name="P3">klass<text:tab/><text:span text:style-name="T4">admin jur</text:span></text:p>
      <text:p text:style-name="P9">smi →<text:tab/>?</text:p>
      <text:p text:style-name="P4"><text:soft-page-break/>ieg</text:p>
      <text:p text:style-name="P3">nb<text:tab/><text:span text:style-name="T2">skoledirektør &lt;GRAM m&gt;; &lt;STE&gt; direktør</text:span></text:p>
      <text:p text:style-name="P15">nbDEF statens tilsynsmyndighet for grunnskolene i et fylke</text:p>
      <text:p text:style-name="P3">klass<text:tab/><text:span text:style-name="T4">admin skole</text:span></text:p>
      <text:p text:style-name="P3"><text:span text:style-name="T7">smi →<text:tab/></text:span><text:span text:style-name="T2">skovledirektøøre &lt;GRAM m&gt;; &lt;STE&gt; direktøøre</text:span></text:p>
      <text:p text:style-name="P14"><text:span text:style-name="T5">nbDEF staaten giehtjedimmiefaamohkem fylhken skovlide (tilsyn – vaaksjodh?)</text:span></text:p>
      <text:p text:style-name="P9"/>
      <text:p text:style-name="P4">iel</text:p>
      <text:p text:style-name="P3">nb<text:tab/><text:span text:style-name="T2">skolekontor &lt;GRAM n&gt;</text:span></text:p>
      <text:p text:style-name="P15">nbDEF kommunalt kontor som administrerer grunnskolens drift i en kommune; jf. skolesjef, fylkesskolekontor</text:p>
      <text:p text:style-name="P3">klass<text:tab/><text:span text:style-name="T4">admin skole</text:span></text:p>
      <text:p text:style-name="P3"><text:span text:style-name="T7">smi →<text:tab/></text:span><text:span text:style-name="T2">skovlekontovre &lt;GRAM n&gt;</text:span></text:p>
      <text:p text:style-name="P7"><text:span text:style-name="T5">nbDEF tjielten kontovre mij edtja tjielten maadthskovlide reeredh; vd. skovleåejvie, fylhkenskovlikontovre</text:span></text:p>
      <text:p text:style-name="P4">iem</text:p>
      <text:p text:style-name="P3">nb<text:tab/><text:span text:style-name="T2">skolekrets &lt;GRAM m&gt;</text:span></text:p>
      <text:p text:style-name="P15">nbDEF geografisk område med egen skole for områdets skolepliktige barn</text:p>
      <text:p text:style-name="P3">klass<text:tab/><text:span text:style-name="T4">admin skole</text:span></text:p>
      <text:p text:style-name="P3"><text:span text:style-name="T7">smi →<text:tab/></text:span><text:span text:style-name="T1">skovlegievlie </text:span><text:span text:style-name="T2">&lt;GRAM m&gt;</text:span></text:p>
      <text:p text:style-name="P7"><text:span text:style-name="T5">nbDEF geograafihke dajvem gusnie sjiere skovlem dan dajven skovlemaanide</text:span></text:p>
      <text:p text:style-name="P4">ies</text:p>
      <text:p text:style-name="P3">nb<text:tab/><text:span text:style-name="T2">skolesjef &lt;GRAM m&gt;</text:span></text:p>
      <text:p text:style-name="P15">nbDEF daglig administrativ og pedagogisk leder av skolekontoret i en kommune</text:p>
      <text:p text:style-name="P15">nbMRKN Skolesjefen er også med i skolestyret.</text:p>
      <text:p text:style-name="P3">klass<text:tab/><text:span text:style-name="T4">admin skole</text:span></text:p>
      <text:p text:style-name="P3"><text:span text:style-name="T7">smi →<text:tab/></text:span><text:span text:style-name="T2">skovleåejvie &lt;GRAM m&gt;</text:span></text:p>
      <text:p text:style-name="P14"><text:span text:style-name="T5">nbDEF tjielten skovlekontovren reereme- jih peedagogihke åejviem</text:span></text:p>
      <text:p text:style-name="P15">nbMRKN Skovleåejvie jis skovlireeremisnie aaj</text:p>
      <text:p text:style-name="P9"/>
      <text:p text:style-name="P4"><text:soft-page-break/>iew</text:p>
      <text:p text:style-name="P3">nb<text:tab/><text:span text:style-name="T2">skolestyre &lt;GRAM n&gt;; &lt;STE&gt; styre</text:span></text:p>
      <text:p text:style-name="P15">nbDEF nemnd som velges av kommunestyret, og som er øverste politiske ledelse for kommunale skoler; jf. hovedutvalget for undervisning</text:p>
      <text:p text:style-name="P15">nbMRKN Skolesjefens kontor står for den daglige driften.</text:p>
      <text:p text:style-name="P3">klass<text:tab/><text:span text:style-name="T4">admin skole</text:span></text:p>
      <text:p text:style-name="P3"><text:span text:style-name="T7">smi →<text:tab/></text:span><text:span text:style-name="T2">skovleståvroe &lt;GRAM n&gt;; &lt;STE&gt; ståvroe</text:span></text:p>
      <text:p text:style-name="P15">nbDEF tjielteståvroen moenehtsem, povlitigke reeremem tjielten skovli bijjelen; øøhpehtimmien åejviemoenehtse </text:p>
      <text:p text:style-name="P15">nbMRKN Skovleåejvien kontovre beajjetje juhtiehtæjjam.</text:p>
      <text:p text:style-name="P9"/>
      <text:p text:style-name="P9"/>
      <text:p text:style-name="P4">iez</text:p>
      <text:p text:style-name="P3">nb<text:tab/><text:span text:style-name="T2">skoleverk &lt;GRAM n&gt;</text:span></text:p>
      <text:p text:style-name="P14"><text:span text:style-name="T5">nbDEF alt som har å gjøre med skole og skoleordning med tilhørende administrasjon</text:span></text:p>
      <text:p text:style-name="P3">klass<text:tab/><text:span text:style-name="T4">admin skole</text:span></text:p>
      <text:p text:style-name="P3"><text:span text:style-name="T7">smi →<text:tab/></text:span><text:span text:style-name="T2">skovle- krirrie, tjierte, goevtese, gievlie, råajvarimmie? &lt;GRAM n&gt;</text:span></text:p>
      <text:p text:style-name="P11">nbDEF gaajhkem mij skovlide, skovleøørnegide jih reeremide dijpie</text:p>
      <text:p text:style-name="P9"/>
      <text:p text:style-name="P4">iiu</text:p>
      <text:p text:style-name="P3">nb<text:tab/><text:span text:style-name="T2">sorenskriver &lt;GRAM m&gt;</text:span></text:p>
      <text:p text:style-name="P14"><text:span text:style-name="T5">nbDEF embetsmann som kan fungere som dommer i herredsretten, notarius publicus, og som kan forestå borgerlig vigsel, skifte, tinglysing m.m.; jf. byfogd</text:span></text:p>
      <text:p text:style-name="P3">klass<text:tab/><text:span text:style-name="T4">admin jur</text:span></text:p>
      <text:p text:style-name="P9">smi →<text:tab/>?-tjaelije</text:p>
      <text:p text:style-name="P4">kqw</text:p>
      <text:p text:style-name="P3">nb<text:tab/><text:span text:style-name="T2">sorenskriverkontor &lt;GRAM n&gt;</text:span></text:p>
      <text:p text:style-name="P14"><text:span text:style-name="T5">nbDEF offentlig kontor der sorenskriveren er øverste leder; jf. byskriver</text:span></text:p>
      <text:p text:style-name="P3">klass<text:tab/><text:span text:style-name="T4">admin jur</text:span></text:p>
      <text:p text:style-name="P9">smi →<text:tab/></text:p>
      <text:p text:style-name="P4"><text:soft-page-break/>iji</text:p>
      <text:p text:style-name="P3">nb<text:tab/><text:span text:style-name="T2">Sosialdepartementet; &lt;SY&gt; SOS; &lt;SY&gt; Det kongelige sosialdepartement; &lt;STE&gt; departement</text:span></text:p>
      <text:p text:style-name="P3">klass<text:tab/><text:span text:style-name="T4">admin sosial</text:span></text:p>
      <text:p text:style-name="P3"><text:span text:style-name="T7">smi →<text:tab/></text:span><text:span text:style-name="T2">Sovsijaaledepartemaange; &lt;SY&gt; SOD; &lt;STE&gt; departemaange</text:span></text:p>
      <text:p text:style-name="P9"/>
      <text:p text:style-name="P4">ijs</text:p>
      <text:p text:style-name="P3">nb<text:tab/><text:span text:style-name="T2">sosialkontor &lt;GRAM n&gt;</text:span></text:p>
      <text:p text:style-name="P15">nbDEF kommunalt kontor som har hovedansvaret for tjenester og hjelpetiltak etter lov om sosial omsorg; jf. helse- og sosialkontor</text:p>
      <text:p text:style-name="P15">nbMRKN Kontoret gir råd og veiledning og behandler søknader om økonomisk sosialhjelp til familier og enkeltpersoner.</text:p>
      <text:p text:style-name="P3">klass<text:tab/><text:span text:style-name="T4">admin sosial</text:span></text:p>
      <text:p text:style-name="P3"><text:span text:style-name="T7">smi →<text:tab/></text:span><text:span text:style-name="T2">sovsijaalekontovre &lt;GRAM n&gt;</text:span></text:p>
      <text:p text:style-name="P15">nbDEF tjielten kontovre man åejviediedte lea faaleldahkide viehkieråajvarimmide gietedalledh laaken mietie; vd. starne- jih sovsijaalekontovre</text:p>
      <text:p text:style-name="P14"><text:span text:style-name="T5">nbMRKN Kontovresne dovne rååresje jih buerkeste jih syøkemh gietedellieh, mejtie øøkonomihke sovsijaaleviehkiem fuelhkide jih sjiere almetjasse daerpies.</text:span></text:p>
      <text:p text:style-name="P9"/>
      <text:p text:style-name="P4">ijz</text:p>
      <text:p text:style-name="P3">nb<text:tab/><text:span text:style-name="T2">sosialsekretær &lt;GRAM m&gt;</text:span></text:p>
      <text:p text:style-name="P15">nbDEF fagutdannet person på et sosialkontor</text:p>
      <text:p text:style-name="P3">klass<text:tab/><text:span text:style-name="T4">admin arbeid sosial</text:span></text:p>
      <text:p text:style-name="P3"><text:span text:style-name="T7">smi →<text:tab/></text:span><text:span text:style-name="T2">sovsijaaletjaelije &lt;GRAM m&gt;</text:span></text:p>
      <text:p text:style-name="P7"><text:span text:style-name="T5">nbDEF sovsijaalekontovresne barkije man lea faageøøhpehtimmiem</text:span></text:p>
      <text:p text:style-name="P9"/>
      <text:p text:style-name="P4"><text:soft-page-break/>ikc</text:p>
      <text:p text:style-name="P3">nb<text:tab/><text:span text:style-name="T2">sosialsjef &lt;GRAM m&gt;</text:span></text:p>
      <text:p text:style-name="P15">nbDEF tjenestemann som er leder for det sosiale arbeidet i en kommune</text:p>
      <text:p text:style-name="P15">nbMRKN Sosialsjefen er med i sosialstyret.</text:p>
      <text:p text:style-name="P3">klass<text:tab/><text:span text:style-name="T4">admin sosial</text:span></text:p>
      <text:p text:style-name="P3"><text:span text:style-name="T7">smi →<text:tab/></text:span><text:span text:style-name="T2">sovsijaaleåejvie&lt;GRAM m&gt;</text:span></text:p>
      <text:p text:style-name="P15">nbDEF tjielten sovsijaale barkoen åejviem</text:p>
      <text:p text:style-name="P14"><text:span text:style-name="T5">nbMRKN Sovsijaaleåejvie dovne sovsijaaleståvrosne meatan.</text:span></text:p>
      <text:p text:style-name="P9"/>
      <text:p text:style-name="P4">ikd</text:p>
      <text:p text:style-name="P3">nb<text:tab/><text:span text:style-name="T2">sosialstyre &lt;GRAM n&gt;; &lt;STE&gt; styre</text:span></text:p>
      <text:p text:style-name="P15">nbDEF kommunalt styre som har til oppgave å samordne det sosiale arbeidet i en kommune og administrere loven om sosial omsorg</text:p>
      <text:p text:style-name="P15">nbMRKN Sosialstyret velges av kommunestyret.</text:p>
      <text:p text:style-name="P3">klass<text:tab/><text:span text:style-name="T4">admin sosial</text:span></text:p>
      <text:p text:style-name="P3"><text:span text:style-name="T7">smi →<text:tab/></text:span><text:span text:style-name="T2">sovsijaaleståvroe &lt;GRAM n&gt;; &lt;STE&gt; ståvroe</text:span></text:p>
      <text:p text:style-name="P15">nbDEF barkeminie tjielten sovsijaale barkoem ektesne giesedh, jih laakem sovsijaale råajvarimmien bijre reeredh</text:p>
      <text:p text:style-name="P15">nbMRKN tjieltenståvroe Sovsijaaleståvroem muana.</text:p>
      <text:p text:style-name="P9"/>
      <text:p text:style-name="P4">imy</text:p>
      <text:p text:style-name="P3">nb<text:tab/><text:span text:style-name="T2">stadsfysikus &lt;GRAM m&gt;</text:span></text:p>
      <text:p text:style-name="P14"><text:span text:style-name="T5">nbDEF embetsmann som har hovedoppsynet med helsestellet i Oslo og er sjef for helseetaten der; jf. fylkeslege</text:span></text:p>
      <text:p text:style-name="P3">klass<text:tab/><text:span text:style-name="T4">admin helse</text:span></text:p>
      <text:p text:style-name="P9">smi →<text:tab/>? staare-</text:p>
      <text:p text:style-name="P4"><text:soft-page-break/>inh</text:p>
      <text:p text:style-name="P3">nb<text:tab/><text:span text:style-name="T2">stat &lt;GRAM m&gt;</text:span></text:p>
      <text:p text:style-name="P15">nbDEF samfunn som danner en selvstendig politisk enhet med egen forfatning og egne lover; jf. land, nasjon</text:p>
      <text:p text:style-name="P3">klass<text:tab/><text:span text:style-name="T4">admin</text:span></text:p>
      <text:p text:style-name="P3"><text:span text:style-name="T7">smi →<text:tab/></text:span><text:span text:style-name="T2">staate &lt;GRAM m&gt;</text:span></text:p>
      <text:p text:style-name="P15">nbDEF ektievuekiem mij abpe sjiere povlitihke øørnegine lea, sjiere njoelkedassi- <text:s/>jih laakigujmie; vd. laante, naasjovne</text:p>
      <text:p text:style-name="P9"/>
      <text:p text:style-name="P4">kra</text:p>
      <text:p text:style-name="P3">nb<text:tab/><text:span text:style-name="T2">Statens biltilsyn; &lt;SY&gt; Biltilsynet; &lt;FRTE&gt; Statens bilsakkyndige</text:span></text:p>
      <text:p text:style-name="P14"><text:span text:style-name="T5">nbDEF offentlig organ i Statens vegvesen som er underlagt vegsjefene i de enkelte fylker</text:span></text:p>
      <text:p text:style-name="P15">nbMRKN Biltilsynet foretar blant annet registrering av motorkjøretøy og utsteder førerkort.</text:p>
      <text:p text:style-name="P3">klass<text:tab/><text:span text:style-name="T4">admin trafikk</text:span></text:p>
      <text:p text:style-name="P9">smi →<text:tab/>Staaten bijle- ?</text:p>
      <text:p text:style-name="P4">ini</text:p>
      <text:p text:style-name="P3">nb<text:tab/><text:span text:style-name="T2">Statens bygge- og eiendomsdirektorat; &lt;STE&gt; Bygge- og eiendomsdirektoratet; &lt;STE&gt; direktorat</text:span></text:p>
      <text:p text:style-name="P15">nbDEF direktorat under Arbeids- og administrasjonsdepartementet</text:p>
      <text:p text:style-name="P15">nbMRKN Direktoratet har som oppgave å administrere bygging og føre kontroll med statlige bygninger.</text:p>
      <text:p text:style-name="P3">klass<text:tab/><text:span text:style-name="T4">admin</text:span></text:p>
      <text:p text:style-name="P3"><text:span text:style-name="T7">smi →<text:tab/></text:span><text:span text:style-name="T2">Staaten bigkeme- jih eekedirektovraate ?; &lt;STE&gt; direktovraate</text:span></text:p>
      <text:p text:style-name="P9"/>
      <text:p text:style-name="P4"><text:soft-page-break/>inj</text:p>
      <text:p text:style-name="P3">nb<text:tab/><text:span text:style-name="T2">Statens flyktningesekretariat; &lt;SY&gt; SFS</text:span></text:p>
      <text:p text:style-name="P15">nbDEF tidligere statlig organ under Sosialdepartementet som hadde som oppgave å koordinere flyktningarbeidet i Norge; jf. Utlendingsdirektoratet</text:p>
      <text:p text:style-name="P15">nbMRKN Statens flyktningesekretariat og Statens utlendingskontor er nå slått sammen.</text:p>
      <text:p text:style-name="P3">klass<text:tab/><text:span text:style-name="T4">admin innvpol</text:span></text:p>
      <text:p text:style-name="P3"><text:span text:style-name="T7">smi →<text:tab/></text:span><text:span text:style-name="T2">Staaten baateræjjajtjaelijh ?; &lt;SY&gt; SBT</text:span></text:p>
      <text:p text:style-name="P9"/>
      <text:p text:style-name="P4">kvn</text:p>
      <text:p text:style-name="P3">nb<text:tab/><text:span text:style-name="T2">Statens helsetilsyn</text:span></text:p>
      <text:p text:style-name="P15">nbDEF tilsyn under Sosialdepartementet</text:p>
      <text:p text:style-name="P15">nbMRKN Fram til 1994 Helsedirektoratet</text:p>
      <text:p text:style-name="P3">klass<text:tab/><text:span text:style-name="T4">admin helse</text:span></text:p>
      <text:p text:style-name="P3"><text:span text:style-name="T7">smi → </text:span><text:span text:style-name="T2">Staaten starne- ?</text:span></text:p>
      <text:p text:style-name="P15">nbDEF tilsyn under Sosialdepartementet</text:p>
      <text:p text:style-name="P14"><text:span text:style-name="T5">nbMRKN Fram til 1994 Helsedirektoratet</text:span></text:p>
      <text:p text:style-name="P9"/>
      <text:p text:style-name="P4">inm</text:p>
      <text:p text:style-name="P3">nb<text:tab/><text:span text:style-name="T2">Statens landbruksbank; &lt;STE&gt; Landbruksbanken; &lt;STE&gt; bank</text:span></text:p>
      <text:p text:style-name="P15">nbDEF statlig bank som yter lån til opprettelse, utvidelse eller erverv av landbrukseiendommer mot panterett i eiendommen</text:p>
      <text:p text:style-name="P15">nbMRKN Banken har som oppgave å fremme norsk landbruk.</text:p>
      <text:p text:style-name="P3">klass<text:tab/><text:span text:style-name="T4">admin finans</text:span></text:p>
      <text:p text:style-name="P3"><text:span text:style-name="T7">smi →<text:tab/></text:span><text:span text:style-name="T2">Staaten eatnemeburriebaangkhe; &lt;STE&gt; Eatnemeburriebaanghke; &lt;STE&gt; baanghke</text:span></text:p>
      <text:p text:style-name="P14"/>
      <text:p text:style-name="P9"/>
      <text:p text:style-name="P4"><text:soft-page-break/>inn</text:p>
      <text:p text:style-name="P3">nb<text:tab/><text:span text:style-name="T2">Statens lånekasse for utdanning; &lt;STE&gt; lånekassen</text:span></text:p>
      <text:p text:style-name="P15">nbDEF statlig institusjon som yter lån og stipend til videregående og høyere utdanning</text:p>
      <text:p text:style-name="P14"><text:span text:style-name="T5">nbMRKN Lånene er rentefrie i utdanningstiden.</text:span></text:p>
      <text:p text:style-name="P3">klass<text:tab/><text:span text:style-name="T4">admin finans skole</text:span></text:p>
      <text:p text:style-name="P3"><text:span text:style-name="T7">smi →<text:tab/></text:span><text:span text:style-name="T2">Staaten lajkoekaassa øøhpehtæmman; &lt;STE&gt; lajkoekaassa</text:span></text:p>
      <text:p text:style-name="P15">nbDEF Staaten institusjovne gusnie laajkoem jih dåårjemem jollebe øøhpehtæmman åådtje</text:p>
      <text:p text:style-name="P15">nbMRKN Ij naan lissiemaaksoe lajkojde øøhpehtimmietijjesne.</text:p>
      <text:p text:style-name="P9"/>
      <text:p text:style-name="P4">inp</text:p>
      <text:p text:style-name="P3">nb<text:tab/><text:span text:style-name="T2">Statens personaldirektorat; &lt;STE&gt; Personaldirektoratet; &lt;STE&gt; direktorat</text:span></text:p>
      <text:p text:style-name="P15">nbDEF direktorat under Arbeids- og administrasjonsdepartementet</text:p>
      <text:p text:style-name="P15">nbMRKN Nedlagt i 1991; funksjonen overført til Arbeids- og administrasjonsdepartementet.</text:p>
      <text:p text:style-name="P3">klass<text:tab/><text:span text:style-name="T4">admin arbeid</text:span></text:p>
      <text:p text:style-name="P14"><text:span text:style-name="T7">smi →<text:tab/></text:span><text:span text:style-name="T2">Staaten barkijidirektovraate ?; &lt;STE&gt; Barkijidirektovraate; &lt;STE&gt; direktovraate</text:span><text:span text:style-name="T5"> </text:span></text:p>
      <text:p text:style-name="P15">nbDEF direktovraatem Barkoe- jih reeremedepartemaangen nuelesne</text:p>
      <text:p text:style-name="P15">nbMRKN Vualadovvi 1991; daelie Barkoe- jih reeremedepartemaangesne.</text:p>
      <text:p text:style-name="P3"/>
      <text:p text:style-name="P9"/>
      <text:p text:style-name="P4">iny</text:p>
      <text:p text:style-name="P3">nb<text:tab/><text:span text:style-name="T2">statsadvokat &lt;GRAM m&gt;</text:span></text:p>
      <text:p text:style-name="P15">nbDEF embetsmann i påtalemyndigheten underlagt riksadvokaten</text:p>
      <text:p text:style-name="P3">klass<text:tab/><text:span text:style-name="T4">admin jur</text:span></text:p>
      <text:p text:style-name="P3"><text:span text:style-name="T7">smi →<text:tab/></text:span><text:span text:style-name="T2">staatenadvokaate &lt;GRAM m&gt;</text:span></text:p>
      <text:p text:style-name="P15">nbDEF embeeteålmam laejhtemefaamohkisnie, rijhkeadvokaaten nuelesne</text:p>
      <text:p text:style-name="P9"/>
      <text:p text:style-name="P4"><text:soft-page-break/>iob</text:p>
      <text:p text:style-name="P3">nb<text:tab/><text:span text:style-name="T2">statsborger &lt;GRAM m&gt;</text:span></text:p>
      <text:p text:style-name="P15">nbDEF medlem av en stat, med de rettigheter og plikter som følger av dette</text:p>
      <text:p text:style-name="P3">klass<text:tab/><text:span text:style-name="T4">admin innvpol jur</text:span></text:p>
      <text:p text:style-name="P14"><text:span text:style-name="T7">smi →<text:tab/></text:span><text:span text:style-name="T2">staateårroje ? &lt;GRAM m&gt;</text:span><text:span text:style-name="T5"> </text:span></text:p>
      <text:p text:style-name="P15">nbDEF aktine staatesne lihtsege, jih staaten reaktah jih diedte satnem dijpie</text:p>
      <text:p text:style-name="P3"/>
      <text:p text:style-name="P9"/>
      <text:p text:style-name="P4">ioc</text:p>
      <text:p text:style-name="P3">nb<text:tab/><text:span text:style-name="T2">statsborgerskap &lt;GRAM n&gt;</text:span></text:p>
      <text:p text:style-name="P15">nbDEF status som gir en person visse juridiske rettigheter innenfor den staten eller det landet han er statsborger av</text:p>
      <text:p text:style-name="P3">klass<text:tab/><text:span text:style-name="T4">admin jur</text:span></text:p>
      <text:p text:style-name="P7"><text:span text:style-name="T7">smi →<text:tab/>Staateårrojemierhke ?</text:span></text:p>
      <text:p text:style-name="P4">iod</text:p>
      <text:p text:style-name="P3">nb<text:tab/><text:span text:style-name="T2">statsbudsjett &lt;GRAM n&gt;; &lt;STE&gt; budsjett</text:span></text:p>
      <text:p text:style-name="P15">nbDEF budsjett for en stats inntekter og utgifter; jf. nasjonalbudsjett</text:p>
      <text:p text:style-name="P15">nbMRKN Det norske statsbudsjettet skal vedtas av Stortinget.</text:p>
      <text:p text:style-name="P3">klass<text:tab/><text:span text:style-name="T4">admin finans</text:span></text:p>
      <text:p text:style-name="P3"><text:span text:style-name="T7">smi →<text:tab/></text:span><text:span text:style-name="T2">staatebudsjeedte ? &lt;GRAM n&gt;</text:span></text:p>
      <text:p text:style-name="P9"/>
      <text:p text:style-name="P3"><text:span text:style-name="T8">iog</text:span></text:p>
      <text:p text:style-name="P3">nb<text:tab/><text:span text:style-name="T2">statsminister &lt;GRAM m&gt;</text:span></text:p>
      <text:p text:style-name="P15">nbDEF leder for en regjering</text:p>
      <text:p text:style-name="P15">nbMRKN Statsministeren representerer normalt det partiet som har flertall på Stortinget.</text:p>
      <text:p text:style-name="P3">klass<text:tab/><text:span text:style-name="T4">admin</text:span></text:p>
      <text:p text:style-name="P3"><text:span text:style-name="T7">smi →<text:tab/></text:span><text:span text:style-name="T2">staateministere, staatenåvtohke ? &lt;GRAM m&gt;</text:span></text:p>
      <text:p text:style-name="P15">nbDEF reeremen åvtohke</text:p>
      <text:p text:style-name="P14"><text:span text:style-name="T5">nbMRKN Sijhme staateministere lea støøremes bielesne lihtsegine Stoerredigkesne</text:span></text:p>
      <text:p text:style-name="P9"/>
      <text:p text:style-name="P4"><text:soft-page-break/>ioj</text:p>
      <text:p text:style-name="P3">nb<text:tab/><text:span text:style-name="T2">statsråd &lt;GRAM m&gt;</text:span></text:p>
      <text:p text:style-name="P15">nbDEF øverste politiske leder av et departement; jf. departementsråd</text:p>
      <text:p text:style-name="P3">klass<text:tab/><text:span text:style-name="T4">admin</text:span></text:p>
      <text:p text:style-name="P9">smi →<text:tab/>staateraeriestæjja ? staateraerie?</text:p>
      <text:p text:style-name="P4">ioi</text:p>
      <text:p text:style-name="P3">nb<text:tab/><text:span text:style-name="T2">statsråd &lt;GRAM n&gt;</text:span></text:p>
      <text:p text:style-name="P14"><text:span text:style-name="T5">nbDEF plenumsmøte i regjeringen under ledelse av Kongen</text:span></text:p>
      <text:p text:style-name="P3">klass<text:tab/><text:span text:style-name="T4">admin</text:span></text:p>
      <text:p text:style-name="P3"><text:span text:style-name="T7">smi →<text:tab/></text:span><text:span text:style-name="T2">staaterååresjimmie&lt;GRAM n&gt;</text:span></text:p>
      <text:p text:style-name="P15">nbDEF dievestjåhkoe reeremisnie gusnie Gånka åejvine</text:p>
      <text:p text:style-name="P9"/>
      <text:p text:style-name="P4">iok</text:p>
      <text:p text:style-name="P3">nb<text:tab/><text:span text:style-name="T2">statssekretær &lt;GRAM m&gt;</text:span></text:p>
      <text:p text:style-name="P15">nbDEF politisk nestleder i et departement</text:p>
      <text:p text:style-name="P14"><text:span text:style-name="T5">nbMRKN Statssekretæren bistår i departementets ledelse og er med i avgjørelser som blir tatt.</text:span></text:p>
      <text:p text:style-name="P3">klass<text:tab/><text:span text:style-name="T4">admin</text:span></text:p>
      <text:p text:style-name="P3"><text:span text:style-name="T7">smi →<text:tab/></text:span><text:span text:style-name="T2">staatetjaelije &lt;GRAM m&gt;</text:span></text:p>
      <text:p text:style-name="P15">nbDEF povlitihke mubpieåejviem departemaangesne</text:p>
      <text:p text:style-name="P15">nbMRKN Staatetjaelije edtja departemaangen reeremem viehkiehtidh nænnoestidh.</text:p>
      <text:p text:style-name="P9"/>
      <text:p text:style-name="P4">iom</text:p>
      <text:p text:style-name="P3">nb<text:tab/><text:span text:style-name="T2">statstjenestemann &lt;GRAM m&gt;</text:span></text:p>
      <text:p text:style-name="P14"><text:span text:style-name="T5">nbDEF person som er ansatt i staten</text:span></text:p>
      <text:p text:style-name="P3">klass<text:tab/><text:span text:style-name="T4">admin</text:span></text:p>
      <text:p text:style-name="P3"><text:span text:style-name="T7">smi →<text:tab/></text:span><text:span text:style-name="T2">staatebarkije &lt;GRAM m&gt;</text:span></text:p>
      <text:p text:style-name="P15">nbDEF almetje mij staatesne barkeminie</text:p>
      <text:p text:style-name="P9"/>
      <text:p text:style-name="P4"><text:soft-page-break/>iot</text:p>
      <text:p text:style-name="P3">nb<text:tab/><text:span text:style-name="T2">stemme &lt;GRAM v&gt;; &lt;SY&gt; avgi stemme &lt;GRAM v&gt;</text:span></text:p>
      <text:p text:style-name="P15">nbDEF tilkjennegi sin mening ved en avstemning eller et valg</text:p>
      <text:p text:style-name="P3">klass<text:tab/><text:span text:style-name="T4">admin</text:span></text:p>
      <text:p text:style-name="P3"><text:span text:style-name="T7">smi →<text:tab/></text:span><text:span text:style-name="T1">gïelem vedtedh </text:span><text:span text:style-name="T2">&lt;GRAM v&gt;</text:span></text:p>
      <text:p text:style-name="P14"><text:span text:style-name="T5">nbDEF gielem vedtedh gosse veeljemem jallh gielegovlehtehtemem</text:span></text:p>
      <text:p text:style-name="P9"/>
      <text:p text:style-name="P4">iou</text:p>
      <text:p text:style-name="P3">nb<text:tab/><text:span text:style-name="T2">stemmeberettiget &lt;GRAM adj&gt;; &lt;STE&gt; berettiget</text:span></text:p>
      <text:p text:style-name="P15">nbDEF som oppfyller de krav som gir en rett til å delta i valg</text:p>
      <text:p text:style-name="P3">klass<text:tab/><text:span text:style-name="T4">admin</text:span></text:p>
      <text:p text:style-name="P14"><text:span text:style-name="T7">smi →<text:tab/></text:span><text:span text:style-name="T2">gielereakta ? &lt;GRAM adj&gt;</text:span></text:p>
      <text:p text:style-name="P9"/>
      <text:p text:style-name="P4">iow</text:p>
      <text:p text:style-name="P3">nb<text:tab/><text:span text:style-name="T2">stemmeflertall &lt;GRAM n&gt;</text:span></text:p>
      <text:p text:style-name="P14"><text:span text:style-name="T5">nbDEF gruppe personer som har stemt for det forslaget som får flest stemmer</text:span></text:p>
      <text:p text:style-name="P3">klass<text:tab/><text:span text:style-name="T4">admin</text:span></text:p>
      <text:p text:style-name="P3"><text:span text:style-name="T7">smi →<text:tab/></text:span><text:span text:style-name="T2">jijnjebelåhkoen giele ? &lt;GRAM n&gt;</text:span></text:p>
      <text:p text:style-name="P9"/>
      <text:p text:style-name="P4">iox</text:p>
      <text:p text:style-name="P3">nb<text:tab/><text:span text:style-name="T2">stemmegivning &lt;GRAM m&gt;</text:span></text:p>
      <text:p text:style-name="P15">nbDEF det å benytte sin stemmerett ved valg</text:p>
      <text:p text:style-name="P3">klass<text:tab/><text:span text:style-name="T4">admin</text:span></text:p>
      <text:p text:style-name="P3"><text:span text:style-name="T7">smi →<text:tab/></text:span><text:span text:style-name="T2">gielem vedtedh &lt;GRAM m&gt;</text:span></text:p>
      <text:p text:style-name="P7"><text:span text:style-name="T5">nbDEF jijtse gielem govlehtehtedh gosse veeljeme</text:span></text:p>
      <text:p text:style-name="P4"><text:soft-page-break/>ioy</text:p>
      <text:p text:style-name="P3">nb<text:tab/><text:span text:style-name="T2">stemmelikhet &lt;GRAM m&gt;</text:span></text:p>
      <text:p text:style-name="P15">nbDEF det at resultatet av en avstemning blir et likt antall stemmer på to alternative forslag</text:p>
      <text:p text:style-name="P15">nbMRKN Ved stemmelikhet kan lederens stemme ofte telle dobbelt, eller det kan foretas loddtrekning.</text:p>
      <text:p text:style-name="P3">klass<text:tab/><text:span text:style-name="T4">admin</text:span></text:p>
      <text:p text:style-name="P3"><text:span text:style-name="T7">smi →<text:tab/></text:span><text:span text:style-name="T2">gielelatjkoe ? &lt;GRAM m&gt;</text:span></text:p>
      <text:p text:style-name="P9"/>
      <text:p text:style-name="P4">ioz</text:p>
      <text:p text:style-name="P3">nb<text:tab/><text:span text:style-name="T2">stemmeplikt &lt;GRAM c&gt;; &lt;STE&gt; plikt</text:span></text:p>
      <text:p text:style-name="P15">nbDEF plikt til å stemme</text:p>
      <text:p text:style-name="P3">klass<text:tab/><text:span text:style-name="T4">admin</text:span></text:p>
      <text:p text:style-name="P3"><text:span text:style-name="T7">smi →<text:tab/></text:span><text:span text:style-name="T2">diedtem gielem vedtedh ? &lt;GRAM c&gt;; &lt;STE&gt; diedte</text:span></text:p>
      <text:p text:style-name="P15">nbDEF diedtem gielem vedtedh</text:p>
      <text:p text:style-name="P9"/>
      <text:p text:style-name="P4">ipa</text:p>
      <text:p text:style-name="P3">nb<text:tab/><text:span text:style-name="T2">stemmerett &lt;GRAM m&gt;</text:span></text:p>
      <text:p text:style-name="P14"><text:span text:style-name="T5">nbDEF rett til å avgi stemme ved et valg eller på et møte</text:span></text:p>
      <text:p text:style-name="P15">nbMRKN Utenlandske statsborgere har på visse vilkår stemmerett ved lokale valg, men ikke ved stortingsvalg.</text:p>
      <text:p text:style-name="P3">klass<text:tab/><text:span text:style-name="T4">admin jur</text:span></text:p>
      <text:p text:style-name="P14"><text:span text:style-name="T7">smi →<text:tab/></text:span><text:span text:style-name="T2">gielereaktah ? &lt;GRAM m&gt;</text:span><text:span text:style-name="T5"> </text:span></text:p>
      <text:p text:style-name="P15">nbDEF reaktah gielem vedtedh gosse veeljeme jallh tjåanghkosne</text:p>
      <text:p text:style-name="P14"><text:span text:style-name="T5">nbMRKN Ålkoerijhkijste staateårrojh maehtieh muvhtine tsiehkesne åadtjodh lihkesdajvi veeljemisnie gielem vedtedh, mohte ij stoerredigkieveeljemasse. </text:span></text:p>
      <text:p text:style-name="P3"/>
      <text:p text:style-name="P9"/>
      <text:p text:style-name="P4"><text:soft-page-break/>ipb</text:p>
      <text:p text:style-name="P3">nb<text:tab/><text:span text:style-name="T2">stemmerettsalder &lt;GRAM m&gt;</text:span></text:p>
      <text:p text:style-name="P15">nbDEF minstealder for å ha stemmerett ved offentlige valg; jf. myndighetsalder</text:p>
      <text:p text:style-name="P15">nbMRKN I Norge er stemmerettsalderen 18 år.</text:p>
      <text:p text:style-name="P3">klass<text:tab/><text:span text:style-name="T4">admin jur</text:span></text:p>
      <text:p text:style-name="P3"><text:span text:style-name="T7">smi →<text:tab/></text:span><text:span text:style-name="T2">gielereakta-aaltere &lt;GRAM m&gt;</text:span></text:p>
      <text:p text:style-name="P15">nbDEF vueliehkommes aalterem jis edtja bæjjoes veeljemisnie gielem vedtedh</text:p>
      <text:p text:style-name="P15">nbMRKN Nøørjesne gielereakta-aaltere lea 18 jaepieh</text:p>
      <text:p text:style-name="P9"/>
      <text:p text:style-name="P4">ipc</text:p>
      <text:p text:style-name="P3">nb<text:tab/><text:span text:style-name="T2">stemmeseddel &lt;GRAM m&gt;</text:span></text:p>
      <text:p text:style-name="P14"><text:span text:style-name="T5">nbDEF seddel der en tilkjennegir sin stemme ved valg; jf. valgliste</text:span></text:p>
      <text:p text:style-name="P3">klass<text:tab/><text:span text:style-name="T4">admin</text:span></text:p>
      <text:p text:style-name="P9">smi →<text:tab/></text:p>
      <text:p text:style-name="P4">irc</text:p>
      <text:p text:style-name="P3">nb<text:tab/><text:span text:style-name="T2">Stortinget</text:span></text:p>
      <text:p text:style-name="P15">nbDEF nasjonalforsamling i Norge</text:p>
      <text:p text:style-name="P15">nbMRKN Stortingsrepresentantene blir valgt ved direkte valg.</text:p>
      <text:p text:style-name="P3">klass<text:tab/><text:span text:style-name="T4">admin</text:span></text:p>
      <text:p text:style-name="P3"><text:span text:style-name="T7">smi →<text:tab/></text:span><text:span text:style-name="T2">Stoerredigkie</text:span></text:p>
      <text:p text:style-name="P15">nbDEF naasjovnaaletjåahkoem Nøørjesne</text:p>
      <text:p text:style-name="P14"><text:span text:style-name="T5">nbMRKN Stoerredigkielihtsegide riekte veeljemisnie moenesuvvieh.</text:span></text:p>
      <text:p text:style-name="P9"/>
      <text:p text:style-name="P4">ird</text:p>
      <text:p text:style-name="P3">nb<text:tab/><text:span text:style-name="T2">stortingskomité &lt;GRAM m&gt;</text:span></text:p>
      <text:p text:style-name="P15">nbDEF fast, saksforberedende komité som avgir innstillinger om lover til Odelstinget og om andre saker til Stortinget</text:p>
      <text:p text:style-name="P15">nbMRKN De ulike stortingskomiteene er stort sett delt inn på samme måte som de ulike departementene.</text:p>
      <text:p text:style-name="P3">klass<text:tab/><text:span text:style-name="T4">admin</text:span></text:p>
      <text:p text:style-name="P9">smi →<text:tab/>stoerredigkie- ?</text:p>
      <text:p text:style-name="P4"><text:soft-page-break/>ire</text:p>
      <text:p text:style-name="P3">nb<text:tab/><text:span text:style-name="T2">stortingsmelding &lt;GRAM c&gt;; &lt;SY&gt; St.meld.</text:span></text:p>
      <text:p text:style-name="P15">nbDEF politisk redegjørelse til Stortinget fra regjeringen</text:p>
      <text:p text:style-name="P14"><text:span text:style-name="T5">nbMRKN Stortingsmeldingene omfatter blant annet statsregnskapet, meldinger om arbeid i statens bedrifter og planer som regjeringen vil sette i verk.</text:span></text:p>
      <text:p text:style-name="P3">klass<text:tab/><text:span text:style-name="T4">admin</text:span></text:p>
      <text:p text:style-name="P3"><text:span text:style-name="T7">smi →<text:tab/></text:span><text:span text:style-name="T2">stoerredigkienbievnese ? &lt;GRAM c&gt;; &lt;SY&gt; St.bievnese.</text:span></text:p>
      <text:p text:style-name="P9"/>
      <text:p text:style-name="P4">irf</text:p>
      <text:p text:style-name="P3">nb<text:tab/><text:span text:style-name="T2">stortingspresident &lt;GRAM m&gt;</text:span></text:p>
      <text:p text:style-name="P15">nbDEF Stortingets øverste tillitsmann og øverste leder av stortingsarbeidet</text:p>
      <text:p text:style-name="P14"><text:span text:style-name="T5">nbMRKN Stortingspresidenten er ordstyrer under stortingsmøtene.</text:span></text:p>
      <text:p text:style-name="P3">klass<text:tab/><text:span text:style-name="T4">admin</text:span></text:p>
      <text:p text:style-name="P3"><text:span text:style-name="T7">smi →<text:tab/></text:span><text:span text:style-name="T2">stoerredigkieåejvie, -preesidente ? &lt;GRAM m&gt;</text:span></text:p>
      <text:p text:style-name="P15">nbDEF Stoerredigkien jollemes tjirkijem jih stoerredigkiebarkoen åvtohke</text:p>
      <text:p text:style-name="P15">nbMRKN Stoerredigkieåejvie lea raeriestæjjine stoerredigkien tjåanghkosne.</text:p>
      <text:p text:style-name="P9"/>
      <text:p text:style-name="P4">irg</text:p>
      <text:p text:style-name="P3">nb<text:tab/><text:span text:style-name="T2">stortingsproposisjon &lt;GRAM m&gt;; &lt;SY&gt; St.prp.; &lt;STE&gt; proposisjon</text:span></text:p>
      <text:p text:style-name="P15">nbDEF forslag til vedtak fra regjeringen i saker som Stortinget skal ta stilling til; jf. odelstingsproposisjon</text:p>
      <text:p text:style-name="P3">klass<text:tab/><text:span text:style-name="T4">admin jur</text:span></text:p>
      <text:p text:style-name="P9">smi →<text:tab/>- uvtielasse ?</text:p>
      <text:p text:style-name="P4">irh</text:p>
      <text:p text:style-name="P3">nb<text:tab/><text:span text:style-name="T2">stortingsrepresentant &lt;GRAM m&gt;</text:span></text:p>
      <text:p text:style-name="P14"><text:span text:style-name="T5">nbDEF folkevalgt person som representerer et visst fylke og et visst parti på Stortinget</text:span></text:p>
      <text:p text:style-name="P3">klass<text:tab/><text:span text:style-name="T4">admin</text:span></text:p>
      <text:p text:style-name="P3"><text:span text:style-name="T7">smi →<text:tab/></text:span><text:span text:style-name="T2">stoerredigkielihtsege &lt;GRAM m&gt;</text:span></text:p>
      <text:p text:style-name="P15">nbDEF vihties fylhken jih bielien almetjeveeljeme lihtsegem Stoerredigkesne</text:p>
      <text:p text:style-name="P9"/>
      <text:p text:style-name="P4"><text:soft-page-break/>iri</text:p>
      <text:p text:style-name="P3">nb<text:tab/><text:span text:style-name="T2">stortingsvalg &lt;GRAM n&gt;; &lt;STE&gt; valg</text:span></text:p>
      <text:p text:style-name="P14"><text:span text:style-name="T5">nbDEF direkte valg av representanter til nasjonalforsamlingen i Norge</text:span></text:p>
      <text:p text:style-name="P15">nbMRKN Stortingsvalg holdes hvert fjerde år. Personer som ikke har norsk statsborgerskap, kan ikke stemme ved stortingsvalg.</text:p>
      <text:p text:style-name="P3">klass<text:tab/><text:span text:style-name="T4">admin</text:span></text:p>
      <text:p text:style-name="P3"><text:span text:style-name="T7">smi →<text:tab/></text:span><text:span text:style-name="T2">stoerredigkieveeljeme &lt;GRAM n&gt;; &lt;STE&gt; veeljeme</text:span></text:p>
      <text:p text:style-name="P14"><text:span text:style-name="T5">nbDEF riekte veeljemem Nøørjen Naasjovnaaletjåanghkose</text:span></text:p>
      <text:p text:style-name="P15">nbMRKN Stoerredigkieveeljeme fierhten njealjede jaepien. Almetjh mah eah staateårrojine nøørjesne eah åadtjoeh Stoerredigkieveeljemasse gielem vedtedh.</text:p>
      <text:p text:style-name="P9"/>
      <text:p text:style-name="P4">iud</text:p>
      <text:p text:style-name="P3">nb<text:tab/><text:span text:style-name="T2">styre &lt;GRAM n&gt;</text:span></text:p>
      <text:p text:style-name="P15">nbDEF gruppe av valgte personer som er ansvarlig for driften av en bedrift, forening eller institusjon</text:p>
      <text:p text:style-name="P3">klass<text:tab/><text:span text:style-name="T4">admin</text:span></text:p>
      <text:p text:style-name="P3"><text:span text:style-name="T7">smi →<text:tab/></text:span><text:span text:style-name="T2">ståvroe &lt;GRAM n&gt;</text:span></text:p>
      <text:p text:style-name="P15">nbDEF veeljeme dåehkiem mij edtja båarkarimmiem, siebriem jallh institusjovnem stuvredh.</text:p>
      <text:p text:style-name="P9"/>
      <text:p text:style-name="P4">iui</text:p>
      <text:p text:style-name="P3">nb<text:tab/><text:span text:style-name="T2">styresett &lt;GRAM n&gt;</text:span></text:p>
      <text:p text:style-name="P15">nbDEF måte f.eks. et land blir ledet og organisert på</text:p>
      <text:p text:style-name="P3">klass<text:tab/><text:span text:style-name="T4">admin</text:span></text:p>
      <text:p text:style-name="P3"><text:span text:style-name="T7">smi →<text:tab/></text:span><text:span text:style-name="T2">stuvremevuekiem &lt;GRAM n&gt;</text:span></text:p>
      <text:p text:style-name="P14"><text:span text:style-name="T5">nbDEF vuekiem v.g. laantem reeredh jih øørnedh</text:span></text:p>
      <text:p text:style-name="P9"/>
      <text:p text:style-name="P4"><text:soft-page-break/>iuk</text:p>
      <text:p text:style-name="P3">nb<text:tab/><text:span text:style-name="T2">styringsverk &lt;GRAM n&gt;</text:span></text:p>
      <text:p text:style-name="P15">nbDEF sentraladministrasjon og regjering</text:p>
      <text:p text:style-name="P3">klass<text:tab/><text:span text:style-name="T4">admin</text:span></text:p>
      <text:p text:style-name="P9">smi →<text:tab/> - ?</text:p>
      <text:p text:style-name="P4">izd</text:p>
      <text:p text:style-name="P3">nb<text:tab/><text:span text:style-name="T2">sysselmann &lt;GRAM m&gt;</text:span></text:p>
      <text:p text:style-name="P15">nbDEF øverste sivile embetsmann på Svalbard</text:p>
      <text:p text:style-name="P14"><text:span text:style-name="T5">nbMRKN Sysselmannen skal ivareta statens interesser og har om lag de samme arbeidsoppgaver som en fylkesmann.</text:span></text:p>
      <text:p text:style-name="P3">klass<text:tab/><text:span text:style-name="T4">admin</text:span></text:p>
      <text:p text:style-name="P9">smi →<text:tab/></text:p>
      <text:p text:style-name="P4">jad</text:p>
      <text:p text:style-name="P3">nb<text:tab/><text:span text:style-name="T2">særtiltak &lt;GRAM n&gt;; &lt;STE&gt; tiltak</text:span></text:p>
      <text:p text:style-name="P15">nbDEF ekstraordinært tiltak</text:p>
      <text:p text:style-name="P3">klass<text:tab/><text:span text:style-name="T4">admin</text:span></text:p>
      <text:p text:style-name="P3"><text:span text:style-name="T7">smi →<text:tab/></text:span><text:span text:style-name="T2">sjiereøørnege &lt;GRAM n&gt;; &lt;STE&gt; øørnege ?, råajvarimmie ?</text:span></text:p>
      <text:p text:style-name="P15">nbDEF joekoen øørnegem</text:p>
      <text:p text:style-name="P9"/>
      <text:p text:style-name="P4">jbm</text:p>
      <text:p text:style-name="P3">nb<text:tab/><text:span text:style-name="T2">tale- og forslagsrett &lt;GRAM m&gt;</text:span></text:p>
      <text:p text:style-name="P15">nbDEF rett til å få ordet og til å stille forslag på et møte</text:p>
      <text:p text:style-name="P15">nbMRKN På landsmøter, generalforsamlinger eller andre store møter er det bare utvalgte som har tale- og forslagsrett.</text:p>
      <text:p text:style-name="P3">klass<text:tab/><text:span text:style-name="T4">admin arbeid</text:span></text:p>
      <text:p text:style-name="P3"><text:span text:style-name="T7">smi →<text:tab/></text:span><text:span text:style-name="T2">soptsestimmie- jih uvtiedimmiereaktah &lt;GRAM m&gt;</text:span></text:p>
      <text:p text:style-name="P15">nbDEF reaktam åadtjodh jijtse gielem govlehtehtedh tjåahkosne</text:p>
      <text:p text:style-name="P15">nbMRKN Laantetjåhkosne, dievestjåahkosne jallh jeatjah stoerebe tjåahkine, barre moeneme lihtsegh soptsestimmie- jih uvtiedimmiereaktah åadtjoeh.</text:p>
      <text:p text:style-name="P9"/>
      <text:p text:style-name="P4"><text:soft-page-break/>jbq</text:p>
      <text:p text:style-name="P3">nb<text:tab/><text:span text:style-name="T2">talsmann &lt;GRAM m&gt;; &lt;SY&gt; talskvinne &lt;GRAM c&gt;</text:span></text:p>
      <text:p text:style-name="P15">nbDEF person som uttaler seg på vegne av en forening, en institusjon eller en gruppe mennesker; jf. representant, tillitsmann</text:p>
      <text:p text:style-name="P3">klass<text:tab/><text:span text:style-name="T4">admin arbeid</text:span></text:p>
      <text:p text:style-name="P3"><text:span text:style-name="T7">smi →<text:tab/></text:span><text:span text:style-name="T1">håalohke, håalehke</text:span><text:span text:style-name="T3"> </text:span><text:span text:style-name="T2">&lt;GRAM m&gt;; &lt;SY&gt; talskvinne &lt;GRAM c&gt;</text:span></text:p>
      <text:p text:style-name="P11">nbDEF almetje gie siebrien, institusjovnen jallh almetjedåehkien åvteste soptseste; vd. saadteg, tjirkije</text:p>
      <text:p text:style-name="P9"/>
      <text:p text:style-name="P4">cni</text:p>
      <text:p text:style-name="P3">nb<text:tab/><text:span text:style-name="T2">tannhelsetjeneste &lt;GRAM m&gt;; &lt;FRTE&gt; folketannrøkt</text:span></text:p>
      <text:p text:style-name="P15">nbDEF offentlig tannpleie</text:p>
      <text:p text:style-name="P14"><text:span text:style-name="T5">nbMRKN Tannhelsetjenesten gir tilbud om gratis tannpleie til barn og ungdom opptil 18 år. Folketannrøkt er en eldre betegnelse.</text:span></text:p>
      <text:p text:style-name="P3">klass<text:tab/><text:span text:style-name="T4">admin helse</text:span></text:p>
      <text:p text:style-name="P3"><text:span text:style-name="T7">smi →<text:tab/></text:span><text:span text:style-name="T2">baeniestarneråajvarimmie, -faaleldahke ? &lt;GRAM m&gt;</text:span></text:p>
      <text:p text:style-name="P15">nbDEF bæjjoes baeniestarnedimmie</text:p>
      <text:p text:style-name="P14"><text:span text:style-name="T5">nbMRKN baeniestarnefaaleldahke lea maanide noeride 18 jaepeste nuerebe naamhtah.</text:span></text:p>
      <text:p text:style-name="P9"/>
      <text:p text:style-name="P4">jdx</text:p>
      <text:p text:style-name="P3">nb<text:tab/><text:span text:style-name="T2">territorium &lt;GRAM n&gt;; &lt;STE&gt; område</text:span></text:p>
      <text:p text:style-name="P15">nbDEF område (land eller sjø) som en stat har råderett over</text:p>
      <text:p text:style-name="P3">klass<text:tab/><text:span text:style-name="T4">admin</text:span></text:p>
      <text:p text:style-name="P14"><text:span text:style-name="T7">smi →<text:tab/></text:span><text:span text:style-name="T2">reeremedajve ? &lt;GRAM n&gt;; &lt;STE&gt; dajve</text:span><text:span text:style-name="T5"> </text:span></text:p>
      <text:p text:style-name="P14"><text:span text:style-name="T5">nbDEF staaten dajve (eatneme jallh jaevrie, mearoe) gusnie reeremisnie</text:span></text:p>
      <text:p text:style-name="P3"/>
      <text:p text:style-name="P9"/>
      <text:p text:style-name="P4"><text:soft-page-break/>czm</text:p>
      <text:p text:style-name="P3">nb<text:tab/><text:span text:style-name="T2">tidsfrist &lt;GRAM m&gt;; &lt;SY&gt; frist &lt;GRAM m&gt;</text:span></text:p>
      <text:p text:style-name="P15">nbDEF tidspunkt som noe må gjøres innen; jf. forfallsdag</text:p>
      <text:p text:style-name="P3">klass<text:tab/><text:span text:style-name="T4">admin arbeid jur</text:span></text:p>
      <text:p text:style-name="P3"><text:span text:style-name="T7">smi →<text:tab/></text:span><text:span text:style-name="T2">aejkiemierie &lt;GRAM m&gt;; &lt;SY&gt; mierie ? &lt;GRAM m&gt;</text:span></text:p>
      <text:p text:style-name="P14"><text:span text:style-name="T5">nbDEF gosse tjoevere maam joem darjodh mieriej sisnie; vd. minngemes biejjie</text:span></text:p>
      <text:p text:style-name="P9"/>
      <text:p text:style-name="P4">jgw</text:p>
      <text:p text:style-name="P3">nb<text:tab/><text:span text:style-name="T2">tinghus &lt;GRAM n&gt;</text:span></text:p>
      <text:p text:style-name="P15">nbDEF kommunal bygning, særlig i større byer, som inneholder rettslokaler</text:p>
      <text:p text:style-name="P3">klass<text:tab/><text:span text:style-name="T4">admin jur</text:span></text:p>
      <text:p text:style-name="P9">smi →<text:tab/>digkiegåetie ?</text:p>
      <text:p text:style-name="P4">gfq</text:p>
      <text:p text:style-name="P3">nb<text:tab/><text:span text:style-name="T2">tjenestemann &lt;GRAM m&gt;; &lt;SY&gt; offentlig tjenestemann &lt;GRAM m&gt;</text:span></text:p>
      <text:p text:style-name="P14"><text:span text:style-name="T5">nbDEF person som er ansatt i stat, fylkeskommune eller kommune</text:span></text:p>
      <text:p text:style-name="P3">klass<text:tab/><text:span text:style-name="T4">admin</text:span></text:p>
      <text:p text:style-name="P9">smi →<text:tab/>?</text:p>
      <text:p text:style-name="P4">jhz</text:p>
      <text:p text:style-name="P3">nb<text:tab/><text:span text:style-name="T2">toll &lt;GRAM m&gt;</text:span></text:p>
      <text:p text:style-name="P15">nbDEF avgift som kreves på visse arter varer som passerer en landegrense</text:p>
      <text:p text:style-name="P15">nbMRKN I Norge bestemmes avgiftene hvert år av Stortinget.</text:p>
      <text:p text:style-name="P3">klass<text:tab/><text:span text:style-name="T4">admin</text:span></text:p>
      <text:p text:style-name="P14"><text:span text:style-name="T7">smi →<text:tab/>raastemaaksoe ?</text:span><text:span text:style-name="T5"> </text:span><text:span text:style-name="T2">&lt;GRAM m&gt;</text:span></text:p>
      <text:p text:style-name="P14"><text:span text:style-name="T5">nbDEF gosse muvhth gaevniejgujmie staateraasten don bealan, dellie tjoevere maeksedh</text:span></text:p>
      <text:p text:style-name="P15">nbMRKN Nøørjesne Stoerredigkie fierhten jaepien maaksoem muana.</text:p>
      <text:p text:style-name="P9"/>
      <text:p text:style-name="P4"><text:soft-page-break/>jia</text:p>
      <text:p text:style-name="P3">nb<text:tab/><text:span text:style-name="T2">Toll- og avgiftsdirektoratet; &lt;STE&gt; direktorat</text:span></text:p>
      <text:p text:style-name="P15">nbDEF direktorat under Finans- og tolldepartementet</text:p>
      <text:p text:style-name="P3">klass<text:tab/><text:span text:style-name="T4">admin skatt</text:span></text:p>
      <text:p text:style-name="P3"><text:span text:style-name="T7">smi →<text:tab/></text:span><text:span text:style-name="T2">Raastemaaksoe- jih åasadirektovraate; &lt;STE&gt; direktovraate</text:span></text:p>
      <text:p text:style-name="P11">nbDEF direktovraatem Øøkonomije- jih raastemaaksoedepartemaangen nuelesne</text:p>
      <text:p text:style-name="P4">jll</text:p>
      <text:p text:style-name="P3">nb<text:tab/><text:span text:style-name="T2">trygdedirektør &lt;GRAM m&gt;; &lt;STE&gt; direktør</text:span></text:p>
      <text:p text:style-name="P15">nbDEF daglig leder av Rikstrygdeverket</text:p>
      <text:p text:style-name="P3">klass<text:tab/><text:span text:style-name="T4">admin trygd</text:span></text:p>
      <text:p text:style-name="P3"><text:span text:style-name="T7">smi →<text:tab/></text:span><text:span text:style-name="T2">tjirkemedirektøøre &lt;GRAM m&gt;; &lt;STE&gt; direktøøre</text:span></text:p>
      <text:p text:style-name="P15">nbDEF Rijhketjirkemegoevtesen ? beajjetje åejvie</text:p>
      <text:p text:style-name="P9"/>
      <text:p text:style-name="P4">jlq</text:p>
      <text:p text:style-name="P3">nb<text:tab/><text:span text:style-name="T2">trygdekontor &lt;GRAM n&gt;</text:span></text:p>
      <text:p text:style-name="P15">nbDEF statlig kontor som arbeider med trygdesaker</text:p>
      <text:p text:style-name="P15">nbMRKN Trygdekontor finnes i alle kommuner og administreres sentralt av Rikstrygdeverket. Det overordnede ansvaret har Sosialdepartementet.</text:p>
      <text:p text:style-name="P3">klass<text:tab/><text:span text:style-name="T4">admin trygd</text:span></text:p>
      <text:p text:style-name="P3"><text:span text:style-name="T7">smi →<text:tab/></text:span><text:span text:style-name="T2">tjirkemekontovre &lt;GRAM n&gt;</text:span></text:p>
      <text:p text:style-name="P15">nbDEF staaten kontovre mij tjirkemeaamhteside gietedalla</text:p>
      <text:p text:style-name="P15">nbMRKN Tjirkemekontovrh gaajhkine tjieltine jih Rijhketjirkemegoevtesen voernges reeremisnie. bijjies diedtem Sovsijaaledepartemaangen. </text:p>
      <text:p text:style-name="P9"/>
      <text:p text:style-name="P4">jmb</text:p>
      <text:p text:style-name="P3">nb<text:tab/><text:span text:style-name="T2">trygdesjef &lt;GRAM m&gt;</text:span></text:p>
      <text:p text:style-name="P14"><text:span text:style-name="T5">nbDEF tjenestemann som leder et kommunalt trygdekontor</text:span></text:p>
      <text:p text:style-name="P3">klass<text:tab/><text:span text:style-name="T4">admin trygd</text:span></text:p>
      <text:p text:style-name="P3"><text:span text:style-name="T7">smi →<text:tab/></text:span><text:span text:style-name="T2">tjirkemeåejvie &lt;GRAM m&gt;</text:span></text:p>
      <text:p text:style-name="P11">nbDEF tjielten tjirkemekontovren åvtohke</text:p>
      <text:p text:style-name="P4"><text:soft-page-break/>jqb</text:p>
      <text:p text:style-name="P3">nb<text:tab/><text:span text:style-name="T2">ugift &lt;GRAM adj&gt;</text:span></text:p>
      <text:p text:style-name="P15">nbDEF som ikke er gift</text:p>
      <text:p text:style-name="P3">klass<text:tab/><text:span text:style-name="T4">admin jur</text:span></text:p>
      <text:p text:style-name="P3"><text:span text:style-name="T7">smi →<text:tab/></text:span><text:span text:style-name="T2">ij tjipteme &lt;GRAM adj&gt;</text:span></text:p>
      <text:p text:style-name="P14"><text:span text:style-name="T5">nbDEF guhte ij tjipteme</text:span></text:p>
      <text:p text:style-name="P9"/>
      <text:p text:style-name="P4">jrc</text:p>
      <text:p text:style-name="P3">nb<text:tab/><text:span text:style-name="T2">underdirektør &lt;GRAM m&gt;; &lt;STE&gt; direktør</text:span></text:p>
      <text:p text:style-name="P15">nbDEF høyere embetsmann i statsforvaltningen, f.eks. leder for en avdeling i et departement</text:p>
      <text:p text:style-name="P15">nbMRKN Ekspedisjonssjefen er den nærmeste overordnede.</text:p>
      <text:p text:style-name="P3">klass<text:tab/><text:span text:style-name="T4">admin</text:span></text:p>
      <text:p text:style-name="P3"><text:span text:style-name="T7">smi →<text:tab/></text:span><text:span text:style-name="T2">vueliedirektøøre &lt;GRAM m&gt;; &lt;STE&gt; direktøøre</text:span></text:p>
      <text:p text:style-name="P15">nbDEF jollebe embeeteålmem staatenreeremisnie, v.g. goevtesen åejvine departemaangesne</text:p>
      <text:p text:style-name="P14"/>
      <text:p text:style-name="P9"/>
      <text:p text:style-name="P4">ktj</text:p>
      <text:p text:style-name="P3">nb<text:tab/><text:span text:style-name="T2">underfogd &lt;GRAM m&gt;</text:span></text:p>
      <text:p text:style-name="P15">nbDEF offentlig tjenestemann i enkelte byer som er namsmann, bidragsfogd og stevnevitne, og som dessuten har en rekke gjøremål for kommunen</text:p>
      <text:p text:style-name="P3">klass<text:tab/><text:span text:style-name="T4">admin jur</text:span></text:p>
      <text:p text:style-name="P3"><text:span text:style-name="T7">smi →<text:tab/></text:span><text:span text:style-name="T2">vueliefåågde &lt;GRAM m&gt;</text:span></text:p>
      <text:p text:style-name="P15">nbDEF bæjjoes barkije muvhtine staarine naamshnierine, maaksoefåågdine jih laejhtemevæhnine barkeminie, jih jeatjah laavenjassh gietedalla tjielten åvteste.</text:p>
      <text:p text:style-name="P9"/>
      <text:p text:style-name="P4"><text:soft-page-break/>jry</text:p>
      <text:p text:style-name="P3">nb<text:tab/><text:span text:style-name="T2">underutvalg &lt;GRAM n&gt;</text:span></text:p>
      <text:p text:style-name="P14"><text:span text:style-name="T5">nbDEF utvalg som sorterer under et hovedutvalg</text:span></text:p>
      <text:p text:style-name="P3">klass<text:tab/><text:span text:style-name="T4">admin</text:span></text:p>
      <text:p text:style-name="P3"><text:span text:style-name="T7">smi →<text:tab/></text:span><text:span text:style-name="T2">vueliemoenehtse &lt;GRAM n&gt;</text:span></text:p>
      <text:p text:style-name="P15">nbDEF åejviemoenehtsen nuelesne jis</text:p>
      <text:p text:style-name="P9"/>
      <text:p text:style-name="P4">jsf</text:p>
      <text:p text:style-name="P3">nb<text:tab/><text:span text:style-name="T2">undervisningsutvalg &lt;GRAM n&gt;</text:span></text:p>
      <text:p text:style-name="P15">nbDEF politisk sammensatt utvalg under fylkesskolestyret, som har ansvar for videregående undervisning</text:p>
      <text:p text:style-name="P3">klass<text:tab/><text:span text:style-name="T4">admin skole</text:span></text:p>
      <text:p text:style-name="P3"><text:span text:style-name="T7">smi →<text:tab/></text:span><text:span text:style-name="T2">øøhpehtimmiemoenehtse &lt;GRAM n&gt;</text:span></text:p>
      <text:p text:style-name="P11">nbDEF povlitigke moenehtsem fylhkeskovlikontovren nuelesne, man diedte lea jåarhkeskovli øøhpehtimmiem</text:p>
      <text:p text:style-name="P4">jsj</text:p>
      <text:p text:style-name="P3">nb<text:tab/><text:span text:style-name="T2">ungdomskontor &lt;GRAM n&gt;</text:span></text:p>
      <text:p text:style-name="P15">nbDEF kommunalt kontor som har ansvaret for forebyggende ungdomstiltak</text:p>
      <text:p text:style-name="P15">nbMRKN Kontoret står blant annet for driften av kommunale fritidsklubber og for boligtiltak for ungdom.</text:p>
      <text:p text:style-name="P3">klass<text:tab/><text:span text:style-name="T4">admin sosial</text:span></text:p>
      <text:p text:style-name="P3"><text:span text:style-name="T7">smi →<text:tab/></text:span><text:span text:style-name="T2">noerekontovre &lt;GRAM n&gt;</text:span></text:p>
      <text:p text:style-name="P9"/>
      <text:p text:style-name="P4">jst</text:p>
      <text:p text:style-name="P3">nb<text:tab/><text:span text:style-name="T2">unndragelse &lt;GRAM m&gt;</text:span></text:p>
      <text:p text:style-name="P15">nbDEF det å forsøke å unngå eller lure seg unna forpliktelser en har</text:p>
      <text:p text:style-name="P3">klass<text:tab/><text:span text:style-name="T4">admin jur</text:span></text:p>
      <text:p text:style-name="P3"><text:span text:style-name="T7">smi →<text:tab/></text:span><text:span text:style-name="T2">slaerviedestedh ? &lt;GRAM m&gt;</text:span></text:p>
      <text:p text:style-name="P15">nbDEF </text:p>
      <text:p text:style-name="P9"/>
      <text:p text:style-name="P4"><text:soft-page-break/>krd</text:p>
      <text:p text:style-name="P3">nb<text:tab/><text:span text:style-name="T2">Utdannings- og forskningsdepartementet</text:span></text:p>
      <text:p text:style-name="P15">nbMRKN Nedlagt 1991.</text:p>
      <text:p text:style-name="P3">klass<text:tab/><text:span text:style-name="T4">admin</text:span></text:p>
      <text:p text:style-name="P7"><text:span text:style-name="T7">smi →<text:tab/></text:span><text:span text:style-name="T2">øøhpehtimmie- jih dotkemedepartemaange</text:span></text:p>
      <text:p text:style-name="P4">jva</text:p>
      <text:p text:style-name="P3">nb<text:tab/><text:span text:style-name="T2">utenlandsk representant &lt;GRAM m&gt;; &lt;STE&gt; representant</text:span></text:p>
      <text:p text:style-name="P15">nbDEF utsending som representerer landet sitt i et annet land</text:p>
      <text:p text:style-name="P15">nbMRKN Utenlandske representanter er ofte tilknyttet diplomatiet.</text:p>
      <text:p text:style-name="P3">klass<text:tab/><text:span text:style-name="T4">admin innvpol</text:span></text:p>
      <text:p text:style-name="P9">smi →<text:tab/>ålkoerijhken saadtege ?</text:p>
      <text:p text:style-name="P4">jvf</text:p>
      <text:p text:style-name="P3">nb<text:tab/><text:span text:style-name="T2">Utenriksdepartementet; &lt;SY&gt; UD; &lt;SY&gt; Det kongelige utenriksdepartement; &lt;STE&gt; departement</text:span></text:p>
      <text:p text:style-name="P3">klass<text:tab/><text:span text:style-name="T4">admin</text:span></text:p>
      <text:p text:style-name="P3"><text:span text:style-name="T7">smi →<text:tab/></text:span><text:span text:style-name="T2">Ålkoerijhkedepartemaange; &lt;SY&gt; ÅD; &lt;STE&gt; departemaange</text:span></text:p>
      <text:p text:style-name="P9"/>
      <text:p text:style-name="P4">jvg</text:p>
      <text:p text:style-name="P3">nb<text:tab/><text:span text:style-name="T2">utenriksstasjon &lt;GRAM m&gt;</text:span></text:p>
      <text:p text:style-name="P14"><text:span text:style-name="T5">nbDEF sted der et land har sin utenriksrepresentasjon, f.eks. en ambassade, et konsulat e.l.</text:span></text:p>
      <text:p text:style-name="P3">klass<text:tab/><text:span text:style-name="T4">admin</text:span></text:p>
      <text:p text:style-name="P3"><text:span text:style-name="T7">smi →<text:tab/></text:span><text:span text:style-name="T2">ålkoerijhkegoevtese ? &lt;GRAM m&gt;</text:span></text:p>
      <text:p text:style-name="P9"/>
      <text:p text:style-name="P4">jvh</text:p>
      <text:p text:style-name="P3">nb<text:tab/><text:span text:style-name="T2">utenrikstjenesten</text:span></text:p>
      <text:p text:style-name="P14"><text:span text:style-name="T5">nbDEF del av statsforvaltningen som har som oppgave å ivareta og fremme Norges interesser i forhold til utlandet</text:span></text:p>
      <text:p text:style-name="P15">nbMRKN Disse oppgavene ivaretas av Utenriksdepartementet og utenriksstasjonene.</text:p>
      <text:p text:style-name="P3">klass<text:tab/><text:span text:style-name="T4">admin</text:span></text:p>
      <text:p text:style-name="P9">smi →<text:tab/></text:p>
      <text:p text:style-name="P4"><text:soft-page-break/>jwi</text:p>
      <text:p text:style-name="P3">nb<text:tab/><text:span text:style-name="T2">Utlendingsdirektoratet; &lt;SY&gt; UDI; &lt;STE&gt; direktorat</text:span></text:p>
      <text:p text:style-name="P14"><text:span text:style-name="T5">nbDEF direktorat under Kommunal- og regionaldepartementet som har ansvaret for gjennomføringen av statens innvandringspolitikk</text:span></text:p>
      <text:p text:style-name="P15">nbMRKN Direktoratet har avløst Statens flyktningesekretariat og Statens utlendingskontor.</text:p>
      <text:p text:style-name="P3">klass<text:tab/><text:span text:style-name="T4">admin innvpol</text:span></text:p>
      <text:p text:style-name="P3"><text:span text:style-name="T7">smi →<text:tab/></text:span><text:span text:style-name="T2">ålkoerijhkedirektovraate; &lt;SY&gt; UDI; &lt;STE&gt; direktovraate</text:span></text:p>
      <text:p text:style-name="P14"><text:span text:style-name="T5">nbDEF Direktovraatem Tjielte- jih regijovnaaledepartemaangen nuelesne, altese diedte staaten sijsjuhtijepovlitigkem tjirrehtidh.</text:span></text:p>
      <text:p text:style-name="P15">nbMRKN Direktovraate lea Staaten baateræjjatjaelije jih Staaten ålkoeårrojkontovren sijjem vaalteme.</text:p>
      <text:p text:style-name="P9"/>
      <text:p text:style-name="P4">jxr</text:p>
      <text:p text:style-name="P3">nb<text:tab/><text:span text:style-name="T2">utstede &lt;GRAM v&gt;</text:span></text:p>
      <text:p text:style-name="P15">nbDEF skrive ut på juridisk korrekt vis</text:p>
      <text:p text:style-name="P15">nbMRKN Det er som regel en offentlig myndighet som utsteder noe, f.eks. en attest, en arbeidstillatelse, et skattekort e.l.</text:p>
      <text:p text:style-name="P3">klass<text:tab/><text:span text:style-name="T4">admin arbeid jur</text:span></text:p>
      <text:p text:style-name="P3"><text:span text:style-name="T7">smi →<text:tab/></text:span><text:span text:style-name="T2">tjaeledh ? &lt;GRAM v&gt;</text:span></text:p>
      <text:p text:style-name="P9"/>
      <text:p text:style-name="P4">jyf</text:p>
      <text:p text:style-name="P3">nb<text:tab/><text:span text:style-name="T2">utviklingshjelp &lt;GRAM c&gt;; &lt;SY&gt; u-hjelp &lt;GRAM c&gt;</text:span></text:p>
      <text:p text:style-name="P15">nbDEF hjelp til utviklingsland</text:p>
      <text:p text:style-name="P3">klass<text:tab/><text:span text:style-name="T4">admin</text:span></text:p>
      <text:p text:style-name="P3"><text:span text:style-name="T7">smi →<text:tab/></text:span><text:span text:style-name="T2">evtiedimmieviehkie &lt;GRAM c&gt;; &lt;SY&gt; e-viehkie &lt;GRAM c&gt;</text:span></text:p>
      <text:p text:style-name="P11">nbDEF viehkiem giefies laantide</text:p>
      <text:p text:style-name="P4"><text:soft-page-break/>jyv</text:p>
      <text:p text:style-name="P3">nb<text:tab/><text:span text:style-name="T2">valg &lt;GRAM n&gt;</text:span></text:p>
      <text:p text:style-name="P14"><text:span text:style-name="T5">nbDEF det å tilkjennegi, skriftlig eller muntlig, hvilke(n) person(er) en foretrekker til verv, stillinger o.a.</text:span></text:p>
      <text:p text:style-name="P3">klass<text:tab/><text:span text:style-name="T4">admin</text:span></text:p>
      <text:p text:style-name="P3"><text:span text:style-name="T7">smi →<text:tab/></text:span><text:span text:style-name="T2">veeljeme &lt;GRAM n&gt;</text:span></text:p>
      <text:p text:style-name="P15">nbDEF altese gielem vedtedh, tjaaleldh jallh njalmeldh, moenedh magkerh almetjh sæjhta lihtsegine j.j.</text:p>
      <text:p text:style-name="P9"/>
      <text:p text:style-name="P4">jyw</text:p>
      <text:p text:style-name="P3">nb<text:tab/><text:span text:style-name="T2">valgbar &lt;GRAM adj&gt;</text:span></text:p>
      <text:p text:style-name="P15">nbDEF om person: som fyller betingelsene for å kunne velges</text:p>
      <text:p text:style-name="P3">klass<text:tab/><text:span text:style-name="T4">admin jur</text:span></text:p>
      <text:p text:style-name="P3"><text:span text:style-name="T7">smi →<text:tab/></text:span><text:span text:style-name="T2">maahta veeljesovvedh ? &lt;GRAM adj&gt;</text:span></text:p>
      <text:p text:style-name="P9"/>
      <text:p text:style-name="P4">jyz</text:p>
      <text:p text:style-name="P3">nb<text:tab/><text:span text:style-name="T2">valgliste &lt;GRAM c&gt;</text:span></text:p>
      <text:p text:style-name="P14"><text:span text:style-name="T5">nbDEF trykt liste med navn på de kandidater som f.eks. et politisk parti stiller til valg; jf. stemmeseddel, kumulere</text:span></text:p>
      <text:p text:style-name="P15">nbMRKN Ved offentlige valg brukes gjerne valglistene som stemmeseddel.</text:p>
      <text:p text:style-name="P3">klass<text:tab/><text:span text:style-name="T4">admin</text:span></text:p>
      <text:p text:style-name="P3"><text:span text:style-name="T7">smi →<text:tab/></text:span><text:span text:style-name="T2">veeljemelæstoe &lt;GRAM c&gt;</text:span></text:p>
      <text:p text:style-name="P14"><text:span text:style-name="T5">nbDEF diedteme læstoem, muana magkerh almetjide maahta gielem vedtedh jis, v.g. povlitihke bielien åvteste veeljemelæstosne tjåådtje; vd. jijnjebh aejkien tjaeledh</text:span></text:p>
      <text:p text:style-name="P15">nbMRKN Gosse bæjjoes veeljeme, dellie sijhme veeljemelæstoe aaj veeljemepaehperine.</text:p>
      <text:p text:style-name="P9"/>
      <text:p text:style-name="P4"><text:soft-page-break/>jzc</text:p>
      <text:p text:style-name="P3">nb<text:tab/><text:span text:style-name="T2">valgprogram &lt;GRAM n&gt;</text:span></text:p>
      <text:p text:style-name="P15">nbDEF idégrunnlag og forslag til tiltak som et politisk parti vil arbeide for og gå til valg på</text:p>
      <text:p text:style-name="P3">klass<text:tab/><text:span text:style-name="T4">admin</text:span></text:p>
      <text:p text:style-name="P3"><text:span text:style-name="T7">smi →<text:tab/></text:span><text:span text:style-name="T2">veeljemesoejkesje ? &lt;GRAM n&gt;</text:span></text:p>
      <text:p text:style-name="P15">nbDEFsoejkesjevåarome jih uvtiedasse mejnie povlitihke bielie sæjhta barkedh evtiedidh</text:p>
      <text:p text:style-name="P9"/>
      <text:p text:style-name="P4">jzx</text:p>
      <text:p text:style-name="P3">nb<text:tab/><text:span text:style-name="T2">varaordfører &lt;GRAM m&gt;; &lt;SY&gt; viseordfører &lt;GRAM m&gt;</text:span></text:p>
      <text:p text:style-name="P15">nbDEF politisk valgt person i en kommune eller fylkeskommune som avlaster ordføreren og trer inn i hans rolle når han borte</text:p>
      <text:p text:style-name="P3">klass<text:tab/><text:span text:style-name="T4">admin</text:span></text:p>
      <text:p text:style-name="P3"><text:span text:style-name="T7">smi →<text:tab/></text:span><text:span text:style-name="T2">sæjjasadtje raeriestæjja?, -åvtohke, -juhtiehtæjja ? &lt;GRAM m&gt;; &lt;SY&gt; mubie raeriestæjja &lt;GRAM m&gt;</text:span></text:p>
      <text:p text:style-name="P14"/>
      <text:p text:style-name="P9"/>
      <text:p text:style-name="P4">jzw</text:p>
      <text:p text:style-name="P3">nb<text:tab/><text:span text:style-name="T2">vararepresentant &lt;GRAM m&gt;; &lt;SY&gt; varamann &lt;GRAM m&gt;; &lt;STE&gt; varamedlem</text:span></text:p>
      <text:p text:style-name="P14"><text:span text:style-name="T5">nbDEF person som trer inn som representant når en av de faste representantene er fraværende</text:span></text:p>
      <text:p text:style-name="P15">nbMRKN Person som trer inn for en bestemt person, kalles personlig vararepresentant.</text:p>
      <text:p text:style-name="P3">klass<text:tab/><text:span text:style-name="T4">admin</text:span></text:p>
      <text:p text:style-name="P9">smi →<text:tab/>sæjjasadtje saadtege ?</text:p>
      <text:p text:style-name="P4">kvv</text:p>
      <text:p text:style-name="P3">nb<text:tab/><text:span text:style-name="T2">vedta &lt;GRAM v&gt;</text:span></text:p>
      <text:p text:style-name="P15">nbDEF fatte en beslutning</text:p>
      <text:p text:style-name="P3">klass<text:tab/><text:span text:style-name="T4">admin jur</text:span></text:p>
      <text:p text:style-name="P3"><text:span text:style-name="T7">smi →<text:tab/></text:span><text:span text:style-name="T2">moenedh ? &lt;GRAM v&gt;</text:span></text:p>
      <text:p text:style-name="P15">nbDEF mij joem vihtiestidh</text:p>
      <text:p text:style-name="P14"/>
      <text:p text:style-name="P9"/>
      <text:p text:style-name="P4"><text:soft-page-break/>kbp</text:p>
      <text:p text:style-name="P3">nb<text:tab/><text:span text:style-name="T2">vedta &lt;GRAM v&gt;</text:span></text:p>
      <text:p text:style-name="P15">nbDEF akseptere, godta</text:p>
      <text:p text:style-name="P15">nbMRKN En kan vedta et forelegg, vedta en bot eller vedta en dom.</text:p>
      <text:p text:style-name="P3">klass<text:tab/><text:span text:style-name="T4">admin jur</text:span></text:p>
      <text:p text:style-name="P3"><text:span text:style-name="T7">smi →<text:tab/></text:span><text:span text:style-name="T2">searanidh ? &lt;GRAM v&gt;</text:span></text:p>
      <text:p text:style-name="P15"/>
      <text:p text:style-name="P9"/>
      <text:p text:style-name="P4">kbq</text:p>
      <text:p text:style-name="P3">nb<text:tab/><text:span text:style-name="T2">vedtak &lt;GRAM n&gt;</text:span></text:p>
      <text:p text:style-name="P14"><text:span text:style-name="T5">nbDEF beslutning fattet av et myndighetsorgan eller framkommet ved en avstemning</text:span></text:p>
      <text:p text:style-name="P3">klass<text:tab/><text:span text:style-name="T4">admin jur</text:span></text:p>
      <text:p text:style-name="P3"><text:span text:style-name="T7">smi →<text:tab/></text:span><text:span text:style-name="T2">vihtiestimmie, searanimmie ? &lt;GRAM n&gt;</text:span></text:p>
      <text:p text:style-name="P9"/>
      <text:p text:style-name="P4">kbr</text:p>
      <text:p text:style-name="P3">nb<text:tab/><text:span text:style-name="T2">vedtaksfør &lt;GRAM adj&gt;; &lt;SY&gt; beslutningsdyktig &lt;GRAM adj&gt;</text:span></text:p>
      <text:p text:style-name="P15">nbDEF som oppfyller de krav som er satt for å kunne gjøre et vedtak</text:p>
      <text:p text:style-name="P3">klass<text:tab/><text:span text:style-name="T4">admin arbeid</text:span></text:p>
      <text:p text:style-name="P9">smi →<text:tab/>?</text:p>
      <text:p text:style-name="P4">kbz</text:p>
      <text:p text:style-name="P3">nb<text:tab/><text:span text:style-name="T2">Vegdirektoratet; &lt;STE&gt; direktorat</text:span></text:p>
      <text:p text:style-name="P15">nbDEF direktorat under Samferdselsdepartementet med øverste ansvar for vegplanlegging, trafikkavvikling osv.</text:p>
      <text:p text:style-name="P3">klass<text:tab/><text:span text:style-name="T4">admin trafikk</text:span></text:p>
      <text:p text:style-name="P3"><text:span text:style-name="T7">smi →<text:tab/></text:span><text:span text:style-name="T2">Geajnoedirektovraate ?; &lt;STE&gt; direktovraate</text:span></text:p>
      <text:p text:style-name="P9"/>
      <text:p text:style-name="P4"><text:soft-page-break/>kcs</text:p>
      <text:p text:style-name="P3">nb<text:tab/><text:span text:style-name="T2">veiledningsplikt &lt;GRAM c&gt;; &lt;STE&gt; plikt</text:span></text:p>
      <text:p text:style-name="P14"><text:span text:style-name="T5">nbDEF plikt til å orientere</text:span></text:p>
      <text:p text:style-name="P3">klass<text:tab/><text:span text:style-name="T4">admin jur</text:span></text:p>
      <text:p text:style-name="P3"><text:span text:style-name="T7">smi →<text:tab/></text:span><text:span text:style-name="T2">buerkiestimmiediedte &lt;GRAM c&gt;; &lt;STE&gt; diedte</text:span></text:p>
      <text:p text:style-name="P15">nbDEF diedtem buerkiestidh</text:p>
      <text:p text:style-name="P9"/>
      <text:p text:style-name="P4">ker</text:p>
      <text:p text:style-name="P3">nb<text:tab/><text:span text:style-name="T2">verneplikt &lt;GRAM c&gt;; &lt;STE&gt; plikt</text:span></text:p>
      <text:p text:style-name="P15">nbDEF plikt til å tjenestegjøre i Forsvaret</text:p>
      <text:p text:style-name="P15">nbMRKN Verneplikt påhviler alle nordmenn som er tjenestedyktige.</text:p>
      <text:p text:style-name="P3">klass<text:tab/><text:span text:style-name="T4">admin</text:span></text:p>
      <text:p text:style-name="P3"><text:span text:style-name="T7">smi →<text:tab/></text:span><text:span text:style-name="T2">vaarjelimmiediedte &lt;GRAM c&gt;; &lt;STE&gt; diedte</text:span></text:p>
      <text:p text:style-name="P15">nbDEF diedtem vaarjelimmesne aejkiem meatan</text:p>
      <text:p text:style-name="P14"/>
      <text:p text:style-name="P9"/>
      <text:p text:style-name="P4">kez</text:p>
      <text:p text:style-name="P3">nb<text:tab/><text:span text:style-name="T2">vertskommune &lt;GRAM m&gt;</text:span></text:p>
      <text:p text:style-name="P15">nbDEF kommune der en flyktning blir tatt imot</text:p>
      <text:p text:style-name="P3">klass<text:tab/><text:span text:style-name="T4">admin innvpol</text:span></text:p>
      <text:p text:style-name="P3"><text:span text:style-name="T7">smi →<text:tab/></text:span><text:span text:style-name="T2">gåssoehtimmietjielte ? &lt;GRAM m&gt;</text:span></text:p>
      <text:p text:style-name="P7"><text:span text:style-name="T5">nbDEF tjielte mij baateræjjam dååste</text:span></text:p>
      <text:p text:style-name="P4">kje</text:p>
      <text:p text:style-name="P3">nb<text:tab/><text:span text:style-name="T2">yrkesopplæringsnemnda &lt;GRAM c&gt;</text:span></text:p>
      <text:p text:style-name="P15">nbDEF fylkeskommunal nemnd som avgjør om allsidig yrkespraksis gir grunnlag for å avlegge fag- eller svenneprøve i et fag</text:p>
      <text:p text:style-name="P3">klass<text:tab/><text:span text:style-name="T4">admin skole</text:span></text:p>
      <text:p text:style-name="P3"><text:span text:style-name="T7">smi →<text:tab/></text:span><text:span text:style-name="T2">barkoelierehtimmiemoenehtse &lt;GRAM c&gt;</text:span></text:p>
      <text:p text:style-name="P14"><text:span text:style-name="T5">nbDEF fylhketjielten moenehtsem, edtja gihtjedidh mejtie almetji barkoedååjrehtsh buerie nuekies åvtelen faageprøøvem illedh</text:span></text:p>
      <text:p text:style-name="P9"/>
      <text:p text:style-name="P4"><text:soft-page-break/>kjt</text:p>
      <text:p text:style-name="P3">nb<text:tab/><text:span text:style-name="T2">ytre etat &lt;GRAM m&gt;; &lt;STE&gt; etat</text:span></text:p>
      <text:p text:style-name="P15">nbDEF lokalavdeling i visse etater i statsforvaltningen</text:p>
      <text:p text:style-name="P15">nbMRKN De enkelte trygdekontor, ligningskontor o.a. hører med til de ytre etatene.</text:p>
      <text:p text:style-name="P3">klass<text:tab/><text:span text:style-name="T4">admin</text:span></text:p>
      <text:p text:style-name="P3"><text:span text:style-name="T7">smi →<text:tab/></text:span><text:span text:style-name="T2">bæjngoe etaate, - goevtese ? &lt;GRAM m&gt;; &lt;STE&gt; etaate ?</text:span></text:p>
      <text:p text:style-name="P9"/>
      <text:p text:style-name="P4">kko</text:p>
      <text:p text:style-name="P3">nb<text:tab/><text:span text:style-name="T2">øvrighet &lt;GRAM c&gt;</text:span></text:p>
      <text:p text:style-name="P15">nbDEF organer for statens utøvende makt som har kompetanse til å opptre som overordnet</text:p>
      <text:p text:style-name="P14"><text:span text:style-name="T5">nbMRKN Fylkesmenn, sorenskrivere, fogder og politimestre o.a. utøver denne myndighet.</text:span></text:p>
      <text:p text:style-name="P3">klass<text:tab/><text:span text:style-name="T4">admin jur</text:span></text:p>
      <text:p text:style-name="P3"><text:span text:style-name="T7">smi →<text:tab/></text:span><text:span text:style-name="T2">faamohke, bijjiefaamohke ? &lt;GRAM c&gt;</text:span></text:p>
      <text:p text:style-name="P9"/>
      <text:p text:style-name="P4">klr</text:p>
      <text:p text:style-name="P3">nb<text:tab/><text:span text:style-name="T2">årsmelding &lt;GRAM c&gt;; &lt;SY&gt; årsrapport &lt;GRAM m&gt;; &lt;SY&gt; årsberetning &lt;GRAM m&gt;</text:span></text:p>
      <text:p text:style-name="P15">nbDEF skriftlig framstilling av det som har hendt i løpet av siste år</text:p>
      <text:p text:style-name="P14"><text:span text:style-name="T5">nbMRKN Årsmeldinger i organisasjoner blir som regel lagt fram på generalforsamlingen sammen med årsregnskapet. Årsberetning brukes først og fremst i forbindelse med aksjeselskap.</text:span></text:p>
      <text:p text:style-name="P3">klass<text:tab/><text:span text:style-name="T4">admin arbeid</text:span></text:p>
      <text:p text:style-name="P3"><text:span text:style-name="T7">smi →<text:tab/></text:span><text:span text:style-name="T1">jaepiebïevnese</text:span><text:span text:style-name="T3"> </text:span><text:span text:style-name="T2">&lt;GRAM c&gt;; &lt;SY&gt; årsrapport &lt;GRAM m&gt;; &lt;SY&gt; årsberetning &lt;GRAM m&gt;</text:span></text:p>
      <text:p text:style-name="P14"><text:span text:style-name="T5">nbDEF skriftlig framstilling av det som har hendt i løpet av siste år</text:span></text:p>
      <text:p text:style-name="P15">nbMRKN Årsmeldinger i organisasjoner blir som regel lagt fram på generalforsamlingen sammen med årsregnskapet. Årsberetning brukes først og fremst i forbindelse med aksjeselskap.</text:p>
      <text:p text:style-name="P9"/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nb" fo:country="NO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style:use-window-font-color="true" style:font-name="Times New Roman" fo:font-size="12pt" fo:language="nb" fo:country="NO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fo:margin-top="0cm" fo:margin-bottom="0.212cm" fo:line-height="100%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fo:language="en" fo:country="GB" style:font-size-asian="10pt"/>
    </style:style>
    <style:style style:name="Standardskrift_20_for_20_avsnitt" style:display-name="Standardskrift for avsnitt" style:family="text"/>
    <style:style style:name="Page_20_Number" style:display-name="Page Number" style:family="text" style:parent-style-name="Standardskrift_20_for_20_avsnit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fo:language="nb" fo:country="NO" fo:font-style="italic" style:font-style-asian="italic"/>
    </style:style>
    <style:style style:name="MT2" style:family="text">
      <style:text-properties fo:language="nb" fo:country="NO"/>
    </style:style>
    <style:style style:name="MT3" style:family="text"/>
    <style:page-layout style:name="Mpm1">
      <style:page-layout-properties fo:page-width="20.999cm" fo:page-height="29.699cm" style:num-format="1" style:print-orientation="portrait" fo:margin-top="1.27cm" fo:margin-bottom="2.499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29cm" fo:margin-bottom="1.13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Ordbok for samfunn og helse</text:span><text:span text:style-name="MT2"> – klasse «admin» – 2004-06-29 – side </text:span><text:span text:style-name="Page_20_Number"><text:page-number text:select-page="current">106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aah</dc:title>
    <meta:initial-creator>Ann Christin</meta:initial-creator>
    <meta:creation-date>2004-08-24T10:54:00</meta:creation-date>
    <dc:creator>Ann Christin</dc:creator>
    <dc:date>2005-02-10T08:28:00</dc:date>
    <meta:editing-cycles>215</meta:editing-cycles>
    <meta:editing-duration>PT39H35M00S</meta:editing-duration>
    <meta:document-statistic meta:table-count="0" meta:image-count="0" meta:object-count="0" meta:page-count="106" meta:paragraph-count="2350" meta:word-count="14199" meta:character-count="100105"/>
    <meta:generator>OpenOffice.org/3.0$Unix OpenOffice.org_project/300m9$Build-9358</meta:generator>
  </office:meta>
</office:document-meta>
</file>